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ns42="urn:org:documentfoundation:names:experimental:calc:xmlns:calcext:1.0" xmlns:svg="urn:oasis:names:tc:opendocument:xmlns:svg-compatible:1.0" xmlns:draw="urn:oasis:names:tc:opendocument:xmlns:drawing:1.0" xmlns:loext="urn:org:documentfoundation:names:experimental:office:xmlns:loext:1.0" xmlns:number="urn:oasis:names:tc:opendocument:xmlns:datastyle:1.0"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ns42="urn:org:documentfoundation:names:experimental:calc:xmlns:calcext:1.0" xmlns:svg="urn:oasis:names:tc:opendocument:xmlns:svg-compatible:1.0" xmlns:draw="urn:oasis:names:tc:opendocument:xmlns:drawing:1.0" xmlns:loext="urn:org:documentfoundation:names:experimental:office:xmlns:loext:1.0" xmlns:number="urn:oasis:names:tc:opendocument:xmlns:datastyle:1.0" xmlns:manifest="urn:oasis:names:tc:opendocument:xmlns:manifest:1.0" xmlns:chart="urn:oasis:names:tc:opendocument:xmlns:chart:1.0" xmlns:presentation="urn:oasis:names:tc:opendocument:xmlns:presentation:1.0" office:version="1.2">
  <office:automatic-styles/>
  <office:body>
    <office:spreadsheet>
      <table:table table:name="Sheet1">
        <table:table-row>
          <table:table-cell table:style-name="pd1" office:value-type="string" office:string-value="to_annotate">
            <text:p>to_annotate</text:p>
          </table:table-cell>
          <table:table-cell table:style-name="pd1" office:value-type="string" office:string-value="annotate">
            <text:p>annotate</text:p>
          </table:table-cell>
          <table:table-cell table:style-name="pd1" office:value-type="string" office:string-value="solution">
            <text:p>solution</text:p>
          </table:table-cell>
        </table:table-row>
        <table:table-row>
          <table:table-cell office:value-type="string" office:string-value="Le président colombien Gustavo Petro a dit ce mercredi vouloir se « défendre judiciairement » après avoir été qualifié de « voyou » par son homologue américain Donald Trump lors d’une conférence de presse. Dans le même temps, Washington a à nouveau frappé un bateau soupçonné de trafic de drogue dans l’océan Pacifique, portant le total à cinq morts en deux jours. Trump a déclaré dans la journée que l’aide financière à la Colombie avait été arrêtée et s’est emporté contre Gustavo Petro : « Il ferait mieux de faire attention, sinon nous prendrons des mesures très sérieuses contre lui et son pays. » ">
            <text:p>Le président colombien Gustavo Petro a dit ce mercredi vouloir se « défendre judiciairement » après avoir été qualifié de « voyou » par son homologue américain Donald Trump lors d’une conférence de presse. Dans le même temps, Washington a à nouveau frappé un bateau soupçonné de trafic de drogue dans l’océan Pacifique, portant le total à cinq morts en deux jours. Trump a déclaré dans la journée que l’aide financière à la Colombie avait été arrêtée et s’est emporté contre Gustavo Petro : « Il ferait mieux de faire attention, sinon nous prendrons des mesures très sérieuses contre lui et son pays. » </text:p>
          </table:table-cell>
          <table:table-cell office:value-type="string" office:string-value="Le président colombien Gustavo Petro a dit ce mercredi vouloir se « défendre judiciairement » après avoir été qualifié de « voyou » par son homologue américain Donald Trump lors d’une conférence de presse. Dans le même temps, Washington a à nouveau frappé un bateau soupçonné de trafic de drogue dans l’océan Pacifique, portant le total à cinq morts en XXXX jours. Trump a déclaré dans la journée que l’aide financière à la Colombie avait été arrêtée et s’est emporté contre Gustavo Petro : « Il ferait mieux de faire attention, sinon nous prendrons des mesures très sérieuses contre lui et son pays. » ">
            <text:p>Le président colombien Gustavo Petro a dit ce mercredi vouloir se « défendre judiciairement » après avoir été qualifié de « voyou » par son homologue américain Donald Trump lors d’une conférence de presse. Dans le même temps, Washington a à nouveau frappé un bateau soupçonné de trafic de drogue dans l’océan Pacifique, portant le total à cinq morts en XXXX jours. Trump a déclaré dans la journée que l’aide financière à la Colombie avait été arrêtée et s’est emporté contre Gustavo Petro : « Il ferait mieux de faire attention, sinon nous prendrons des mesures très sérieuses contre lui et son pays. » </text:p>
          </table:table-cell>
          <table:table-cell office:value-type="string" office:string-value="deux">
            <text:p>deux</text:p>
          </table:table-cell>
        </table:table-row>
        <table:table-row>
          <table:table-cell office:value-type="string" office:string-value="La Colombie est un terrain de guerre, avec toutes les conséquences dramatiques que ça engendre. Le Bureau du Défenseur du peuple colombien (ombudsman) a fait état samedi de la mort de six mineurs lors de bombardements de l’armée visant une guérilla la semaine dernière dans une région amazonienne du sud de la Colombie.Sous la pression des États-Unis qui exigent plus d’actions contre le trafic de drogue, le président colombien Gustavo Petro a intensifié son offensive contre les groupes armés avec des bombardements qui ont fait 28 morts la semaine dernière, le plus meurtrier ayant eu lieu mardi dans le département de forêts du Guaviare avec 19 morts.Dans un message audio envoyé à la presse samedi, la Défenseure du peuple, Iris Marín, a fait état « du décès de six mineurs qui avaient été victimes de recrutement forcé », au cours de ce bombardement aérien qui visait un groupe dissident issu des ex-Farc.">
            <text:p>La Colombie est un terrain de guerre, avec toutes les conséquences dramatiques que ça engendre. Le Bureau du Défenseur du peuple colombien (ombudsman) a fait état samedi de la mort de six mineurs lors de bombardements de l’armée visant une guérilla la semaine dernière dans une région amazonienne du sud de la Colombie.Sous la pression des États-Unis qui exigent plus d’actions contre le trafic de drogue, le président colombien Gustavo Petro a intensifié son offensive contre les groupes armés avec des bombardements qui ont fait 28 morts la semaine dernière, le plus meurtrier ayant eu lieu mardi dans le département de forêts du Guaviare avec 19 morts.Dans un message audio envoyé à la presse samedi, la Défenseure du peuple, Iris Marín, a fait état « du décès de six mineurs qui avaient été victimes de recrutement forcé », au cours de ce bombardement aérien qui visait un groupe dissident issu des ex-Farc.</text:p>
          </table:table-cell>
          <table:table-cell office:value-type="string" office:string-value="La Colombie est un terrain de guerre, avec toutes les conséquences dramatiques que ça engendre. Le Bureau du Défenseur du peuple colombien (ombudsman) a fait état samedi de la mort de six mineurs lors de bombardements de l’armée visant une guérilla la semaine dernière dans une région amazonienne du sud de la Colombie.Sous la pression des États-Unis qui exigent plus d’actions contre le trafic de drogue, le président colombien Gustavo Petro a intensifié son offensive contre les groupes armés avec des bombardements qui ont fait XXXX morts la semaine dernière, le plus meurtrier ayant eu lieu mardi dans le département de forêts du Guaviare avec 19 morts.Dans un message audio envoyé à la presse samedi, la Défenseure du peuple, Iris Marín, a fait état « du décès de six mineurs qui avaient été victimes de recrutement forcé », au cours de ce bombardement aérien qui visait un groupe dissident issu des ex-Farc.">
            <text:p>La Colombie est un terrain de guerre, avec toutes les conséquences dramatiques que ça engendre. Le Bureau du Défenseur du peuple colombien (ombudsman) a fait état samedi de la mort de six mineurs lors de bombardements de l’armée visant une guérilla la semaine dernière dans une région amazonienne du sud de la Colombie.Sous la pression des États-Unis qui exigent plus d’actions contre le trafic de drogue, le président colombien Gustavo Petro a intensifié son offensive contre les groupes armés avec des bombardements qui ont fait XXXX morts la semaine dernière, le plus meurtrier ayant eu lieu mardi dans le département de forêts du Guaviare avec 19 morts.Dans un message audio envoyé à la presse samedi, la Défenseure du peuple, Iris Marín, a fait état « du décès de six mineurs qui avaient été victimes de recrutement forcé », au cours de ce bombardement aérien qui visait un groupe dissident issu des ex-Farc.</text:p>
          </table:table-cell>
          <table:table-cell office:value-type="string" office:string-value="28">
            <text:p>28</text:p>
          </table:table-cell>
        </table:table-row>
        <table:table-row>
          <table:table-cell office:value-type="string" office:string-value="Au cœur du Pacifique, des statues parfois hautes de neuf mètres, au visage figé, sont les gardiennes de la fameuse île de Pâques. Ces géants, appelés moaï, fascinent depuis des siècles. Sculptées entre le XIIIe et le XVIIe siècle, elles pèsent parfois plusieurs tonnes, et pourtant, leurs créateurs n’avaient ni roue ni machine pour les déplacer. Alors, comment les habitants de Rapa Nui ont-ils réussi cet exploit ?Une nouvelle étude menée par les archéologues américains Carl Lipo et Terry Hunt relance le débat. Après plus de vingt ans à analyser les routes, la population, les moaï laissés aux bords des routes et à faire des tests grandeur nature, ils sont arrivés à une conclusion audacieuse : les statues auraient été déplacées debout, « en marchant ». Grâce à une base légèrement arrondie et inclinée, les moaï auraient pu avancer par un simple mouvement de balancier, tirées par des cordes de chaque côté.">
            <text:p>Au cœur du Pacifique, des statues parfois hautes de neuf mètres, au visage figé, sont les gardiennes de la fameuse île de Pâques. Ces géants, appelés moaï, fascinent depuis des siècles. Sculptées entre le XIIIe et le XVIIe siècle, elles pèsent parfois plusieurs tonnes, et pourtant, leurs créateurs n’avaient ni roue ni machine pour les déplacer. Alors, comment les habitants de Rapa Nui ont-ils réussi cet exploit ?Une nouvelle étude menée par les archéologues américains Carl Lipo et Terry Hunt relance le débat. Après plus de vingt ans à analyser les routes, la population, les moaï laissés aux bords des routes et à faire des tests grandeur nature, ils sont arrivés à une conclusion audacieuse : les statues auraient été déplacées debout, « en marchant ». Grâce à une base légèrement arrondie et inclinée, les moaï auraient pu avancer par un simple mouvement de balancier, tirées par des cordes de chaque côté.</text:p>
          </table:table-cell>
          <table:table-cell office:value-type="string" office:string-value="Au cœur du Pacifique, des statues parfois hautes de neuf mètres, au visage figé, sont les gardiennes de la fameuse île de Pâques. Ces géants, appelés moaï, fascinent depuis des siècles. Sculptées entre le XIIIe et le XVIIe siècle, elles pèsent parfois plusieurs tonnes, et pourtant, leurs créateurs n’avaient ni roue ni machine pour les déplacer. Alors, comment les habitants de Rapa Nui ont-ils réussi cet exploit ?Une nouvelle étude menée par les archéologues américains Carl Lipo et Terry Hunt relance le débat. Après plus de XXXX ans à analyser les routes, la population, les moaï laissés aux bords des routes et à faire des tests grandeur nature, ils sont arrivés à une conclusion audacieuse : les statues auraient été déplacées debout, « en marchant ». Grâce à une base légèrement arrondie et inclinée, les moaï auraient pu avancer par un simple mouvement de balancier, tirées par des cordes de chaque côté.">
            <text:p>Au cœur du Pacifique, des statues parfois hautes de neuf mètres, au visage figé, sont les gardiennes de la fameuse île de Pâques. Ces géants, appelés moaï, fascinent depuis des siècles. Sculptées entre le XIIIe et le XVIIe siècle, elles pèsent parfois plusieurs tonnes, et pourtant, leurs créateurs n’avaient ni roue ni machine pour les déplacer. Alors, comment les habitants de Rapa Nui ont-ils réussi cet exploit ?Une nouvelle étude menée par les archéologues américains Carl Lipo et Terry Hunt relance le débat. Après plus de XXXX ans à analyser les routes, la population, les moaï laissés aux bords des routes et à faire des tests grandeur nature, ils sont arrivés à une conclusion audacieuse : les statues auraient été déplacées debout, « en marchant ». Grâce à une base légèrement arrondie et inclinée, les moaï auraient pu avancer par un simple mouvement de balancier, tirées par des cordes de chaque côté.</text:p>
          </table:table-cell>
          <table:table-cell office:value-type="string" office:string-value="vingt">
            <text:p>vingt</text:p>
          </table:table-cell>
        </table:table-row>
        <table:table-row>
          <table:table-cell office:value-type="string" office:string-value="La justice turque a émis ce vendredi des mandats d’arrêt pour « génocide » contre le Premier ministre israélien, Benyamin Netanyahou, et plusieurs responsables israéliens. Parmi les autres personnalités visées on retrouve notamment le ministre de la Défense, Israël Katz, et le ministre de la Sécurité nationale, Itamar Ben Gvir.Au total, 37 suspects font l’objet de mandats d’arrêt, a précisé le parquet général d’Istanbul dans un communiqué, sans toutefois fournir de liste complète. Parmi eux figurent également le chef d’état-major israélien, Eyal Zamir, indique le parquet d’Istanbul qui dénonce le « génocide et les crimes contre l’humanité perpétrés de manière systématique par l’État israélien à Gaza ».Peu après cette annonce, Israël a rejeté les mandats d’arrêts turcs. « Israël rejette fermement, avec mépris, le dernier coup de pub du tyran Erdogan », écrit le ministre des Affaires étrangères israélien Gideon Saar, dans un message en anglais sur X.">
            <text:p>La justice turque a émis ce vendredi des mandats d’arrêt pour « génocide » contre le Premier ministre israélien, Benyamin Netanyahou, et plusieurs responsables israéliens. Parmi les autres personnalités visées on retrouve notamment le ministre de la Défense, Israël Katz, et le ministre de la Sécurité nationale, Itamar Ben Gvir.Au total, 37 suspects font l’objet de mandats d’arrêt, a précisé le parquet général d’Istanbul dans un communiqué, sans toutefois fournir de liste complète. Parmi eux figurent également le chef d’état-major israélien, Eyal Zamir, indique le parquet d’Istanbul qui dénonce le « génocide et les crimes contre l’humanité perpétrés de manière systématique par l’État israélien à Gaza ».Peu après cette annonce, Israël a rejeté les mandats d’arrêts turcs. « Israël rejette fermement, avec mépris, le dernier coup de pub du tyran Erdogan », écrit le ministre des Affaires étrangères israélien Gideon Saar, dans un message en anglais sur X.</text:p>
          </table:table-cell>
          <table:table-cell office:value-type="string" office:string-value="La justice turque a émis ce vendredi des mandats d’arrêt pour « génocide » contre le Premier ministre israélien, Benyamin Netanyahou, et plusieurs responsables israéliens. Parmi les autres personnalités visées on retrouve notamment le ministre de la Défense, Israël Katz, et le ministre de la Sécurité nationale, Itamar Ben Gvir.Au total, XXXX suspects font l’objet de mandats d’arrêt, a précisé le parquet général d’Istanbul dans un communiqué, sans toutefois fournir de liste complète. Parmi eux figurent également le chef d’état-major israélien, Eyal Zamir, indique le parquet d’Istanbul qui dénonce le « génocide et les crimes contre l’humanité perpétrés de manière systématique par l’État israélien à Gaza ».Peu après cette annonce, Israël a rejeté les mandats d’arrêts turcs. « Israël rejette fermement, avec mépris, le dernier coup de pub du tyran Erdogan », écrit le ministre des Affaires étrangères israélien Gideon Saar, dans un message en anglais sur X.">
            <text:p>La justice turque a émis ce vendredi des mandats d’arrêt pour « génocide » contre le Premier ministre israélien, Benyamin Netanyahou, et plusieurs responsables israéliens. Parmi les autres personnalités visées on retrouve notamment le ministre de la Défense, Israël Katz, et le ministre de la Sécurité nationale, Itamar Ben Gvir.Au total, XXXX suspects font l’objet de mandats d’arrêt, a précisé le parquet général d’Istanbul dans un communiqué, sans toutefois fournir de liste complète. Parmi eux figurent également le chef d’état-major israélien, Eyal Zamir, indique le parquet d’Istanbul qui dénonce le « génocide et les crimes contre l’humanité perpétrés de manière systématique par l’État israélien à Gaza ».Peu après cette annonce, Israël a rejeté les mandats d’arrêts turcs. « Israël rejette fermement, avec mépris, le dernier coup de pub du tyran Erdogan », écrit le ministre des Affaires étrangères israélien Gideon Saar, dans un message en anglais sur X.</text:p>
          </table:table-cell>
          <table:table-cell office:value-type="string" office:string-value="37">
            <text:p>37</text:p>
          </table:table-cell>
        </table:table-row>
        <table:table-row>
          <table:table-cell office:value-type="string" office:string-value="Les autorités mexicaines ont annoncé jeudi la découverte de 48 sacs contenant des restes humains dans une fosse clandestine située dans la banlieue de Guadalajara (ouest). L’enquête se poursuit, a précisé le parquet en refusant de donner une estimation du nombre de victimes.« Nous avons besoin d’avancer sur la question médico-légale pour pouvoir vous dire à combien de victimes correspondent ces sacs », a déclaré Blanca Trujillo, vice-procureure de cet État, lors d’une conférence de presse.La fosse clandestine a été localisée il y a quatre semaines par un collectif de recherche de personnes sur un terrain vague de Zapopan, dans l’agglomération de Guadalajara. Depuis cette découverte, les autorités ont travaillé à la récupération des restes avec le soutien des membres du collectif Guerreros buscadores (« Les guerriers chercheurs »).">
            <text:p>Les autorités mexicaines ont annoncé jeudi la découverte de 48 sacs contenant des restes humains dans une fosse clandestine située dans la banlieue de Guadalajara (ouest). L’enquête se poursuit, a précisé le parquet en refusant de donner une estimation du nombre de victimes.« Nous avons besoin d’avancer sur la question médico-légale pour pouvoir vous dire à combien de victimes correspondent ces sacs », a déclaré Blanca Trujillo, vice-procureure de cet État, lors d’une conférence de presse.La fosse clandestine a été localisée il y a quatre semaines par un collectif de recherche de personnes sur un terrain vague de Zapopan, dans l’agglomération de Guadalajara. Depuis cette découverte, les autorités ont travaillé à la récupération des restes avec le soutien des membres du collectif Guerreros buscadores (« Les guerriers chercheurs »).</text:p>
          </table:table-cell>
          <table:table-cell office:value-type="string" office:string-value="Les autorités mexicaines ont annoncé jeudi la découverte de XXXX sacs contenant des restes humains dans une fosse clandestine située dans la banlieue de Guadalajara (ouest). L’enquête se poursuit, a précisé le parquet en refusant de donner une estimation du nombre de victimes.« Nous avons besoin d’avancer sur la question médico-légale pour pouvoir vous dire à combien de victimes correspondent ces sacs », a déclaré Blanca Trujillo, vice-procureure de cet État, lors d’une conférence de presse.La fosse clandestine a été localisée il y a quatre semaines par un collectif de recherche de personnes sur un terrain vague de Zapopan, dans l’agglomération de Guadalajara. Depuis cette découverte, les autorités ont travaillé à la récupération des restes avec le soutien des membres du collectif Guerreros buscadores (« Les guerriers chercheurs »).">
            <text:p>Les autorités mexicaines ont annoncé jeudi la découverte de XXXX sacs contenant des restes humains dans une fosse clandestine située dans la banlieue de Guadalajara (ouest). L’enquête se poursuit, a précisé le parquet en refusant de donner une estimation du nombre de victimes.« Nous avons besoin d’avancer sur la question médico-légale pour pouvoir vous dire à combien de victimes correspondent ces sacs », a déclaré Blanca Trujillo, vice-procureure de cet État, lors d’une conférence de presse.La fosse clandestine a été localisée il y a quatre semaines par un collectif de recherche de personnes sur un terrain vague de Zapopan, dans l’agglomération de Guadalajara. Depuis cette découverte, les autorités ont travaillé à la récupération des restes avec le soutien des membres du collectif Guerreros buscadores (« Les guerriers chercheurs »).</text:p>
          </table:table-cell>
          <table:table-cell office:value-type="string" office:string-value="48">
            <text:p>48</text:p>
          </table:table-cell>
        </table:table-row>
        <table:table-row>
          <table:table-cell office:value-type="string" office:string-value="Cette démarche était largement attendue. Les États-Unis ont retiré vendredi le président syrien par intérim Ahmed al-Chareh de leur liste noire des personnalités considérées comme terroristes, une décision symbolique à quelques jours de sa visite historique à la Washington.Le dirigeant sera reçu lundi par Donald Trump, première visite d’un président syrien à la Maison Blanche et consécration pour l’ancien djihadiste qui en moins d’un an de pouvoir a sorti son pays de l’isolement.Le retrait de la liste des personnalités et organisations terroristes « est prise en reconnaissance des progrès accomplis par les dirigeants syriens après le départ de Bachar al-Assad et plus de 50 ans de répression sous le régime Assad », souligne un porte-parole du ministère américain des Affaires étrangères dans un communiqué.">
            <text:p>Cette démarche était largement attendue. Les États-Unis ont retiré vendredi le président syrien par intérim Ahmed al-Chareh de leur liste noire des personnalités considérées comme terroristes, une décision symbolique à quelques jours de sa visite historique à la Washington.Le dirigeant sera reçu lundi par Donald Trump, première visite d’un président syrien à la Maison Blanche et consécration pour l’ancien djihadiste qui en moins d’un an de pouvoir a sorti son pays de l’isolement.Le retrait de la liste des personnalités et organisations terroristes « est prise en reconnaissance des progrès accomplis par les dirigeants syriens après le départ de Bachar al-Assad et plus de 50 ans de répression sous le régime Assad », souligne un porte-parole du ministère américain des Affaires étrangères dans un communiqué.</text:p>
          </table:table-cell>
          <table:table-cell office:value-type="string" office:string-value="Cette démarche était largement attendue. Les États-Unis ont retiré vendredi le président syrien par intérim Ahmed al-Chareh de leur liste noire des personnalités considérées comme terroristes, une décision symbolique à quelques jours de sa visite historique à la Washington.Le dirigeant sera reçu lundi par Donald Trump, première visite d’un président syrien à la Maison Blanche et consécration pour l’ancien djihadiste qui en moins d’un an de pouvoir a sorti son pays de l’isolement.Le retrait de la liste des personnalités et organisations terroristes « est prise en reconnaissance des progrès accomplis par les dirigeants syriens après le départ de Bachar al-Assad et plus de XXXX ans de répression sous le régime Assad », souligne un porte-parole du ministère américain des Affaires étrangères dans un communiqué.">
            <text:p>Cette démarche était largement attendue. Les États-Unis ont retiré vendredi le président syrien par intérim Ahmed al-Chareh de leur liste noire des personnalités considérées comme terroristes, une décision symbolique à quelques jours de sa visite historique à la Washington.Le dirigeant sera reçu lundi par Donald Trump, première visite d’un président syrien à la Maison Blanche et consécration pour l’ancien djihadiste qui en moins d’un an de pouvoir a sorti son pays de l’isolement.Le retrait de la liste des personnalités et organisations terroristes « est prise en reconnaissance des progrès accomplis par les dirigeants syriens après le départ de Bachar al-Assad et plus de XXXX ans de répression sous le régime Assad », souligne un porte-parole du ministère américain des Affaires étrangères dans un communiqué.</text:p>
          </table:table-cell>
          <table:table-cell office:value-type="string" office:string-value="50">
            <text:p>50</text:p>
          </table:table-cell>
        </table:table-row>
        <table:table-row>
          <table:table-cell office:value-type="string" office:string-value="Les autorités de Lituanie ont &quot;vivement&quot; protesté et convoqué jeudi 23 octobre au soir le chargé d'affaires de l'ambassade de Russie, dénonçant une brève incursion dans l'espace aérien de la Lituanie de deux avions russes en provenance de la région de Kaliningrad.Jeudi après-midi, un appareil Soukhoï SU-30, &quot;probablement au cours d'un entraînement à un ravitaillement&quot; en vol et un avion de ravitaillement IL-78 ont pénétré sur le territoire lituanien sur environ 700 mètres et l'ont quitté 18 secondes plus tard, près de la petite ville de Kybartai, selon un communiqué de l'armée lituanienne. Deux chasseurs Eurofighter Typhoon espagnols effectuant une mission de police aérienne de l'Otan dans les pays baltes &quot;ont été déployés&quot; aussitôt dans la zone de l'incident.">
            <text:p>Les autorités de Lituanie ont "vivement" protesté et convoqué jeudi 23 octobre au soir le chargé d'affaires de l'ambassade de Russie, dénonçant une brève incursion dans l'espace aérien de la Lituanie de deux avions russes en provenance de la région de Kaliningrad.Jeudi après-midi, un appareil Soukhoï SU-30, "probablement au cours d'un entraînement à un ravitaillement" en vol et un avion de ravitaillement IL-78 ont pénétré sur le territoire lituanien sur environ 700 mètres et l'ont quitté 18 secondes plus tard, près de la petite ville de Kybartai, selon un communiqué de l'armée lituanienne. Deux chasseurs Eurofighter Typhoon espagnols effectuant une mission de police aérienne de l'Otan dans les pays baltes "ont été déployés" aussitôt dans la zone de l'incident.</text:p>
          </table:table-cell>
          <table:table-cell office:value-type="string" office:string-value="Les autorités de Lituanie ont &quot;vivement&quot; protesté et convoqué jeudi 23 octobre au soir le chargé d'affaires de l'ambassade de Russie, dénonçant une brève incursion dans l'espace aérien de la Lituanie de deux avions russes en provenance de la région de Kaliningrad.Jeudi après-midi, un appareil Soukhoï SU-30, &quot;probablement au cours d'un entraînement à un ravitaillement&quot; en vol et un avion de ravitaillement IL-78 ont pénétré sur le territoire lituanien sur environ XXXX mètres et l'ont quitté 18 secondes plus tard, près de la petite ville de Kybartai, selon un communiqué de l'armée lituanienne. Deux chasseurs Eurofighter Typhoon espagnols effectuant une mission de police aérienne de l'Otan dans les pays baltes &quot;ont été déployés&quot; aussitôt dans la zone de l'incident.">
            <text:p>Les autorités de Lituanie ont "vivement" protesté et convoqué jeudi 23 octobre au soir le chargé d'affaires de l'ambassade de Russie, dénonçant une brève incursion dans l'espace aérien de la Lituanie de deux avions russes en provenance de la région de Kaliningrad.Jeudi après-midi, un appareil Soukhoï SU-30, "probablement au cours d'un entraînement à un ravitaillement" en vol et un avion de ravitaillement IL-78 ont pénétré sur le territoire lituanien sur environ XXXX mètres et l'ont quitté 18 secondes plus tard, près de la petite ville de Kybartai, selon un communiqué de l'armée lituanienne. Deux chasseurs Eurofighter Typhoon espagnols effectuant une mission de police aérienne de l'Otan dans les pays baltes "ont été déployés" aussitôt dans la zone de l'incident.</text:p>
          </table:table-cell>
          <table:table-cell office:value-type="string" office:string-value="700">
            <text:p>700</text:p>
          </table:table-cell>
        </table:table-row>
        <table:table-row>
          <table:table-cell office:value-type="string" office:string-value="Deux avions russes en provenance de la région russe de Kaliningrad, sur les rives de la Baltique, ont fait jeudi après-midi une brève incursion dans l’espace aérien de la Lituanie, a annoncé l’armée lituanienne.Un appareil Soukhoï SU-30, « probablement au cours d’un entraînement de ravitaillement » en l’air et un avion de ravitaillement IL-78 ont pénétré sur le territoire lituanien sur environ 700 mètres et l’ont quitté 18 secondes plus tard, près de la petite ville de Kybartai, selon un communiqué de l’armée lituanienne.Deux chasseurs Eurofighter Typhoon espagnols effectuant une mission de police aérienne de l’Otan dans les pays baltes « ont été déployés » aussitôt dans la zone de l’incident.Le président de la République lituanienne Gitanas Nauséda a enregistré une vidéo dans laquelle il dénonce cette incartade.">
            <text:p>Deux avions russes en provenance de la région russe de Kaliningrad, sur les rives de la Baltique, ont fait jeudi après-midi une brève incursion dans l’espace aérien de la Lituanie, a annoncé l’armée lituanienne.Un appareil Soukhoï SU-30, « probablement au cours d’un entraînement de ravitaillement » en l’air et un avion de ravitaillement IL-78 ont pénétré sur le territoire lituanien sur environ 700 mètres et l’ont quitté 18 secondes plus tard, près de la petite ville de Kybartai, selon un communiqué de l’armée lituanienne.Deux chasseurs Eurofighter Typhoon espagnols effectuant une mission de police aérienne de l’Otan dans les pays baltes « ont été déployés » aussitôt dans la zone de l’incident.Le président de la République lituanienne Gitanas Nauséda a enregistré une vidéo dans laquelle il dénonce cette incartade.</text:p>
          </table:table-cell>
          <table:table-cell office:value-type="string" office:string-value="Deux avions russes en provenance de la région russe de Kaliningrad, sur les rives de la Baltique, ont fait jeudi après-midi une brève incursion dans l’espace aérien de la Lituanie, a annoncé l’armée lituanienne.Un appareil Soukhoï SU-30, « probablement au cours d’un entraînement de ravitaillement » en l’air et un avion de ravitaillement IL-78 ont pénétré sur le territoire lituanien sur environ XXXX mètres et l’ont quitté 18 secondes plus tard, près de la petite ville de Kybartai, selon un communiqué de l’armée lituanienne.Deux chasseurs Eurofighter Typhoon espagnols effectuant une mission de police aérienne de l’Otan dans les pays baltes « ont été déployés » aussitôt dans la zone de l’incident.Le président de la République lituanienne Gitanas Nauséda a enregistré une vidéo dans laquelle il dénonce cette incartade.">
            <text:p>Deux avions russes en provenance de la région russe de Kaliningrad, sur les rives de la Baltique, ont fait jeudi après-midi une brève incursion dans l’espace aérien de la Lituanie, a annoncé l’armée lituanienne.Un appareil Soukhoï SU-30, « probablement au cours d’un entraînement de ravitaillement » en l’air et un avion de ravitaillement IL-78 ont pénétré sur le territoire lituanien sur environ XXXX mètres et l’ont quitté 18 secondes plus tard, près de la petite ville de Kybartai, selon un communiqué de l’armée lituanienne.Deux chasseurs Eurofighter Typhoon espagnols effectuant une mission de police aérienne de l’Otan dans les pays baltes « ont été déployés » aussitôt dans la zone de l’incident.Le président de la République lituanienne Gitanas Nauséda a enregistré une vidéo dans laquelle il dénonce cette incartade.</text:p>
          </table:table-cell>
          <table:table-cell office:value-type="string" office:string-value="700">
            <text:p>700</text:p>
          </table:table-cell>
        </table:table-row>
        <table:table-row>
          <table:table-cell office:value-type="string" office:string-value="Léon XIV a présidé ce jeudi une célébration pas comme les autres dans la chapelle Sixtine, au Vatican : le roi Charles III se trouvait en effet parmi les fidèles. Il est ainsi devenu le premier monarque britannique à prier publiquement avec un pape depuis le schisme anglican au XVIe siècle.Cette cérémonie, qui a mêlé des traditions catholiques et anglicanes, marque un nouveau rapprochement entre les deux Églises, d’une ampleur inédite depuis la naissance de l’anglicanisme en 1534, au moment de la rupture du roi Henri VIII avec Rome.Sous les fresques de Michel-Ange, Léon XIV et l’archevêque de York Stephen Cottrell ont présidé la célébration en présence de prélats catholiques et anglicans, de responsables politiques et de diplomates, tandis que la chorale de la chapelle Sixtine accompagnait celle de la chapelle Saint-Georges de Windsor. ">
            <text:p>Léon XIV a présidé ce jeudi une célébration pas comme les autres dans la chapelle Sixtine, au Vatican : le roi Charles III se trouvait en effet parmi les fidèles. Il est ainsi devenu le premier monarque britannique à prier publiquement avec un pape depuis le schisme anglican au XVIe siècle.Cette cérémonie, qui a mêlé des traditions catholiques et anglicanes, marque un nouveau rapprochement entre les deux Églises, d’une ampleur inédite depuis la naissance de l’anglicanisme en 1534, au moment de la rupture du roi Henri VIII avec Rome.Sous les fresques de Michel-Ange, Léon XIV et l’archevêque de York Stephen Cottrell ont présidé la célébration en présence de prélats catholiques et anglicans, de responsables politiques et de diplomates, tandis que la chorale de la chapelle Sixtine accompagnait celle de la chapelle Saint-Georges de Windsor. </text:p>
          </table:table-cell>
          <table:table-cell office:value-type="string" office:string-value="Léon XIV a présidé ce jeudi une célébration pas comme les autres dans la chapelle Sixtine, au Vatican : le roi Charles III se trouvait en effet parmi les fidèles. Il est ainsi devenu le premier monarque britannique à prier publiquement avec un pape depuis le schisme anglican au XVIe siècle.Cette cérémonie, qui a mêlé des traditions catholiques et anglicanes, marque un nouveau rapprochement entre les deux Églises, d’une ampleur inédite depuis la naissance de l’anglicanisme en XXXX, au moment de la rupture du roi Henri VIII avec Rome.Sous les fresques de Michel-Ange, Léon XIV et l’archevêque de York Stephen Cottrell ont présidé la célébration en présence de prélats catholiques et anglicans, de responsables politiques et de diplomates, tandis que la chorale de la chapelle Sixtine accompagnait celle de la chapelle Saint-Georges de Windsor. ">
            <text:p>Léon XIV a présidé ce jeudi une célébration pas comme les autres dans la chapelle Sixtine, au Vatican : le roi Charles III se trouvait en effet parmi les fidèles. Il est ainsi devenu le premier monarque britannique à prier publiquement avec un pape depuis le schisme anglican au XVIe siècle.Cette cérémonie, qui a mêlé des traditions catholiques et anglicanes, marque un nouveau rapprochement entre les deux Églises, d’une ampleur inédite depuis la naissance de l’anglicanisme en XXXX, au moment de la rupture du roi Henri VIII avec Rome.Sous les fresques de Michel-Ange, Léon XIV et l’archevêque de York Stephen Cottrell ont présidé la célébration en présence de prélats catholiques et anglicans, de responsables politiques et de diplomates, tandis que la chorale de la chapelle Sixtine accompagnait celle de la chapelle Saint-Georges de Windsor. </text:p>
          </table:table-cell>
          <table:table-cell office:value-type="string" office:string-value="1534">
            <text:p>1534</text:p>
          </table:table-cell>
        </table:table-row>
        <table:table-row>
          <table:table-cell office:value-type="string" office:string-value="Le Kazakhstan a officiellement annoncé rejoindre les accords d’Abraham qui visent à normaliser les relations entre Israël et les pays à majorité musulmane.Cette annonce est intervenue après que Trump a déclaré avoir eu un entretien téléphonique avec le Premier ministre israélien Benyamin Netanyahou et le président kazakh Kassym-Jomart Tokaïev. La république d’Asie centrale, tenue d’une main de fer par Tokaïev, « est le premier pays de mon second mandat à rejoindre les accords d’Abraham, le premier d’une longue série », s’est félicité Donald Trump sur son réseau Truth Social, se réjouissant « d’une avancée majeure dans la construction de ponts à travers le monde ».« Notre adhésion anticipée aux accords d’Abraham représente une suite naturelle et logique de la politique étrangère du Kazakhstan, fondée sur le dialogue, le respect mutuel et la stabilité régionale », affirme le gouvernement kazakhstanais dans un communiqué.Le Kazakhstan, 9e pays du monde par sa superficie, et 64e par sa population, à majorité musulmane, entretient déjà des relations diplomatiques et économiques complètes avec Israël, ce qui signifie que cette mesure serait essentiellement symbolique, une affirmation que le secrétaire d’État Marco Rubio a réfutée jeudi. « Il s’agit d’une relation renforcée qui va bien au-delà des simples relations diplomatiques », a-t-il assuré.">
            <text:p>Le Kazakhstan a officiellement annoncé rejoindre les accords d’Abraham qui visent à normaliser les relations entre Israël et les pays à majorité musulmane.Cette annonce est intervenue après que Trump a déclaré avoir eu un entretien téléphonique avec le Premier ministre israélien Benyamin Netanyahou et le président kazakh Kassym-Jomart Tokaïev. La république d’Asie centrale, tenue d’une main de fer par Tokaïev, « est le premier pays de mon second mandat à rejoindre les accords d’Abraham, le premier d’une longue série », s’est félicité Donald Trump sur son réseau Truth Social, se réjouissant « d’une avancée majeure dans la construction de ponts à travers le monde ».« Notre adhésion anticipée aux accords d’Abraham représente une suite naturelle et logique de la politique étrangère du Kazakhstan, fondée sur le dialogue, le respect mutuel et la stabilité régionale », affirme le gouvernement kazakhstanais dans un communiqué.Le Kazakhstan, 9e pays du monde par sa superficie, et 64e par sa population, à majorité musulmane, entretient déjà des relations diplomatiques et économiques complètes avec Israël, ce qui signifie que cette mesure serait essentiellement symbolique, une affirmation que le secrétaire d’État Marco Rubio a réfutée jeudi. « Il s’agit d’une relation renforcée qui va bien au-delà des simples relations diplomatiques », a-t-il assuré.</text:p>
          </table:table-cell>
          <table:table-cell office:value-type="string" office:string-value="Le Kazakhstan a officiellement annoncé rejoindre les accords d’Abraham qui visent à normaliser les relations entre Israël et les pays à majorité musulmane.Cette annonce est intervenue après que Trump a déclaré avoir eu un entretien téléphonique avec le Premier ministre israélien Benyamin Netanyahou et le président kazakh Kassym-Jomart Tokaïev. La république d’Asie centrale, tenue d’une main de fer par Tokaïev, « est le premier pays de mon second mandat à rejoindre les accords d’Abraham, le premier d’une longue série », s’est félicité Donald Trump sur son réseau Truth Social, se réjouissant « d’une avancée majeure dans la construction de ponts à travers le monde ».« Notre adhésion anticipée aux accords d’Abraham représente une suite naturelle et logique de la politique étrangère du Kazakhstan, fondée sur le dialogue, le respect mutuel et la stabilité régionale », affirme le gouvernement kazakhstanais dans un communiqué.Le Kazakhstan, XXXX pays du monde par sa superficie, et 64e par sa population, à majorité musulmane, entretient déjà des relations diplomatiques et économiques complètes avec Israël, ce qui signifie que cette mesure serait essentiellement symbolique, une affirmation que le secrétaire d’État Marco Rubio a réfutée jeudi. « Il s’agit d’une relation renforcée qui va bien au-delà des simples relations diplomatiques », a-t-il assuré.">
            <text:p>Le Kazakhstan a officiellement annoncé rejoindre les accords d’Abraham qui visent à normaliser les relations entre Israël et les pays à majorité musulmane.Cette annonce est intervenue après que Trump a déclaré avoir eu un entretien téléphonique avec le Premier ministre israélien Benyamin Netanyahou et le président kazakh Kassym-Jomart Tokaïev. La république d’Asie centrale, tenue d’une main de fer par Tokaïev, « est le premier pays de mon second mandat à rejoindre les accords d’Abraham, le premier d’une longue série », s’est félicité Donald Trump sur son réseau Truth Social, se réjouissant « d’une avancée majeure dans la construction de ponts à travers le monde ».« Notre adhésion anticipée aux accords d’Abraham représente une suite naturelle et logique de la politique étrangère du Kazakhstan, fondée sur le dialogue, le respect mutuel et la stabilité régionale », affirme le gouvernement kazakhstanais dans un communiqué.Le Kazakhstan, XXXX pays du monde par sa superficie, et 64e par sa population, à majorité musulmane, entretient déjà des relations diplomatiques et économiques complètes avec Israël, ce qui signifie que cette mesure serait essentiellement symbolique, une affirmation que le secrétaire d’État Marco Rubio a réfutée jeudi. « Il s’agit d’une relation renforcée qui va bien au-delà des simples relations diplomatiques », a-t-il assuré.</text:p>
          </table:table-cell>
          <table:table-cell office:value-type="string" office:string-value="9e">
            <text:p>9e</text:p>
          </table:table-cell>
        </table:table-row>
        <table:table-row>
          <table:table-cell office:value-type="string" office:string-value="Le grand jour est arrivé. Après plus de deux ans de travaux, le « Spotify Camp Nou » a enfin rouvert ses portes au public ce vendredi 7 novembre. Le FC Barcelone a décidé d’offrir la possibilité à ses supporters de s’y rendre à l’occasion d’un entraînement ouvert au public.Un véritable événement pour la communauté catalane puisque les 23 000 places proposées à la vente se sont écoulées en l’espace de quelques jours sur la billetterie du club. « Cette séance sera un bon test pour vérifier que tout fonctionne bien », assurait le président barcelonais Joan Laporta à la presse espagnole il y a quelques jours. En plus de découvrir leur nouvel antre, qui pourra atteindre la capacité de 105 000 places dans les mois à venir, les fans des Blaugrana ont donc pu suivre Lamine Yamal et les siens dans leur préparation de la rencontre de championnat qui les opposera au Celta Vigo dimanche soir (21 heures).Tous les bénéfices de cette opération seront reversés à l’association Pulseras Blaugrana, qui œuvre pour soutenir les enfants hospitalisés.">
            <text:p>Le grand jour est arrivé. Après plus de deux ans de travaux, le « Spotify Camp Nou » a enfin rouvert ses portes au public ce vendredi 7 novembre. Le FC Barcelone a décidé d’offrir la possibilité à ses supporters de s’y rendre à l’occasion d’un entraînement ouvert au public.Un véritable événement pour la communauté catalane puisque les 23 000 places proposées à la vente se sont écoulées en l’espace de quelques jours sur la billetterie du club. « Cette séance sera un bon test pour vérifier que tout fonctionne bien », assurait le président barcelonais Joan Laporta à la presse espagnole il y a quelques jours. En plus de découvrir leur nouvel antre, qui pourra atteindre la capacité de 105 000 places dans les mois à venir, les fans des Blaugrana ont donc pu suivre Lamine Yamal et les siens dans leur préparation de la rencontre de championnat qui les opposera au Celta Vigo dimanche soir (21 heures).Tous les bénéfices de cette opération seront reversés à l’association Pulseras Blaugrana, qui œuvre pour soutenir les enfants hospitalisés.</text:p>
          </table:table-cell>
          <table:table-cell office:value-type="string" office:string-value="Le grand jour est arrivé. Après plus de deux ans de travaux, le « Spotify Camp Nou » a enfin rouvert ses portes au public ce vendredi 7 novembre. Le FC Barcelone a décidé d’offrir la possibilité à ses supporters de s’y rendre à l’occasion d’un entraînement ouvert au public.Un véritable événement pour la communauté catalane puisque les 23 000 places proposées à la vente se sont écoulées en l’espace de quelques jours sur la billetterie du club. « Cette séance sera un bon test pour vérifier que tout fonctionne bien », assurait le président barcelonais Joan Laporta à la presse espagnole il y a quelques jours. En plus de découvrir leur nouvel antre, qui pourra atteindre la capacité de 105 000 places dans les mois à venir, les fans des Blaugrana ont donc pu suivre Lamine Yamal et les siens dans leur préparation de la rencontre de championnat qui les opposera au Celta Vigo dimanche soir (XXXX heures).Tous les bénéfices de cette opération seront reversés à l’association Pulseras Blaugrana, qui œuvre pour soutenir les enfants hospitalisés.">
            <text:p>Le grand jour est arrivé. Après plus de deux ans de travaux, le « Spotify Camp Nou » a enfin rouvert ses portes au public ce vendredi 7 novembre. Le FC Barcelone a décidé d’offrir la possibilité à ses supporters de s’y rendre à l’occasion d’un entraînement ouvert au public.Un véritable événement pour la communauté catalane puisque les 23 000 places proposées à la vente se sont écoulées en l’espace de quelques jours sur la billetterie du club. « Cette séance sera un bon test pour vérifier que tout fonctionne bien », assurait le président barcelonais Joan Laporta à la presse espagnole il y a quelques jours. En plus de découvrir leur nouvel antre, qui pourra atteindre la capacité de 105 000 places dans les mois à venir, les fans des Blaugrana ont donc pu suivre Lamine Yamal et les siens dans leur préparation de la rencontre de championnat qui les opposera au Celta Vigo dimanche soir (XXXX heures).Tous les bénéfices de cette opération seront reversés à l’association Pulseras Blaugrana, qui œuvre pour soutenir les enfants hospitalisés.</text:p>
          </table:table-cell>
          <table:table-cell office:value-type="string" office:string-value="21">
            <text:p>21</text:p>
          </table:table-cell>
        </table:table-row>
        <table:table-row>
          <table:table-cell office:value-type="string" office:string-value="Une petite fille audacieuse. Une jeune Russe de 11 ans nous a offert une scène rare sur la Place Rouge de Moscou il y a quelques jours en mettant dans l’embarras Vladimir Poutine, qui était en sortie officielle avec des religieux et dignitaires. La fillette, qui a déjà perdu son père à la guerre, lui demande alors qu’il soit évacué « immédiatement vers un bon hôpital en Russie ». La tête froide, elle n’oublie pas de prononcer le nom de son oncle : Anton Fisyura. « Nous allons le retrouver, d’accord ? », lui répond timidement le président rarement contredit, visiblement pris de court, avant de lui faire un baiser sur le front et de rapidement mettre un terme à l’échange, en promettant toutefois à Kira qu’il ferait en sorte de le retrouver.">
            <text:p>Une petite fille audacieuse. Une jeune Russe de 11 ans nous a offert une scène rare sur la Place Rouge de Moscou il y a quelques jours en mettant dans l’embarras Vladimir Poutine, qui était en sortie officielle avec des religieux et dignitaires. La fillette, qui a déjà perdu son père à la guerre, lui demande alors qu’il soit évacué « immédiatement vers un bon hôpital en Russie ». La tête froide, elle n’oublie pas de prononcer le nom de son oncle : Anton Fisyura. « Nous allons le retrouver, d’accord ? », lui répond timidement le président rarement contredit, visiblement pris de court, avant de lui faire un baiser sur le front et de rapidement mettre un terme à l’échange, en promettant toutefois à Kira qu’il ferait en sorte de le retrouver.</text:p>
          </table:table-cell>
          <table:table-cell office:value-type="string" office:string-value="Une petite fille audacieuse. Une jeune Russe de XXXX ans nous a offert une scène rare sur la Place Rouge de Moscou il y a quelques jours en mettant dans l’embarras Vladimir Poutine, qui était en sortie officielle avec des religieux et dignitaires. La fillette, qui a déjà perdu son père à la guerre, lui demande alors qu’il soit évacué « immédiatement vers un bon hôpital en Russie ». La tête froide, elle n’oublie pas de prononcer le nom de son oncle : Anton Fisyura. « Nous allons le retrouver, d’accord ? », lui répond timidement le président rarement contredit, visiblement pris de court, avant de lui faire un baiser sur le front et de rapidement mettre un terme à l’échange, en promettant toutefois à Kira qu’il ferait en sorte de le retrouver.">
            <text:p>Une petite fille audacieuse. Une jeune Russe de XXXX ans nous a offert une scène rare sur la Place Rouge de Moscou il y a quelques jours en mettant dans l’embarras Vladimir Poutine, qui était en sortie officielle avec des religieux et dignitaires. La fillette, qui a déjà perdu son père à la guerre, lui demande alors qu’il soit évacué « immédiatement vers un bon hôpital en Russie ». La tête froide, elle n’oublie pas de prononcer le nom de son oncle : Anton Fisyura. « Nous allons le retrouver, d’accord ? », lui répond timidement le président rarement contredit, visiblement pris de court, avant de lui faire un baiser sur le front et de rapidement mettre un terme à l’échange, en promettant toutefois à Kira qu’il ferait en sorte de le retrouver.</text:p>
          </table:table-cell>
          <table:table-cell office:value-type="string" office:string-value="11">
            <text:p>11</text:p>
          </table:table-cell>
        </table:table-row>
        <table:table-row>
          <table:table-cell office:value-type="string" office:string-value="Les autorités craignaient que le bilan ne s’alourdisse. Et effectivement le crash de l’avion-cargo d’UPS mardi soir, près de l’aéroport international de Louisville dans le Kentucky (centre-est des États-Unis), a fait un treizième mort jeudi.La victime avait été hospitalisée immédiatement après le crash et y est décédée « malgré les soins exceptionnels qu’elle a reçus », a déclaré le maire de Louisville, Craig Greenberg, lors d’une veillée. « Ce soir, nous prions pour les 13 victimes que nous connaissons, pour les autres victimes inconnues et pour toutes leurs familles », a déclaré le maire.Après qu’une cagnotte de soutien a été lancée sur GoFundMe pour soutenir la famille de deux des victimes, un ami les a identifiées comme étant Louisnes Fedon et sa petite-fille de 3 ans, Kimberly Asa.Louisnes Fedon, père de quatre enfants et grand-père de trois, se rendait souvent dans une casse près de l’aéroport pour récupérer du métal et en tirer un revenu, a affirmé cet ami, se souvenant de « Lou » comme d’un « véritable ange sur terre » qui a contribué à élever « tout un village ».">
            <text:p>Les autorités craignaient que le bilan ne s’alourdisse. Et effectivement le crash de l’avion-cargo d’UPS mardi soir, près de l’aéroport international de Louisville dans le Kentucky (centre-est des États-Unis), a fait un treizième mort jeudi.La victime avait été hospitalisée immédiatement après le crash et y est décédée « malgré les soins exceptionnels qu’elle a reçus », a déclaré le maire de Louisville, Craig Greenberg, lors d’une veillée. « Ce soir, nous prions pour les 13 victimes que nous connaissons, pour les autres victimes inconnues et pour toutes leurs familles », a déclaré le maire.Après qu’une cagnotte de soutien a été lancée sur GoFundMe pour soutenir la famille de deux des victimes, un ami les a identifiées comme étant Louisnes Fedon et sa petite-fille de 3 ans, Kimberly Asa.Louisnes Fedon, père de quatre enfants et grand-père de trois, se rendait souvent dans une casse près de l’aéroport pour récupérer du métal et en tirer un revenu, a affirmé cet ami, se souvenant de « Lou » comme d’un « véritable ange sur terre » qui a contribué à élever « tout un village ».</text:p>
          </table:table-cell>
          <table:table-cell office:value-type="string" office:string-value="Les autorités craignaient que le bilan ne s’alourdisse. Et effectivement le crash de l’avion-cargo d’UPS mardi soir, près de l’aéroport international de Louisville dans le Kentucky (centre-est des États-Unis), a fait un treizième mort jeudi.La victime avait été hospitalisée immédiatement après le crash et y est décédée « malgré les soins exceptionnels qu’elle a reçus », a déclaré le maire de Louisville, Craig Greenberg, lors d’une veillée. « Ce soir, nous prions pour les 13 victimes que nous connaissons, pour les autres victimes inconnues et pour toutes leurs familles », a déclaré le maire.Après qu’une cagnotte de soutien a été lancée sur GoFundMe pour soutenir la famille de deux des victimes, un ami les a identifiées comme étant Louisnes Fedon et sa petite-fille de 3 ans, Kimberly Asa.Louisnes Fedon, père de XXXX enfants et grand-père de trois, se rendait souvent dans une casse près de l’aéroport pour récupérer du métal et en tirer un revenu, a affirmé cet ami, se souvenant de « Lou » comme d’un « véritable ange sur terre » qui a contribué à élever « tout un village ».">
            <text:p>Les autorités craignaient que le bilan ne s’alourdisse. Et effectivement le crash de l’avion-cargo d’UPS mardi soir, près de l’aéroport international de Louisville dans le Kentucky (centre-est des États-Unis), a fait un treizième mort jeudi.La victime avait été hospitalisée immédiatement après le crash et y est décédée « malgré les soins exceptionnels qu’elle a reçus », a déclaré le maire de Louisville, Craig Greenberg, lors d’une veillée. « Ce soir, nous prions pour les 13 victimes que nous connaissons, pour les autres victimes inconnues et pour toutes leurs familles », a déclaré le maire.Après qu’une cagnotte de soutien a été lancée sur GoFundMe pour soutenir la famille de deux des victimes, un ami les a identifiées comme étant Louisnes Fedon et sa petite-fille de 3 ans, Kimberly Asa.Louisnes Fedon, père de XXXX enfants et grand-père de trois, se rendait souvent dans une casse près de l’aéroport pour récupérer du métal et en tirer un revenu, a affirmé cet ami, se souvenant de « Lou » comme d’un « véritable ange sur terre » qui a contribué à élever « tout un village ».</text:p>
          </table:table-cell>
          <table:table-cell office:value-type="string" office:string-value="quatre">
            <text:p>quatre</text:p>
          </table:table-cell>
        </table:table-row>
        <table:table-row>
          <table:table-cell office:value-type="string" office:string-value="Nouvelle démonstration de force de Pékin. La Chine a annoncé ce vendredi la mise en service de son troisième porte-avions, marquant un jalon crucial dans la modernisation de sa marine face aux États-Unis.Le navire, prénommé Fujian, a été officiellement mis en service lors d’une cérémonie qui s’est tenue mercredi sur l’île tropicale de Hainan (sud), en présence du président Xi Jinping qui est « monté à bord », a rapporté l’agence d’État Chine Nouvelle.Une catapulte à système électromagnétiqueLe Fujian, à propulsion conventionnelle (et non nucléaire), est le plus grand et le plus avancé des porte-avions chinois. Le pays en comptait deux : le Liaoning, acheté à l’Ukraine en 2000, et le Shandong, premier porte-avions à avoir été construit en Chine, mis en service en 2019.Mais le Fujian est bien plus moderne. « Aucun autre pays occidental, à part les États-Unis, n’exploite un porte-avions d’une taille et de capacités similaires », a souligné auprès de l’AFP Alex Luck, spécialiste des armements navals.">
            <text:p>Nouvelle démonstration de force de Pékin. La Chine a annoncé ce vendredi la mise en service de son troisième porte-avions, marquant un jalon crucial dans la modernisation de sa marine face aux États-Unis.Le navire, prénommé Fujian, a été officiellement mis en service lors d’une cérémonie qui s’est tenue mercredi sur l’île tropicale de Hainan (sud), en présence du président Xi Jinping qui est « monté à bord », a rapporté l’agence d’État Chine Nouvelle.Une catapulte à système électromagnétiqueLe Fujian, à propulsion conventionnelle (et non nucléaire), est le plus grand et le plus avancé des porte-avions chinois. Le pays en comptait deux : le Liaoning, acheté à l’Ukraine en 2000, et le Shandong, premier porte-avions à avoir été construit en Chine, mis en service en 2019.Mais le Fujian est bien plus moderne. « Aucun autre pays occidental, à part les États-Unis, n’exploite un porte-avions d’une taille et de capacités similaires », a souligné auprès de l’AFP Alex Luck, spécialiste des armements navals.</text:p>
          </table:table-cell>
          <table:table-cell office:value-type="string" office:string-value="Nouvelle démonstration de force de Pékin. La Chine a annoncé ce vendredi la mise en service de son troisième porte-avions, marquant un jalon crucial dans la modernisation de sa marine face aux États-Unis.Le navire, prénommé Fujian, a été officiellement mis en service lors d’une cérémonie qui s’est tenue mercredi sur l’île tropicale de Hainan (sud), en présence du président Xi Jinping qui est « monté à bord », a rapporté l’agence d’État Chine Nouvelle.Une catapulte à système électromagnétiqueLe Fujian, à propulsion conventionnelle (et non nucléaire), est le plus grand et le plus avancé des porte-avions chinois. Le pays en comptait deux : le Liaoning, acheté à l’Ukraine en XXXX, et le Shandong, premier porte-avions à avoir été construit en Chine, mis en service en 2019.Mais le Fujian est bien plus moderne. « Aucun autre pays occidental, à part les États-Unis, n’exploite un porte-avions d’une taille et de capacités similaires », a souligné auprès de l’AFP Alex Luck, spécialiste des armements navals.">
            <text:p>Nouvelle démonstration de force de Pékin. La Chine a annoncé ce vendredi la mise en service de son troisième porte-avions, marquant un jalon crucial dans la modernisation de sa marine face aux États-Unis.Le navire, prénommé Fujian, a été officiellement mis en service lors d’une cérémonie qui s’est tenue mercredi sur l’île tropicale de Hainan (sud), en présence du président Xi Jinping qui est « monté à bord », a rapporté l’agence d’État Chine Nouvelle.Une catapulte à système électromagnétiqueLe Fujian, à propulsion conventionnelle (et non nucléaire), est le plus grand et le plus avancé des porte-avions chinois. Le pays en comptait deux : le Liaoning, acheté à l’Ukraine en XXXX, et le Shandong, premier porte-avions à avoir été construit en Chine, mis en service en 2019.Mais le Fujian est bien plus moderne. « Aucun autre pays occidental, à part les États-Unis, n’exploite un porte-avions d’une taille et de capacités similaires », a souligné auprès de l’AFP Alex Luck, spécialiste des armements navals.</text:p>
          </table:table-cell>
          <table:table-cell office:value-type="string" office:string-value="2000">
            <text:p>2000</text:p>
          </table:table-cell>
        </table:table-row>
        <table:table-row>
          <table:table-cell office:value-type="string" office:string-value="Un aéroport belge de nouveau paralysé. Cette fois, c’est l’aéroport de Liège qui est visé ce vendredi matin par le survol d’un drone, selon plusieurs médias belges dont Le Soir et La Libre qui citent Skeyes, le gestionnaire du trafic aérien en Belgique.D’après l’aéroport de Liège cité par La Libre, le trafic aérien est interrompu depuis 6h56 ce vendredi matin et l’était encore peu avant 8 heures. L’impact sur les opérations de cette interruption du trafic reste très limité pour le moment, indique Liege Airport à l’agence de presse belge Belga. Le drone aurait été aperçu non loin des installations de FedEx, entreprise de livraison et de coursiers.Déjà jeudi soir, le trafic aérien avait été brièvement interrompu à l’aéroport international de Bruxelles-Zaventem, en raison de la présence d’un drone à proximité. Il avait été arrêté pendant une demi-heure entre 21h23 et 21h53 avant que les opérations ne reprennent normalement.Mardi soir, le trafic aérien avait déjà été interrompu à Bruxelles pour la même raison. Le Premier ministre belge Bart De Wever avait convoqué jeudi matin en urgence un conseil national de sécurité après ces survols de drones non identifiés en Belgique.">
            <text:p>Un aéroport belge de nouveau paralysé. Cette fois, c’est l’aéroport de Liège qui est visé ce vendredi matin par le survol d’un drone, selon plusieurs médias belges dont Le Soir et La Libre qui citent Skeyes, le gestionnaire du trafic aérien en Belgique.D’après l’aéroport de Liège cité par La Libre, le trafic aérien est interrompu depuis 6h56 ce vendredi matin et l’était encore peu avant 8 heures. L’impact sur les opérations de cette interruption du trafic reste très limité pour le moment, indique Liege Airport à l’agence de presse belge Belga. Le drone aurait été aperçu non loin des installations de FedEx, entreprise de livraison et de coursiers.Déjà jeudi soir, le trafic aérien avait été brièvement interrompu à l’aéroport international de Bruxelles-Zaventem, en raison de la présence d’un drone à proximité. Il avait été arrêté pendant une demi-heure entre 21h23 et 21h53 avant que les opérations ne reprennent normalement.Mardi soir, le trafic aérien avait déjà été interrompu à Bruxelles pour la même raison. Le Premier ministre belge Bart De Wever avait convoqué jeudi matin en urgence un conseil national de sécurité après ces survols de drones non identifiés en Belgique.</text:p>
          </table:table-cell>
          <table:table-cell office:value-type="string" office:string-value="Un aéroport belge de nouveau paralysé. Cette fois, c’est l’aéroport de Liège qui est visé ce vendredi matin par le survol d’un drone, selon plusieurs médias belges dont Le Soir et La Libre qui citent Skeyes, le gestionnaire du trafic aérien en Belgique.D’après l’aéroport de Liège cité par La Libre, le trafic aérien est interrompu depuis 6h56 ce vendredi matin et l’était encore peu avant XXXX heures. L’impact sur les opérations de cette interruption du trafic reste très limité pour le moment, indique Liege Airport à l’agence de presse belge Belga. Le drone aurait été aperçu non loin des installations de FedEx, entreprise de livraison et de coursiers.Déjà jeudi soir, le trafic aérien avait été brièvement interrompu à l’aéroport international de Bruxelles-Zaventem, en raison de la présence d’un drone à proximité. Il avait été arrêté pendant une demi-heure entre 21h23 et 21h53 avant que les opérations ne reprennent normalement.Mardi soir, le trafic aérien avait déjà été interrompu à Bruxelles pour la même raison. Le Premier ministre belge Bart De Wever avait convoqué jeudi matin en urgence un conseil national de sécurité après ces survols de drones non identifiés en Belgique.">
            <text:p>Un aéroport belge de nouveau paralysé. Cette fois, c’est l’aéroport de Liège qui est visé ce vendredi matin par le survol d’un drone, selon plusieurs médias belges dont Le Soir et La Libre qui citent Skeyes, le gestionnaire du trafic aérien en Belgique.D’après l’aéroport de Liège cité par La Libre, le trafic aérien est interrompu depuis 6h56 ce vendredi matin et l’était encore peu avant XXXX heures. L’impact sur les opérations de cette interruption du trafic reste très limité pour le moment, indique Liege Airport à l’agence de presse belge Belga. Le drone aurait été aperçu non loin des installations de FedEx, entreprise de livraison et de coursiers.Déjà jeudi soir, le trafic aérien avait été brièvement interrompu à l’aéroport international de Bruxelles-Zaventem, en raison de la présence d’un drone à proximité. Il avait été arrêté pendant une demi-heure entre 21h23 et 21h53 avant que les opérations ne reprennent normalement.Mardi soir, le trafic aérien avait déjà été interrompu à Bruxelles pour la même raison. Le Premier ministre belge Bart De Wever avait convoqué jeudi matin en urgence un conseil national de sécurité après ces survols de drones non identifiés en Belgique.</text:p>
          </table:table-cell>
          <table:table-cell office:value-type="string" office:string-value="8">
            <text:p>8</text:p>
          </table:table-cell>
        </table:table-row>
        <table:table-row>
          <table:table-cell office:value-type="string" office:string-value="La Corée du Nord a tiré au moins un « missile balistique non identifié » vendredi, a annoncé l’armée sud-coréenne, huit jours après le feu vert donné par Donald Trump au projet sud-coréen de construction d’un sous-marin à propulsion nucléaire. « La Corée du Nord tire un missile balistique non identifié en direction de la mer de l’Est », a indiqué l’état-major interarmées sud-coréen, en employant le nom coréen de la mer du Japon.Donald Trump, alors en visite en Corée du Sud, avait écrit sur son réseau Truth Social que le submersible sud-coréen serait fabriqué dans les « chantiers navals de Philadelphie » aux États-Unis. La technologie des sous-marins nucléaires américains est considérée comme l’un des secrets militaires les mieux gardés.Par rapport aux submersibles à propulsion diesel, les sous-marins à propulsion nucléaire peuvent rester immergés pendant des périodes beaucoup plus longues.">
            <text:p>La Corée du Nord a tiré au moins un « missile balistique non identifié » vendredi, a annoncé l’armée sud-coréenne, huit jours après le feu vert donné par Donald Trump au projet sud-coréen de construction d’un sous-marin à propulsion nucléaire. « La Corée du Nord tire un missile balistique non identifié en direction de la mer de l’Est », a indiqué l’état-major interarmées sud-coréen, en employant le nom coréen de la mer du Japon.Donald Trump, alors en visite en Corée du Sud, avait écrit sur son réseau Truth Social que le submersible sud-coréen serait fabriqué dans les « chantiers navals de Philadelphie » aux États-Unis. La technologie des sous-marins nucléaires américains est considérée comme l’un des secrets militaires les mieux gardés.Par rapport aux submersibles à propulsion diesel, les sous-marins à propulsion nucléaire peuvent rester immergés pendant des périodes beaucoup plus longues.</text:p>
          </table:table-cell>
          <table:table-cell office:value-type="string" office:string-value="La Corée du Nord a tiré au moins un « missile balistique non identifié » vendredi, a annoncé l’armée sud-coréenne, XXXX jours après le feu vert donné par Donald Trump au projet sud-coréen de construction d’un sous-marin à propulsion nucléaire. « La Corée du Nord tire un missile balistique non identifié en direction de la mer de l’Est », a indiqué l’état-major interarmées sud-coréen, en employant le nom coréen de la mer du Japon.Donald Trump, alors en visite en Corée du Sud, avait écrit sur son réseau Truth Social que le submersible sud-coréen serait fabriqué dans les « chantiers navals de Philadelphie » aux États-Unis. La technologie des sous-marins nucléaires américains est considérée comme l’un des secrets militaires les mieux gardés.Par rapport aux submersibles à propulsion diesel, les sous-marins à propulsion nucléaire peuvent rester immergés pendant des périodes beaucoup plus longues.">
            <text:p>La Corée du Nord a tiré au moins un « missile balistique non identifié » vendredi, a annoncé l’armée sud-coréenne, XXXX jours après le feu vert donné par Donald Trump au projet sud-coréen de construction d’un sous-marin à propulsion nucléaire. « La Corée du Nord tire un missile balistique non identifié en direction de la mer de l’Est », a indiqué l’état-major interarmées sud-coréen, en employant le nom coréen de la mer du Japon.Donald Trump, alors en visite en Corée du Sud, avait écrit sur son réseau Truth Social que le submersible sud-coréen serait fabriqué dans les « chantiers navals de Philadelphie » aux États-Unis. La technologie des sous-marins nucléaires américains est considérée comme l’un des secrets militaires les mieux gardés.Par rapport aux submersibles à propulsion diesel, les sous-marins à propulsion nucléaire peuvent rester immergés pendant des périodes beaucoup plus longues.</text:p>
          </table:table-cell>
          <table:table-cell office:value-type="string" office:string-value="huit">
            <text:p>huit</text:p>
          </table:table-cell>
        </table:table-row>
        <table:table-row>
          <table:table-cell office:value-type="string" office:string-value="Jackpot : le nouveau plan de rémunération du patron de Tesla, Elon Musk, a été adopté par plus de 75 % des votes lors de l’assemblée générale des actionnaires réunie jeudi à Austin (Texas). Ce plan consistera en l’octroi d’actions qui vont offrir à l’homme d’affaires la possibilité d’empocher plus de 1000 milliards de dollars en dix ans.D’une durée de dix ans, le plan est constitué de douze tranches. À chaque fois que des objectifs financiers sont remplis, une tranche est débloquée et les actions reversées au patron de la marque. En tout, ce sont 424 millions d’actions qu’Elon Musk pourrait obtenir, le faisant monter de 15 % du capital aujourd’hui à plus de 25 %.Les conditions pour franchir chaque seuil ont déjà été fixées. Ils associent à chaque fois une augmentation de la capitalisation de Tesla (sa valeur en Bourse) et d’autres objectifs économiques.">
            <text:p>Jackpot : le nouveau plan de rémunération du patron de Tesla, Elon Musk, a été adopté par plus de 75 % des votes lors de l’assemblée générale des actionnaires réunie jeudi à Austin (Texas). Ce plan consistera en l’octroi d’actions qui vont offrir à l’homme d’affaires la possibilité d’empocher plus de 1000 milliards de dollars en dix ans.D’une durée de dix ans, le plan est constitué de douze tranches. À chaque fois que des objectifs financiers sont remplis, une tranche est débloquée et les actions reversées au patron de la marque. En tout, ce sont 424 millions d’actions qu’Elon Musk pourrait obtenir, le faisant monter de 15 % du capital aujourd’hui à plus de 25 %.Les conditions pour franchir chaque seuil ont déjà été fixées. Ils associent à chaque fois une augmentation de la capitalisation de Tesla (sa valeur en Bourse) et d’autres objectifs économiques.</text:p>
          </table:table-cell>
          <table:table-cell office:value-type="string" office:string-value="Jackpot : le nouveau plan de rémunération du patron de Tesla, Elon Musk, a été adopté par plus de 75 % des votes lors de l’assemblée générale des actionnaires réunie jeudi à Austin (Texas). Ce plan consistera en l’octroi d’actions qui vont offrir à l’homme d’affaires la possibilité d’empocher plus de XXXX milliards de dollars en dix ans.D’une durée de dix ans, le plan est constitué de douze tranches. À chaque fois que des objectifs financiers sont remplis, une tranche est débloquée et les actions reversées au patron de la marque. En tout, ce sont 424 millions d’actions qu’Elon Musk pourrait obtenir, le faisant monter de 15 % du capital aujourd’hui à plus de 25 %.Les conditions pour franchir chaque seuil ont déjà été fixées. Ils associent à chaque fois une augmentation de la capitalisation de Tesla (sa valeur en Bourse) et d’autres objectifs économiques.">
            <text:p>Jackpot : le nouveau plan de rémunération du patron de Tesla, Elon Musk, a été adopté par plus de 75 % des votes lors de l’assemblée générale des actionnaires réunie jeudi à Austin (Texas). Ce plan consistera en l’octroi d’actions qui vont offrir à l’homme d’affaires la possibilité d’empocher plus de XXXX milliards de dollars en dix ans.D’une durée de dix ans, le plan est constitué de douze tranches. À chaque fois que des objectifs financiers sont remplis, une tranche est débloquée et les actions reversées au patron de la marque. En tout, ce sont 424 millions d’actions qu’Elon Musk pourrait obtenir, le faisant monter de 15 % du capital aujourd’hui à plus de 25 %.Les conditions pour franchir chaque seuil ont déjà été fixées. Ils associent à chaque fois une augmentation de la capitalisation de Tesla (sa valeur en Bourse) et d’autres objectifs économiques.</text:p>
          </table:table-cell>
          <table:table-cell office:value-type="string" office:string-value="1000">
            <text:p>1000</text:p>
          </table:table-cell>
        </table:table-row>
        <table:table-row>
          <table:table-cell office:value-type="string" office:string-value="Israël met ses menaces à exécution. L’armée israélienne a déclaré ce jeudi avoir frappé des sites du Hezbollah, dans le sud du Liban.« L’armée israélienne a lancé une série de frappes contre des cibles militaires du Hezbollah dans le sud du Liban », a-t-elle déclaré dans un communiqué. Le mouvement libanais soutenu par l’Iran avait déclaré dans la matinée rejeter toute « négociation politique » entre le Liban et Israël, proposée par des émissaires.Tsahal avait appelé plus tôt jeudi des habitants de trois villages du sud du Liban à évacuer leurs logements, en prévenant qu’elle allait frapper des infrastructures militaires.« L’armée israélienne va bientôt frapper les infrastructures militaires appartenant à l’organisation terroriste Hezbollah dans tout le sud du Liban, en réponse aux tentatives interdites de cette organisation de reprendre ses opérations dans la région », a écrit en arabe le colonel Avichay Adraee, porte-parole de l’armée israélienne sur X. Il a appelé les habitants de trois villages, Aita al-Jabal, al-Taybeh et Tayr Debba, à immédiatement quitter leurs logements.">
            <text:p>Israël met ses menaces à exécution. L’armée israélienne a déclaré ce jeudi avoir frappé des sites du Hezbollah, dans le sud du Liban.« L’armée israélienne a lancé une série de frappes contre des cibles militaires du Hezbollah dans le sud du Liban », a-t-elle déclaré dans un communiqué. Le mouvement libanais soutenu par l’Iran avait déclaré dans la matinée rejeter toute « négociation politique » entre le Liban et Israël, proposée par des émissaires.Tsahal avait appelé plus tôt jeudi des habitants de trois villages du sud du Liban à évacuer leurs logements, en prévenant qu’elle allait frapper des infrastructures militaires.« L’armée israélienne va bientôt frapper les infrastructures militaires appartenant à l’organisation terroriste Hezbollah dans tout le sud du Liban, en réponse aux tentatives interdites de cette organisation de reprendre ses opérations dans la région », a écrit en arabe le colonel Avichay Adraee, porte-parole de l’armée israélienne sur X. Il a appelé les habitants de trois villages, Aita al-Jabal, al-Taybeh et Tayr Debba, à immédiatement quitter leurs logements.</text:p>
          </table:table-cell>
          <table:table-cell office:value-type="string" office:string-value="Israël met ses menaces à exécution. L’armée israélienne a déclaré ce jeudi avoir frappé des sites du Hezbollah, dans le sud du Liban.« L’armée israélienne a lancé une série de frappes contre des cibles militaires du Hezbollah dans le sud du Liban », a-t-elle déclaré dans un communiqué. Le mouvement libanais soutenu par l’Iran avait déclaré dans la matinée rejeter toute « négociation politique » entre le Liban et Israël, proposée par des émissaires.Tsahal avait appelé plus tôt jeudi des habitants de XXXX villages du sud du Liban à évacuer leurs logements, en prévenant qu’elle allait frapper des infrastructures militaires.« L’armée israélienne va bientôt frapper les infrastructures militaires appartenant à l’organisation terroriste Hezbollah dans tout le sud du Liban, en réponse aux tentatives interdites de cette organisation de reprendre ses opérations dans la région », a écrit en arabe le colonel Avichay Adraee, porte-parole de l’armée israélienne sur X. Il a appelé les habitants de XXXX villages, Aita al-Jabal, al-Taybeh et Tayr Debba, à immédiatement quitter leurs logements.">
            <text:p>Israël met ses menaces à exécution. L’armée israélienne a déclaré ce jeudi avoir frappé des sites du Hezbollah, dans le sud du Liban.« L’armée israélienne a lancé une série de frappes contre des cibles militaires du Hezbollah dans le sud du Liban », a-t-elle déclaré dans un communiqué. Le mouvement libanais soutenu par l’Iran avait déclaré dans la matinée rejeter toute « négociation politique » entre le Liban et Israël, proposée par des émissaires.Tsahal avait appelé plus tôt jeudi des habitants de XXXX villages du sud du Liban à évacuer leurs logements, en prévenant qu’elle allait frapper des infrastructures militaires.« L’armée israélienne va bientôt frapper les infrastructures militaires appartenant à l’organisation terroriste Hezbollah dans tout le sud du Liban, en réponse aux tentatives interdites de cette organisation de reprendre ses opérations dans la région », a écrit en arabe le colonel Avichay Adraee, porte-parole de l’armée israélienne sur X. Il a appelé les habitants de XXXX villages, Aita al-Jabal, al-Taybeh et Tayr Debba, à immédiatement quitter leurs logements.</text:p>
          </table:table-cell>
          <table:table-cell office:value-type="string" office:string-value="trois">
            <text:p>trois</text:p>
          </table:table-cell>
        </table:table-row>
        <table:table-row>
          <table:table-cell office:value-type="string" office:string-value="Dans un pays pourtant dirigé par la gauche depuis 2018, le général Franco suscite, 50 ans après sa mort, une admiration croissante au sein d’une partie de la jeunesse espagnole, un phénomène que les experts attribuent à des connaissances très fragmentaires sur ce qu’était la dictature.Cette sympathie pour celui qui a dirigé le pays d’une main de fer durant 36 ans, jusqu’à sa mort le 20 novembre 1975, semble découler d’un enseignement défectueux sur cette période sombre, mais est aussi favorisée par les réseaux sociaux et une vague de rejet du système caractéristique de la jeunesse.Parmi les réalisations - réelles ou inventées - de Franco les plus partagées sur Internet, figurent régulièrement la construction de barrages, la prospérité économique et la création d’un système de sécurité sociale, avec comme conclusion systématique de ces publications que « sous Franco, on vivait mieux ».">
            <text:p>Dans un pays pourtant dirigé par la gauche depuis 2018, le général Franco suscite, 50 ans après sa mort, une admiration croissante au sein d’une partie de la jeunesse espagnole, un phénomène que les experts attribuent à des connaissances très fragmentaires sur ce qu’était la dictature.Cette sympathie pour celui qui a dirigé le pays d’une main de fer durant 36 ans, jusqu’à sa mort le 20 novembre 1975, semble découler d’un enseignement défectueux sur cette période sombre, mais est aussi favorisée par les réseaux sociaux et une vague de rejet du système caractéristique de la jeunesse.Parmi les réalisations - réelles ou inventées - de Franco les plus partagées sur Internet, figurent régulièrement la construction de barrages, la prospérité économique et la création d’un système de sécurité sociale, avec comme conclusion systématique de ces publications que « sous Franco, on vivait mieux ».</text:p>
          </table:table-cell>
          <table:table-cell office:value-type="string" office:string-value="Dans un pays pourtant dirigé par la gauche depuis 2018, le général Franco suscite, 50 ans après sa mort, une admiration croissante au sein d’une partie de la jeunesse espagnole, un phénomène que les experts attribuent à des connaissances très fragmentaires sur ce qu’était la dictature.Cette sympathie pour celui qui a dirigé le pays d’une main de fer durant 36 ans, jusqu’à sa mort le XXXX novembre 1975, semble découler d’un enseignement défectueux sur cette période sombre, mais est aussi favorisée par les réseaux sociaux et une vague de rejet du système caractéristique de la jeunesse.Parmi les réalisations - réelles ou inventées - de Franco les plus partagées sur Internet, figurent régulièrement la construction de barrages, la prospérité économique et la création d’un système de sécurité sociale, avec comme conclusion systématique de ces publications que « sous Franco, on vivait mieux ».">
            <text:p>Dans un pays pourtant dirigé par la gauche depuis 2018, le général Franco suscite, 50 ans après sa mort, une admiration croissante au sein d’une partie de la jeunesse espagnole, un phénomène que les experts attribuent à des connaissances très fragmentaires sur ce qu’était la dictature.Cette sympathie pour celui qui a dirigé le pays d’une main de fer durant 36 ans, jusqu’à sa mort le XXXX novembre 1975, semble découler d’un enseignement défectueux sur cette période sombre, mais est aussi favorisée par les réseaux sociaux et une vague de rejet du système caractéristique de la jeunesse.Parmi les réalisations - réelles ou inventées - de Franco les plus partagées sur Internet, figurent régulièrement la construction de barrages, la prospérité économique et la création d’un système de sécurité sociale, avec comme conclusion systématique de ces publications que « sous Franco, on vivait mieux ».</text:p>
          </table:table-cell>
          <table:table-cell office:value-type="string" office:string-value="20">
            <text:p>20</text:p>
          </table:table-cell>
        </table:table-row>
        <table:table-row>
          <table:table-cell office:value-type="string" office:string-value="Le bilan de l’incendie qui a ravagé un complexe résidentiel de Hongkong s’est encore alourdi. Ce dimanche, il est d’au moins 146 morts, contre 128 personnes décédées selon le précédent total diffusé. Il pourrait encore s’aggraver, fait savoir la police locale.« Le nombre de morts s’élève à 146 à 16 heures (9 heures à Paris). Nous ne pouvons pas exclure qu’il y ait davantage de personnes décédées », a dit devant la presse un représentant de la police, Tsang Shuk-yin.Le feu s’est déclaré mercredi après-midi dans un groupe d’immeubles du nord de la ville. Les flammes en ont dévoré huit bardés d’échafaudages en bambou. L’utilisation de ce type de structure est critiquée pour son rôle accélérateur des flammes.">
            <text:p>Le bilan de l’incendie qui a ravagé un complexe résidentiel de Hongkong s’est encore alourdi. Ce dimanche, il est d’au moins 146 morts, contre 128 personnes décédées selon le précédent total diffusé. Il pourrait encore s’aggraver, fait savoir la police locale.« Le nombre de morts s’élève à 146 à 16 heures (9 heures à Paris). Nous ne pouvons pas exclure qu’il y ait davantage de personnes décédées », a dit devant la presse un représentant de la police, Tsang Shuk-yin.Le feu s’est déclaré mercredi après-midi dans un groupe d’immeubles du nord de la ville. Les flammes en ont dévoré huit bardés d’échafaudages en bambou. L’utilisation de ce type de structure est critiquée pour son rôle accélérateur des flammes.</text:p>
          </table:table-cell>
          <table:table-cell office:value-type="string" office:string-value="Le bilan de l’incendie qui a ravagé un complexe résidentiel de Hongkong s’est encore alourdi. Ce dimanche, il est d’au moins 146 morts, contre 128 personnes décédées selon le précédent total diffusé. Il pourrait encore s’aggraver, fait savoir la police locale.« Le nombre de morts s’élève à 146 à 16 heures (XXXX heures à Paris). Nous ne pouvons pas exclure qu’il y ait davantage de personnes décédées », a dit devant la presse un représentant de la police, Tsang Shuk-yin.Le feu s’est déclaré mercredi après-midi dans un groupe d’immeubles du nord de la ville. Les flammes en ont dévoré huit bardés d’échafaudages en bambou. L’utilisation de ce type de structure est critiquée pour son rôle accélérateur des flammes.">
            <text:p>Le bilan de l’incendie qui a ravagé un complexe résidentiel de Hongkong s’est encore alourdi. Ce dimanche, il est d’au moins 146 morts, contre 128 personnes décédées selon le précédent total diffusé. Il pourrait encore s’aggraver, fait savoir la police locale.« Le nombre de morts s’élève à 146 à 16 heures (XXXX heures à Paris). Nous ne pouvons pas exclure qu’il y ait davantage de personnes décédées », a dit devant la presse un représentant de la police, Tsang Shuk-yin.Le feu s’est déclaré mercredi après-midi dans un groupe d’immeubles du nord de la ville. Les flammes en ont dévoré huit bardés d’échafaudages en bambou. L’utilisation de ce type de structure est critiquée pour son rôle accélérateur des flammes.</text:p>
          </table:table-cell>
          <table:table-cell office:value-type="string" office:string-value="9">
            <text:p>9</text:p>
          </table:table-cell>
        </table:table-row>
        <table:table-row>
          <table:table-cell office:value-type="string" office:string-value="Exit les engins chinois, Kiev en quête d’indépendance sur le champ de bataille. L’Ukraine commence à déployer à grande échelle sur le front des drones « Shmavic » fabriqués localement, a indiqué le vice-Premier ministre ukrainien Mykhailo Fedorov cité par le magazine Forbes ce lundi. Plus de 1 000 appareils auraient été livrés, une première.Les forces armées ukrainiennes se sont longtemps reposées sur des versions détournées du modèle du constructeur chinois DJI, dont la gamme « Mavic » est une référence mondiale. Des drones qui se replient et tiennent dans une poche, tout en offrant une autonomie de 45 minutes minimum, ainsi qu’une portée d’au moins 8 km.Les atouts majeurs des « Mavic » : la qualité de leur caméra et de leurs performances de vol assistées par intelligence artificielle, notamment en ce qui concerne l’évitement d’obstacle. Un exemplaire coûte moins de 2000 dollars. Ces drones ont donc logiquement proliféré sur le front, tant du côté russe qu’ukrainien.">
            <text:p>Exit les engins chinois, Kiev en quête d’indépendance sur le champ de bataille. L’Ukraine commence à déployer à grande échelle sur le front des drones « Shmavic » fabriqués localement, a indiqué le vice-Premier ministre ukrainien Mykhailo Fedorov cité par le magazine Forbes ce lundi. Plus de 1 000 appareils auraient été livrés, une première.Les forces armées ukrainiennes se sont longtemps reposées sur des versions détournées du modèle du constructeur chinois DJI, dont la gamme « Mavic » est une référence mondiale. Des drones qui se replient et tiennent dans une poche, tout en offrant une autonomie de 45 minutes minimum, ainsi qu’une portée d’au moins 8 km.Les atouts majeurs des « Mavic » : la qualité de leur caméra et de leurs performances de vol assistées par intelligence artificielle, notamment en ce qui concerne l’évitement d’obstacle. Un exemplaire coûte moins de 2000 dollars. Ces drones ont donc logiquement proliféré sur le front, tant du côté russe qu’ukrainien.</text:p>
          </table:table-cell>
          <table:table-cell office:value-type="string" office:string-value="Exit les engins chinois, Kiev en quête d’indépendance sur le champ de bataille. L’Ukraine commence à déployer à grande échelle sur le front des drones « Shmavic » fabriqués localement, a indiqué le vice-Premier ministre ukrainien Mykhailo Fedorov cité par le magazine Forbes ce lundi. Plus de 1 000 appareils auraient été livrés, une première.Les forces armées ukrainiennes se sont longtemps reposées sur des versions détournées du modèle du constructeur chinois DJI, dont la gamme « Mavic » est une référence mondiale. Des drones qui se replient et tiennent dans une poche, tout en offrant une autonomie de XXXX minutes minimum, ainsi qu’une portée d’au moins 8 km.Les atouts majeurs des « Mavic » : la qualité de leur caméra et de leurs performances de vol assistées par intelligence artificielle, notamment en ce qui concerne l’évitement d’obstacle. Un exemplaire coûte moins de 2000 dollars. Ces drones ont donc logiquement proliféré sur le front, tant du côté russe qu’ukrainien.">
            <text:p>Exit les engins chinois, Kiev en quête d’indépendance sur le champ de bataille. L’Ukraine commence à déployer à grande échelle sur le front des drones « Shmavic » fabriqués localement, a indiqué le vice-Premier ministre ukrainien Mykhailo Fedorov cité par le magazine Forbes ce lundi. Plus de 1 000 appareils auraient été livrés, une première.Les forces armées ukrainiennes se sont longtemps reposées sur des versions détournées du modèle du constructeur chinois DJI, dont la gamme « Mavic » est une référence mondiale. Des drones qui se replient et tiennent dans une poche, tout en offrant une autonomie de XXXX minutes minimum, ainsi qu’une portée d’au moins 8 km.Les atouts majeurs des « Mavic » : la qualité de leur caméra et de leurs performances de vol assistées par intelligence artificielle, notamment en ce qui concerne l’évitement d’obstacle. Un exemplaire coûte moins de 2000 dollars. Ces drones ont donc logiquement proliféré sur le front, tant du côté russe qu’ukrainien.</text:p>
          </table:table-cell>
          <table:table-cell office:value-type="string" office:string-value="45">
            <text:p>45</text:p>
          </table:table-cell>
        </table:table-row>
        <table:table-row>
          <table:table-cell office:value-type="string" office:string-value="Soixante-six personnes ont été tuées et des centaines de milliers déplacées aux Philippines, touchées par le puissant typhon Kalmaegi. Ce mardi, la tempête a entraîné de violentes inondations dans une large partie du centre du pays.« Ce sont les grandes villes qui ont été touchées, les zones très urbanisées », a expliqué sur une radio locale Rafaelito Alejandro, un responsable de la défense civile. D’après lui, 49 des 66 victimes ont été recensées dans la région de Cebu (centre). Des villes entières de l’île de Cebu (centre) ont en effet été inondées, les habitants tentant de trouver refuge sur les toits pour échapper aux eaux boueuses qui emportent voitures, camions et même d’énormes conteneurs de transport de marchandises, comme le montrent des vidéos vérifiées par l’AFP.">
            <text:p>Soixante-six personnes ont été tuées et des centaines de milliers déplacées aux Philippines, touchées par le puissant typhon Kalmaegi. Ce mardi, la tempête a entraîné de violentes inondations dans une large partie du centre du pays.« Ce sont les grandes villes qui ont été touchées, les zones très urbanisées », a expliqué sur une radio locale Rafaelito Alejandro, un responsable de la défense civile. D’après lui, 49 des 66 victimes ont été recensées dans la région de Cebu (centre). Des villes entières de l’île de Cebu (centre) ont en effet été inondées, les habitants tentant de trouver refuge sur les toits pour échapper aux eaux boueuses qui emportent voitures, camions et même d’énormes conteneurs de transport de marchandises, comme le montrent des vidéos vérifiées par l’AFP.</text:p>
          </table:table-cell>
          <table:table-cell office:value-type="string" office:string-value="XXXX personnes ont été tuées et des centaines de milliers déplacées aux Philippines, touchées par le puissant typhon Kalmaegi. Ce mardi, la tempête a entraîné de violentes inondations dans une large partie du centre du pays.« Ce sont les grandes villes qui ont été touchées, les zones très urbanisées », a expliqué sur une radio locale Rafaelito Alejandro, un responsable de la défense civile. D’après lui, 49 des 66 victimes ont été recensées dans la région de Cebu (centre). Des villes entières de l’île de Cebu (centre) ont en effet été inondées, les habitants tentant de trouver refuge sur les toits pour échapper aux eaux boueuses qui emportent voitures, camions et même d’énormes conteneurs de transport de marchandises, comme le montrent des vidéos vérifiées par l’AFP.">
            <text:p>XXXX personnes ont été tuées et des centaines de milliers déplacées aux Philippines, touchées par le puissant typhon Kalmaegi. Ce mardi, la tempête a entraîné de violentes inondations dans une large partie du centre du pays.« Ce sont les grandes villes qui ont été touchées, les zones très urbanisées », a expliqué sur une radio locale Rafaelito Alejandro, un responsable de la défense civile. D’après lui, 49 des 66 victimes ont été recensées dans la région de Cebu (centre). Des villes entières de l’île de Cebu (centre) ont en effet été inondées, les habitants tentant de trouver refuge sur les toits pour échapper aux eaux boueuses qui emportent voitures, camions et même d’énormes conteneurs de transport de marchandises, comme le montrent des vidéos vérifiées par l’AFP.</text:p>
          </table:table-cell>
          <table:table-cell office:value-type="string" office:string-value="Soixante-six">
            <text:p>Soixante-six</text:p>
          </table:table-cell>
        </table:table-row>
        <table:table-row>
          <table:table-cell office:value-type="string" office:string-value="Sa parole est rare mais ses propos ne manquent jamais de faire réagir. Cristiano Ronaldo, l’homme aux cinq Ballon d’or, a accordé une nouvelle interview au journaliste britannique Piers Morgan, après celle diffusée en novembre 2022, qui avait précipité la fin de son aventure à Manchester United.Présentée comme l’entrevue « la plus personnelle de la vie » de CR7, cette dernière a été découpée en deux parties, dont la première a été publiée sur les chaînes YouTube du joueur et de l’animateur ce mardi. Interrogé sur la situation des Red Devils, l’attaquant portugais n’a pas manqué de franchise, comme à son habitude.« Je suis triste de la situation du club », a-t-il lancé. « Manchester United est toujours dans mon cœur et j’aime ce club, mais il faut être honnête sur sa situation. Aujourd’hui, Manchester United n’a pas de structure. Dans ce club, il faut tout changer et je ne parle ni des joueurs ni de l’entraîneur. J’espère que cela changera à l’avenir, car le potentiel du club est incroyable. C’est l’un des clubs les plus importants du siècle. »">
            <text:p>Sa parole est rare mais ses propos ne manquent jamais de faire réagir. Cristiano Ronaldo, l’homme aux cinq Ballon d’or, a accordé une nouvelle interview au journaliste britannique Piers Morgan, après celle diffusée en novembre 2022, qui avait précipité la fin de son aventure à Manchester United.Présentée comme l’entrevue « la plus personnelle de la vie » de CR7, cette dernière a été découpée en deux parties, dont la première a été publiée sur les chaînes YouTube du joueur et de l’animateur ce mardi. Interrogé sur la situation des Red Devils, l’attaquant portugais n’a pas manqué de franchise, comme à son habitude.« Je suis triste de la situation du club », a-t-il lancé. « Manchester United est toujours dans mon cœur et j’aime ce club, mais il faut être honnête sur sa situation. Aujourd’hui, Manchester United n’a pas de structure. Dans ce club, il faut tout changer et je ne parle ni des joueurs ni de l’entraîneur. J’espère que cela changera à l’avenir, car le potentiel du club est incroyable. C’est l’un des clubs les plus importants du siècle. »</text:p>
          </table:table-cell>
          <table:table-cell office:value-type="string" office:string-value="Sa parole est rare mais ses propos ne manquent jamais de faire réagir. Cristiano Ronaldo, l’homme aux XXXX Ballon d’or, a accordé une nouvelle interview au journaliste britannique Piers Morgan, après celle diffusée en novembre 2022, qui avait précipité la fin de son aventure à Manchester United.Présentée comme l’entrevue « la plus personnelle de la vie » de CR7, cette dernière a été découpée en deux parties, dont la première a été publiée sur les chaînes YouTube du joueur et de l’animateur ce mardi. Interrogé sur la situation des Red Devils, l’attaquant portugais n’a pas manqué de franchise, comme à son habitude.« Je suis triste de la situation du club », a-t-il lancé. « Manchester United est toujours dans mon cœur et j’aime ce club, mais il faut être honnête sur sa situation. Aujourd’hui, Manchester United n’a pas de structure. Dans ce club, il faut tout changer et je ne parle ni des joueurs ni de l’entraîneur. J’espère que cela changera à l’avenir, car le potentiel du club est incroyable. C’est l’un des clubs les plus importants du siècle. »">
            <text:p>Sa parole est rare mais ses propos ne manquent jamais de faire réagir. Cristiano Ronaldo, l’homme aux XXXX Ballon d’or, a accordé une nouvelle interview au journaliste britannique Piers Morgan, après celle diffusée en novembre 2022, qui avait précipité la fin de son aventure à Manchester United.Présentée comme l’entrevue « la plus personnelle de la vie » de CR7, cette dernière a été découpée en deux parties, dont la première a été publiée sur les chaînes YouTube du joueur et de l’animateur ce mardi. Interrogé sur la situation des Red Devils, l’attaquant portugais n’a pas manqué de franchise, comme à son habitude.« Je suis triste de la situation du club », a-t-il lancé. « Manchester United est toujours dans mon cœur et j’aime ce club, mais il faut être honnête sur sa situation. Aujourd’hui, Manchester United n’a pas de structure. Dans ce club, il faut tout changer et je ne parle ni des joueurs ni de l’entraîneur. J’espère que cela changera à l’avenir, car le potentiel du club est incroyable. C’est l’un des clubs les plus importants du siècle. »</text:p>
          </table:table-cell>
          <table:table-cell office:value-type="string" office:string-value="cinq">
            <text:p>cinq</text:p>
          </table:table-cell>
        </table:table-row>
        <table:table-row>
          <table:table-cell office:value-type="string" office:string-value="Officiellement chevalier depuis juin dernier, l’ex-footballeur David Beckham a été formellement décoré mardi par le roi Charles III lors d’une cérémonie au château de Windsor.En costume trois-pièces gris avec queue de pie et cravate assortie, Beckham s’est présenté tout sourire devant le roi, qui l’a adoubé en tapotant ses épaules d’une épée de cérémonie. Les deux hommes ont échangé quelques mots, le roi visiblement ravi lui aussi.« Pour un jeune des quartiers Est de Londres, être ici au château de Windsor, honoré par sa Majesté le roi - la plus importante et plus respectée des institutions au monde - c’est vraiment un grand moment », a déclaré la légende du football anglais aux médias après la cérémonie, à laquelle assistaient sa femme, la créatrice de mode Victoria Beckham, et ses parents. Celui qui est devenu un icône de la mode a expliqué que sa tenue, dessinée par son épouse, avait été « inspirée » par Charles III. « Il est un peu l’homme le plus élégant que je connaisse, il a inspiré plusieurs de mes tenues et clairement inspiré celle-ci », a-t-il souligné, selon l’agence Press Association.">
            <text:p>Officiellement chevalier depuis juin dernier, l’ex-footballeur David Beckham a été formellement décoré mardi par le roi Charles III lors d’une cérémonie au château de Windsor.En costume trois-pièces gris avec queue de pie et cravate assortie, Beckham s’est présenté tout sourire devant le roi, qui l’a adoubé en tapotant ses épaules d’une épée de cérémonie. Les deux hommes ont échangé quelques mots, le roi visiblement ravi lui aussi.« Pour un jeune des quartiers Est de Londres, être ici au château de Windsor, honoré par sa Majesté le roi - la plus importante et plus respectée des institutions au monde - c’est vraiment un grand moment », a déclaré la légende du football anglais aux médias après la cérémonie, à laquelle assistaient sa femme, la créatrice de mode Victoria Beckham, et ses parents. Celui qui est devenu un icône de la mode a expliqué que sa tenue, dessinée par son épouse, avait été « inspirée » par Charles III. « Il est un peu l’homme le plus élégant que je connaisse, il a inspiré plusieurs de mes tenues et clairement inspiré celle-ci », a-t-il souligné, selon l’agence Press Association.</text:p>
          </table:table-cell>
          <table:table-cell office:value-type="string" office:string-value="Officiellement chevalier depuis juin dernier, l’ex-footballeur David Beckham a été formellement décoré mardi par le roi Charles III lors d’une cérémonie au château de Windsor.En costume trois-pièces gris avec queue de pie et cravate assortie, Beckham s’est présenté tout sourire devant le roi, qui l’a adoubé en tapotant ses épaules d’une épée de cérémonie. Les XXXX hommes ont échangé quelques mots, le roi visiblement ravi lui aussi.« Pour un jeune des quartiers Est de Londres, être ici au château de Windsor, honoré par sa Majesté le roi - la plus importante et plus respectée des institutions au monde - c’est vraiment un grand moment », a déclaré la légende du football anglais aux médias après la cérémonie, à laquelle assistaient sa femme, la créatrice de mode Victoria Beckham, et ses parents. Celui qui est devenu un icône de la mode a expliqué que sa tenue, dessinée par son épouse, avait été « inspirée » par Charles III. « Il est un peu l’homme le plus élégant que je connaisse, il a inspiré plusieurs de mes tenues et clairement inspiré celle-ci », a-t-il souligné, selon l’agence Press Association.">
            <text:p>Officiellement chevalier depuis juin dernier, l’ex-footballeur David Beckham a été formellement décoré mardi par le roi Charles III lors d’une cérémonie au château de Windsor.En costume trois-pièces gris avec queue de pie et cravate assortie, Beckham s’est présenté tout sourire devant le roi, qui l’a adoubé en tapotant ses épaules d’une épée de cérémonie. Les XXXX hommes ont échangé quelques mots, le roi visiblement ravi lui aussi.« Pour un jeune des quartiers Est de Londres, être ici au château de Windsor, honoré par sa Majesté le roi - la plus importante et plus respectée des institutions au monde - c’est vraiment un grand moment », a déclaré la légende du football anglais aux médias après la cérémonie, à laquelle assistaient sa femme, la créatrice de mode Victoria Beckham, et ses parents. Celui qui est devenu un icône de la mode a expliqué que sa tenue, dessinée par son épouse, avait été « inspirée » par Charles III. « Il est un peu l’homme le plus élégant que je connaisse, il a inspiré plusieurs de mes tenues et clairement inspiré celle-ci », a-t-il souligné, selon l’agence Press Association.</text:p>
          </table:table-cell>
          <table:table-cell office:value-type="string" office:string-value="deux">
            <text:p>deux</text:p>
          </table:table-cell>
        </table:table-row>
        <table:table-row>
          <table:table-cell office:value-type="string" office:string-value="Le géant mondial du café Starbucks va céder, pour 4 milliards de dollars (3,47 milliards d’euros), 60 % du capital de sa filiale chinoise à la société d’investissement hongkongaise Boyu Capital, via la création d’une société commune, dont elle conservera 40 % des parts, annoncent les deux groupes dans un communiqué ce mardi. Starbucks conservera la propriété de la marque et son siège à Shanghai.La Chine est le deuxième marché de Starbucks après les Etats-Unis, avec environ 8000 points de vente, soit près du quart des implantations mondiales du groupe de Seattle (État de Washington), qui en compte plus de 40 000 dans le monde.Le groupe américain est présent en République populaire depuis 1999 et y a longtemps connu un développement soutenu. Mais ses ventes ont chuté de 14 % en 2024 (à périmètre comparable) par rapport à l’année précédente.">
            <text:p>Le géant mondial du café Starbucks va céder, pour 4 milliards de dollars (3,47 milliards d’euros), 60 % du capital de sa filiale chinoise à la société d’investissement hongkongaise Boyu Capital, via la création d’une société commune, dont elle conservera 40 % des parts, annoncent les deux groupes dans un communiqué ce mardi. Starbucks conservera la propriété de la marque et son siège à Shanghai.La Chine est le deuxième marché de Starbucks après les Etats-Unis, avec environ 8000 points de vente, soit près du quart des implantations mondiales du groupe de Seattle (État de Washington), qui en compte plus de 40 000 dans le monde.Le groupe américain est présent en République populaire depuis 1999 et y a longtemps connu un développement soutenu. Mais ses ventes ont chuté de 14 % en 2024 (à périmètre comparable) par rapport à l’année précédente.</text:p>
          </table:table-cell>
          <table:table-cell office:value-type="string" office:string-value="Le géant mondial du café Starbucks va céder, pour 4 milliards de dollars (XXXX milliards d’euros), 60 % du capital de sa filiale chinoise à la société d’investissement hongkongaise Boyu Capital, via la création d’une société commune, dont elle conservera 40 % des parts, annoncent les deux groupes dans un communiqué ce mardi. Starbucks conservera la propriété de la marque et son siège à Shanghai.La Chine est le deuxième marché de Starbucks après les Etats-Unis, avec environ 8000 points de vente, soit près du quart des implantations mondiales du groupe de Seattle (État de Washington), qui en compte plus de 40 000 dans le monde.Le groupe américain est présent en République populaire depuis 1999 et y a longtemps connu un développement soutenu. Mais ses ventes ont chuté de 14 % en 2024 (à périmètre comparable) par rapport à l’année précédente.">
            <text:p>Le géant mondial du café Starbucks va céder, pour 4 milliards de dollars (XXXX milliards d’euros), 60 % du capital de sa filiale chinoise à la société d’investissement hongkongaise Boyu Capital, via la création d’une société commune, dont elle conservera 40 % des parts, annoncent les deux groupes dans un communiqué ce mardi. Starbucks conservera la propriété de la marque et son siège à Shanghai.La Chine est le deuxième marché de Starbucks après les Etats-Unis, avec environ 8000 points de vente, soit près du quart des implantations mondiales du groupe de Seattle (État de Washington), qui en compte plus de 40 000 dans le monde.Le groupe américain est présent en République populaire depuis 1999 et y a longtemps connu un développement soutenu. Mais ses ventes ont chuté de 14 % en 2024 (à périmètre comparable) par rapport à l’année précédente.</text:p>
          </table:table-cell>
          <table:table-cell office:value-type="string" office:string-value="3,47">
            <text:p>3,47</text:p>
          </table:table-cell>
        </table:table-row>
        <table:table-row>
          <table:table-cell office:value-type="string" office:string-value="L’ouvrier qui avait été extrait des décombres d’une tour romaine médiévale partiellement effondrée est décédé dans la nuit de lundi à mardi, peu après son arrivée à l’hôpital. Une portion de la façade de la Torre dei Conti, dans le quartier très touristique des forums impériaux et du Colisée, s’était effondrée en fin de matinée, en projetant des gravats dans la rue et une colonne de poussière dans les airs. Trois ouvriers ont pu être évacués, dont un avec un trauma crânien, selon les médias locaux. Un dernier ouvrier était encore bloqué quand une autre partie de la tour s’est effondrée deux heures plus tard, plongeant les secours dans un nuage de poussière et de débris. Octay Stroici, 66 ans, de nationalité roumaine, est resté « conscient » pendant le sauvetage, avait indiqué le ministère roumain des Affaires étrangères.">
            <text:p>L’ouvrier qui avait été extrait des décombres d’une tour romaine médiévale partiellement effondrée est décédé dans la nuit de lundi à mardi, peu après son arrivée à l’hôpital. Une portion de la façade de la Torre dei Conti, dans le quartier très touristique des forums impériaux et du Colisée, s’était effondrée en fin de matinée, en projetant des gravats dans la rue et une colonne de poussière dans les airs. Trois ouvriers ont pu être évacués, dont un avec un trauma crânien, selon les médias locaux. Un dernier ouvrier était encore bloqué quand une autre partie de la tour s’est effondrée deux heures plus tard, plongeant les secours dans un nuage de poussière et de débris. Octay Stroici, 66 ans, de nationalité roumaine, est resté « conscient » pendant le sauvetage, avait indiqué le ministère roumain des Affaires étrangères.</text:p>
          </table:table-cell>
          <table:table-cell office:value-type="string" office:string-value="L’ouvrier qui avait été extrait des décombres d’une tour romaine médiévale partiellement effondrée est décédé dans la nuit de lundi à mardi, peu après son arrivée à l’hôpital. Une portion de la façade de la Torre dei Conti, dans le quartier très touristique des forums impériaux et du Colisée, s’était effondrée en fin de matinée, en projetant des gravats dans la rue et une colonne de poussière dans les airs. Trois ouvriers ont pu être évacués, dont un avec un trauma crânien, selon les médias locaux. Un dernier ouvrier était encore bloqué quand une autre partie de la tour s’est effondrée deux heures plus tard, plongeant les secours dans un nuage de poussière et de débris. Octay Stroici, XXXX ans, de nationalité roumaine, est resté « conscient » pendant le sauvetage, avait indiqué le ministère roumain des Affaires étrangères.">
            <text:p>L’ouvrier qui avait été extrait des décombres d’une tour romaine médiévale partiellement effondrée est décédé dans la nuit de lundi à mardi, peu après son arrivée à l’hôpital. Une portion de la façade de la Torre dei Conti, dans le quartier très touristique des forums impériaux et du Colisée, s’était effondrée en fin de matinée, en projetant des gravats dans la rue et une colonne de poussière dans les airs. Trois ouvriers ont pu être évacués, dont un avec un trauma crânien, selon les médias locaux. Un dernier ouvrier était encore bloqué quand une autre partie de la tour s’est effondrée deux heures plus tard, plongeant les secours dans un nuage de poussière et de débris. Octay Stroici, XXXX ans, de nationalité roumaine, est resté « conscient » pendant le sauvetage, avait indiqué le ministère roumain des Affaires étrangères.</text:p>
          </table:table-cell>
          <table:table-cell office:value-type="string" office:string-value="66">
            <text:p>66</text:p>
          </table:table-cell>
        </table:table-row>
        <table:table-row>
          <table:table-cell office:value-type="string" office:string-value="Depuis 2023, la guerre au Soudan a fait des dizaines de milliers de morts, mis plus de 24 millions de personnes en insécurité alimentaire aiguë. Mais depuis le 26 octobre et la prise de la ville d’El-Fasher, grande ville du Darfour du Nord, par les paramilitaires des Forces de soutien rapide (FSR), la situation est pire que jamais.Le ministre français des Affaires étrangères, Jean-Noël Barrot, a appelé lundi les belligérants à cesser le feu au Soudan, Paris dénonçant le caractère ethnique des exactions attribuées à ces paramilitaires. « Depuis quelques jours, la situation s’aggrave avec la crainte, alimentée par un certain nombre de faits qui semblent établis, d’exactions majeures touchant des dizaines de milliers d’innocents », a déclaré le chef de la diplomatie française au cours d’un déplacement dans le Loiret, à Boigny-sur-Bionne.">
            <text:p>Depuis 2023, la guerre au Soudan a fait des dizaines de milliers de morts, mis plus de 24 millions de personnes en insécurité alimentaire aiguë. Mais depuis le 26 octobre et la prise de la ville d’El-Fasher, grande ville du Darfour du Nord, par les paramilitaires des Forces de soutien rapide (FSR), la situation est pire que jamais.Le ministre français des Affaires étrangères, Jean-Noël Barrot, a appelé lundi les belligérants à cesser le feu au Soudan, Paris dénonçant le caractère ethnique des exactions attribuées à ces paramilitaires. « Depuis quelques jours, la situation s’aggrave avec la crainte, alimentée par un certain nombre de faits qui semblent établis, d’exactions majeures touchant des dizaines de milliers d’innocents », a déclaré le chef de la diplomatie française au cours d’un déplacement dans le Loiret, à Boigny-sur-Bionne.</text:p>
          </table:table-cell>
          <table:table-cell office:value-type="string" office:string-value="Depuis XXXX, la guerre au Soudan a fait des dizaines de milliers de morts, mis plus de 24 millions de personnes en insécurité alimentaire aiguë. Mais depuis le 26 octobre et la prise de la ville d’El-Fasher, grande ville du Darfour du Nord, par les paramilitaires des Forces de soutien rapide (FSR), la situation est pire que jamais.Le ministre français des Affaires étrangères, Jean-Noël Barrot, a appelé lundi les belligérants à cesser le feu au Soudan, Paris dénonçant le caractère ethnique des exactions attribuées à ces paramilitaires. « Depuis quelques jours, la situation s’aggrave avec la crainte, alimentée par un certain nombre de faits qui semblent établis, d’exactions majeures touchant des dizaines de milliers d’innocents », a déclaré le chef de la diplomatie française au cours d’un déplacement dans le Loiret, à Boigny-sur-Bionne.">
            <text:p>Depuis XXXX, la guerre au Soudan a fait des dizaines de milliers de morts, mis plus de 24 millions de personnes en insécurité alimentaire aiguë. Mais depuis le 26 octobre et la prise de la ville d’El-Fasher, grande ville du Darfour du Nord, par les paramilitaires des Forces de soutien rapide (FSR), la situation est pire que jamais.Le ministre français des Affaires étrangères, Jean-Noël Barrot, a appelé lundi les belligérants à cesser le feu au Soudan, Paris dénonçant le caractère ethnique des exactions attribuées à ces paramilitaires. « Depuis quelques jours, la situation s’aggrave avec la crainte, alimentée par un certain nombre de faits qui semblent établis, d’exactions majeures touchant des dizaines de milliers d’innocents », a déclaré le chef de la diplomatie française au cours d’un déplacement dans le Loiret, à Boigny-sur-Bionne.</text:p>
          </table:table-cell>
          <table:table-cell office:value-type="string" office:string-value="2023">
            <text:p>2023</text:p>
          </table:table-cell>
        </table:table-row>
        <table:table-row>
          <table:table-cell office:value-type="string" office:string-value="Des antifascistes ont revendiqué l’acte. Les deux coprésidents de l’extrême droite allemande ont dénoncé lundi une « attaque contre la démocratie » après l’incendie de la voiture d’un membre important de ce parti, à Hambourg, dans le nord du pays.Plusieurs voitures ont été incendiées lundi, dont l’une appartenant à Bernd Baumann, premier secrétaire du groupe Alternative pour l’Allemagne (AfD) au Bundestag, a indiqué la police qui suspecte des « dégradations à caractère politique ». Dans un communiqué, Alice Weidel et Tino Chrupalla, coprésidents de l’AfD, ont exprimé leur « grande inquiétude » face à « cette attaque contre un représentant de premier plan du plus grand groupe d’opposition ». « Une attaque directe contre la démocratie en Allemagne », ont-ils jugé.">
            <text:p>Des antifascistes ont revendiqué l’acte. Les deux coprésidents de l’extrême droite allemande ont dénoncé lundi une « attaque contre la démocratie » après l’incendie de la voiture d’un membre important de ce parti, à Hambourg, dans le nord du pays.Plusieurs voitures ont été incendiées lundi, dont l’une appartenant à Bernd Baumann, premier secrétaire du groupe Alternative pour l’Allemagne (AfD) au Bundestag, a indiqué la police qui suspecte des « dégradations à caractère politique ». Dans un communiqué, Alice Weidel et Tino Chrupalla, coprésidents de l’AfD, ont exprimé leur « grande inquiétude » face à « cette attaque contre un représentant de premier plan du plus grand groupe d’opposition ». « Une attaque directe contre la démocratie en Allemagne », ont-ils jugé.</text:p>
          </table:table-cell>
          <table:table-cell office:value-type="string" office:string-value="Des antifascistes ont revendiqué l’acte. Les XXXX coprésidents de l’extrême droite allemande ont dénoncé lundi une « attaque contre la démocratie » après l’incendie de la voiture d’un membre important de ce parti, à Hambourg, dans le nord du pays.Plusieurs voitures ont été incendiées lundi, dont l’une appartenant à Bernd Baumann, premier secrétaire du groupe Alternative pour l’Allemagne (AfD) au Bundestag, a indiqué la police qui suspecte des « dégradations à caractère politique ». Dans un communiqué, Alice Weidel et Tino Chrupalla, coprésidents de l’AfD, ont exprimé leur « grande inquiétude » face à « cette attaque contre un représentant de premier plan du plus grand groupe d’opposition ». « Une attaque directe contre la démocratie en Allemagne », ont-ils jugé.">
            <text:p>Des antifascistes ont revendiqué l’acte. Les XXXX coprésidents de l’extrême droite allemande ont dénoncé lundi une « attaque contre la démocratie » après l’incendie de la voiture d’un membre important de ce parti, à Hambourg, dans le nord du pays.Plusieurs voitures ont été incendiées lundi, dont l’une appartenant à Bernd Baumann, premier secrétaire du groupe Alternative pour l’Allemagne (AfD) au Bundestag, a indiqué la police qui suspecte des « dégradations à caractère politique ». Dans un communiqué, Alice Weidel et Tino Chrupalla, coprésidents de l’AfD, ont exprimé leur « grande inquiétude » face à « cette attaque contre un représentant de premier plan du plus grand groupe d’opposition ». « Une attaque directe contre la démocratie en Allemagne », ont-ils jugé.</text:p>
          </table:table-cell>
          <table:table-cell office:value-type="string" office:string-value="deux">
            <text:p>deux</text:p>
          </table:table-cell>
        </table:table-row>
        <table:table-row>
          <table:table-cell office:value-type="string" office:string-value="Une semaine à haut risque pour le budget. En France ? Non, en Belgique. Le Premier ministre belge, Bart De Wever, réunit ce lundi à midi le gouvernement en comité restreint. Après avoir rencontré les vice-Premiers ministres en tête à tête la semaine dernière, il doit leur présenter une nouvelle proposition budgétaire en espérant enfin les mettre d’accord.L’horloge tourne : le chef du gouvernement fédéral « fera rapport au Roi » jeudi 6 novembre, une formule qui laisse entendre que, sans consensus d’ici là, il pourrait être obligé de lui présenter sa démission. La coalition Arizona, le nom des cinq partis libéraux, socialistes et chrétiens-démocrates alliés aux nationalistes flamands dirigés par De Wever qui sont parvenus à former un gouvernement en janvier dernier, après des mois de discussions, doit trouver 10 milliards d’euros d’économies d’ici à la fin de la législature, pour respecter les engagements budgétaires de la Belgique.">
            <text:p>Une semaine à haut risque pour le budget. En France ? Non, en Belgique. Le Premier ministre belge, Bart De Wever, réunit ce lundi à midi le gouvernement en comité restreint. Après avoir rencontré les vice-Premiers ministres en tête à tête la semaine dernière, il doit leur présenter une nouvelle proposition budgétaire en espérant enfin les mettre d’accord.L’horloge tourne : le chef du gouvernement fédéral « fera rapport au Roi » jeudi 6 novembre, une formule qui laisse entendre que, sans consensus d’ici là, il pourrait être obligé de lui présenter sa démission. La coalition Arizona, le nom des cinq partis libéraux, socialistes et chrétiens-démocrates alliés aux nationalistes flamands dirigés par De Wever qui sont parvenus à former un gouvernement en janvier dernier, après des mois de discussions, doit trouver 10 milliards d’euros d’économies d’ici à la fin de la législature, pour respecter les engagements budgétaires de la Belgique.</text:p>
          </table:table-cell>
          <table:table-cell office:value-type="string" office:string-value="Une semaine à haut risque pour le budget. En France ? Non, en Belgique. Le Premier ministre belge, Bart De Wever, réunit ce lundi à midi le gouvernement en comité restreint. Après avoir rencontré les vice-Premiers ministres en tête à tête la semaine dernière, il doit leur présenter une nouvelle proposition budgétaire en espérant enfin les mettre d’accord.L’horloge tourne : le chef du gouvernement fédéral « fera rapport au Roi » jeudi 6 novembre, une formule qui laisse entendre que, sans consensus d’ici là, il pourrait être obligé de lui présenter sa démission. La coalition Arizona, le nom des XXXX partis libéraux, socialistes et chrétiens-démocrates alliés aux nationalistes flamands dirigés par De Wever qui sont parvenus à former un gouvernement en janvier dernier, après des mois de discussions, doit trouver 10 milliards d’euros d’économies d’ici à la fin de la législature, pour respecter les engagements budgétaires de la Belgique.">
            <text:p>Une semaine à haut risque pour le budget. En France ? Non, en Belgique. Le Premier ministre belge, Bart De Wever, réunit ce lundi à midi le gouvernement en comité restreint. Après avoir rencontré les vice-Premiers ministres en tête à tête la semaine dernière, il doit leur présenter une nouvelle proposition budgétaire en espérant enfin les mettre d’accord.L’horloge tourne : le chef du gouvernement fédéral « fera rapport au Roi » jeudi 6 novembre, une formule qui laisse entendre que, sans consensus d’ici là, il pourrait être obligé de lui présenter sa démission. La coalition Arizona, le nom des XXXX partis libéraux, socialistes et chrétiens-démocrates alliés aux nationalistes flamands dirigés par De Wever qui sont parvenus à former un gouvernement en janvier dernier, après des mois de discussions, doit trouver 10 milliards d’euros d’économies d’ici à la fin de la législature, pour respecter les engagements budgétaires de la Belgique.</text:p>
          </table:table-cell>
          <table:table-cell office:value-type="string" office:string-value="cinq">
            <text:p>cinq</text:p>
          </table:table-cell>
        </table:table-row>
        <table:table-row>
          <table:table-cell office:value-type="string" office:string-value="La presse et les médias anglais saluent deux hommes qui ont joué un rôle prépondérant samedi soir lors de l’attaque au couteau d’un forcené dans un train entre Doncaster (nord) et Londres. Avec un couteau, il a blessé dix personnes, dont cinq restaient hospitalisées dimanche soir.L’assaut a duré neuf minutes entre la montée dans la rame de l’individu, âgé de 35 ans, à la gare de Peterborough à 19h30 (heure locale) et l’arrêt du train en gare d’Huntingdon. Une gare que la rame Azuma Class 800 traverse habituellement à 200 km/h sur une voie non accessible au public.Alerté a minima par l’actionnement du signal d’alarme, mais sans connaître ce qui se passait réellement à l’arrière, le conducteur, Andrew Johnson, a fait preuve d’un sang-froid immense et d’une vraie clairvoyance en déroutant le convoi composé de neuf voitures vers un quai.">
            <text:p>La presse et les médias anglais saluent deux hommes qui ont joué un rôle prépondérant samedi soir lors de l’attaque au couteau d’un forcené dans un train entre Doncaster (nord) et Londres. Avec un couteau, il a blessé dix personnes, dont cinq restaient hospitalisées dimanche soir.L’assaut a duré neuf minutes entre la montée dans la rame de l’individu, âgé de 35 ans, à la gare de Peterborough à 19h30 (heure locale) et l’arrêt du train en gare d’Huntingdon. Une gare que la rame Azuma Class 800 traverse habituellement à 200 km/h sur une voie non accessible au public.Alerté a minima par l’actionnement du signal d’alarme, mais sans connaître ce qui se passait réellement à l’arrière, le conducteur, Andrew Johnson, a fait preuve d’un sang-froid immense et d’une vraie clairvoyance en déroutant le convoi composé de neuf voitures vers un quai.</text:p>
          </table:table-cell>
          <table:table-cell office:value-type="string" office:string-value="La presse et les médias anglais saluent deux hommes qui ont joué un rôle prépondérant samedi soir lors de l’attaque au couteau d’un forcené dans un train entre Doncaster (nord) et Londres. Avec un couteau, il a blessé XXXX personnes, dont cinq restaient hospitalisées dimanche soir.L’assaut a duré neuf minutes entre la montée dans la rame de l’individu, âgé de 35 ans, à la gare de Peterborough à 19h30 (heure locale) et l’arrêt du train en gare d’Huntingdon. Une gare que la rame Azuma Class 800 traverse habituellement à 200 km/h sur une voie non accessible au public.Alerté a minima par l’actionnement du signal d’alarme, mais sans connaître ce qui se passait réellement à l’arrière, le conducteur, Andrew Johnson, a fait preuve d’un sang-froid immense et d’une vraie clairvoyance en déroutant le convoi composé de neuf voitures vers un quai.">
            <text:p>La presse et les médias anglais saluent deux hommes qui ont joué un rôle prépondérant samedi soir lors de l’attaque au couteau d’un forcené dans un train entre Doncaster (nord) et Londres. Avec un couteau, il a blessé XXXX personnes, dont cinq restaient hospitalisées dimanche soir.L’assaut a duré neuf minutes entre la montée dans la rame de l’individu, âgé de 35 ans, à la gare de Peterborough à 19h30 (heure locale) et l’arrêt du train en gare d’Huntingdon. Une gare que la rame Azuma Class 800 traverse habituellement à 200 km/h sur une voie non accessible au public.Alerté a minima par l’actionnement du signal d’alarme, mais sans connaître ce qui se passait réellement à l’arrière, le conducteur, Andrew Johnson, a fait preuve d’un sang-froid immense et d’une vraie clairvoyance en déroutant le convoi composé de neuf voitures vers un quai.</text:p>
          </table:table-cell>
          <table:table-cell office:value-type="string" office:string-value="dix">
            <text:p>dix</text:p>
          </table:table-cell>
        </table:table-row>
        <table:table-row>
          <table:table-cell office:value-type="string" office:string-value="Cette décision pourrait-elle radicalement changer le plateau des athlètes présents lors des Jeux olympiques d’hiver ? Le Tribunal arbitral du sport a annulé vendredi l’exclusion totale des athlètes russes par la Fédération internationale de luge (FIL), ouvrant la voie à une réintégration de lugeurs sous bannière neutre selon un calendrier encore incertain.Cette mesure, prise après l’invasion russe de l’Ukraine en 2022 et confirmée en 2024 puis en juin dernier, « n’est pas proportionnée » pour atteindre le seul objectif affiché par la FIL, soit « préserver des conditions de course sûres », explique la juridiction sportive dans un communiqué. Les trois arbitres du TAS ont « entendu » les arguments de l’instance de la luge, qui a mis en avant « le risque d’incidents causés par le public ou par d’autres athlètes » en cas de participation russe et assure qu’il ne s’agit pas « d’une sanction fondée sur la nationalité ».">
            <text:p>Cette décision pourrait-elle radicalement changer le plateau des athlètes présents lors des Jeux olympiques d’hiver ? Le Tribunal arbitral du sport a annulé vendredi l’exclusion totale des athlètes russes par la Fédération internationale de luge (FIL), ouvrant la voie à une réintégration de lugeurs sous bannière neutre selon un calendrier encore incertain.Cette mesure, prise après l’invasion russe de l’Ukraine en 2022 et confirmée en 2024 puis en juin dernier, « n’est pas proportionnée » pour atteindre le seul objectif affiché par la FIL, soit « préserver des conditions de course sûres », explique la juridiction sportive dans un communiqué. Les trois arbitres du TAS ont « entendu » les arguments de l’instance de la luge, qui a mis en avant « le risque d’incidents causés par le public ou par d’autres athlètes » en cas de participation russe et assure qu’il ne s’agit pas « d’une sanction fondée sur la nationalité ».</text:p>
          </table:table-cell>
          <table:table-cell office:value-type="string" office:string-value="Cette décision pourrait-elle radicalement changer le plateau des athlètes présents lors des Jeux olympiques d’hiver ? Le Tribunal arbitral du sport a annulé vendredi l’exclusion totale des athlètes russes par la Fédération internationale de luge (FIL), ouvrant la voie à une réintégration de lugeurs sous bannière neutre selon un calendrier encore incertain.Cette mesure, prise après l’invasion russe de l’Ukraine en XXXX et confirmée en 2024 puis en juin dernier, « n’est pas proportionnée » pour atteindre le seul objectif affiché par la FIL, soit « préserver des conditions de course sûres », explique la juridiction sportive dans un communiqué. Les trois arbitres du TAS ont « entendu » les arguments de l’instance de la luge, qui a mis en avant « le risque d’incidents causés par le public ou par d’autres athlètes » en cas de participation russe et assure qu’il ne s’agit pas « d’une sanction fondée sur la nationalité ».">
            <text:p>Cette décision pourrait-elle radicalement changer le plateau des athlètes présents lors des Jeux olympiques d’hiver ? Le Tribunal arbitral du sport a annulé vendredi l’exclusion totale des athlètes russes par la Fédération internationale de luge (FIL), ouvrant la voie à une réintégration de lugeurs sous bannière neutre selon un calendrier encore incertain.Cette mesure, prise après l’invasion russe de l’Ukraine en XXXX et confirmée en 2024 puis en juin dernier, « n’est pas proportionnée » pour atteindre le seul objectif affiché par la FIL, soit « préserver des conditions de course sûres », explique la juridiction sportive dans un communiqué. Les trois arbitres du TAS ont « entendu » les arguments de l’instance de la luge, qui a mis en avant « le risque d’incidents causés par le public ou par d’autres athlètes » en cas de participation russe et assure qu’il ne s’agit pas « d’une sanction fondée sur la nationalité ».</text:p>
          </table:table-cell>
          <table:table-cell office:value-type="string" office:string-value="2022">
            <text:p>2022</text:p>
          </table:table-cell>
        </table:table-row>
        <table:table-row>
          <table:table-cell office:value-type="string" office:string-value="Environ 700 personnes ont été tuées lors de manifestations en marge des d’élections présidentielle et législatives qui se sont déroulées mercredi sans opposition en Tanzanie, selon le parti d’opposition Chadema. Un chiffre démenti par le gouvernement.Ce pays d’Afrique de l’Est, qui compte 68 millions d’habitants, vit depuis sous une chape de plomb, internet ayant été coupé par les autorités. La cheffe de l’État Samia Suluhu Hassan, 65 ans, promue à la tête de la Tanzanie à la mort de son prédécesseur John Magufuli en 2021, s’est présentée à la présidentielle qu’elle a aisément remportée la présidentielle. Ainsi la formation Chadema a été exclue des élections et a appelé au boycott du scrutin. Son chef Tundu Lissu, arrêté en avril, est jugé pour trahison, une accusation passible de la peine capitale.">
            <text:p>Environ 700 personnes ont été tuées lors de manifestations en marge des d’élections présidentielle et législatives qui se sont déroulées mercredi sans opposition en Tanzanie, selon le parti d’opposition Chadema. Un chiffre démenti par le gouvernement.Ce pays d’Afrique de l’Est, qui compte 68 millions d’habitants, vit depuis sous une chape de plomb, internet ayant été coupé par les autorités. La cheffe de l’État Samia Suluhu Hassan, 65 ans, promue à la tête de la Tanzanie à la mort de son prédécesseur John Magufuli en 2021, s’est présentée à la présidentielle qu’elle a aisément remportée la présidentielle. Ainsi la formation Chadema a été exclue des élections et a appelé au boycott du scrutin. Son chef Tundu Lissu, arrêté en avril, est jugé pour trahison, une accusation passible de la peine capitale.</text:p>
          </table:table-cell>
          <table:table-cell office:value-type="string" office:string-value="Environ XXXX personnes ont été tuées lors de manifestations en marge des d’élections présidentielle et législatives qui se sont déroulées mercredi sans opposition en Tanzanie, selon le parti d’opposition Chadema. Un chiffre démenti par le gouvernement.Ce pays d’Afrique de l’Est, qui compte 68 millions d’habitants, vit depuis sous une chape de plomb, internet ayant été coupé par les autorités. La cheffe de l’État Samia Suluhu Hassan, 65 ans, promue à la tête de la Tanzanie à la mort de son prédécesseur John Magufuli en 2021, s’est présentée à la présidentielle qu’elle a aisément remportée la présidentielle. Ainsi la formation Chadema a été exclue des élections et a appelé au boycott du scrutin. Son chef Tundu Lissu, arrêté en avril, est jugé pour trahison, une accusation passible de la peine capitale.">
            <text:p>Environ XXXX personnes ont été tuées lors de manifestations en marge des d’élections présidentielle et législatives qui se sont déroulées mercredi sans opposition en Tanzanie, selon le parti d’opposition Chadema. Un chiffre démenti par le gouvernement.Ce pays d’Afrique de l’Est, qui compte 68 millions d’habitants, vit depuis sous une chape de plomb, internet ayant été coupé par les autorités. La cheffe de l’État Samia Suluhu Hassan, 65 ans, promue à la tête de la Tanzanie à la mort de son prédécesseur John Magufuli en 2021, s’est présentée à la présidentielle qu’elle a aisément remportée la présidentielle. Ainsi la formation Chadema a été exclue des élections et a appelé au boycott du scrutin. Son chef Tundu Lissu, arrêté en avril, est jugé pour trahison, une accusation passible de la peine capitale.</text:p>
          </table:table-cell>
          <table:table-cell office:value-type="string" office:string-value="700">
            <text:p>700</text:p>
          </table:table-cell>
        </table:table-row>
        <table:table-row>
          <table:table-cell office:value-type="string" office:string-value="L’opération de policière qui s’est transformée en bain de sang, mardi, à Rio de Janeiro les visait. Le gouverneur de l’État a porté un sévère coup au Comando Vermelho, l’une des organisations criminelles les plus puissantes du Brésil. Plus de 132 personnes ont été tuées, dont quatre policiers, et des dizaines d’autres arrêtées, ce qui a suscité la réaction indignée du Haut-commissariat des Nations unies aux droits de l’Homme.L’opération visait notamment à couper la tête de l’organisation criminelle. Plusieurs de ses leaders, comme Marcinho VP, Fernandinho Beira-Mar, et Ederson Xavier de Lima, dit « Boré », sont déjà emprisonnés. Mardi, ce sont d’autres cibles qui étaient visées, à commencer par Edgar Alves de Andrade, alias « Doca » et Pedro Paulo Guedes, dit « Pedro Bala ».">
            <text:p>L’opération de policière qui s’est transformée en bain de sang, mardi, à Rio de Janeiro les visait. Le gouverneur de l’État a porté un sévère coup au Comando Vermelho, l’une des organisations criminelles les plus puissantes du Brésil. Plus de 132 personnes ont été tuées, dont quatre policiers, et des dizaines d’autres arrêtées, ce qui a suscité la réaction indignée du Haut-commissariat des Nations unies aux droits de l’Homme.L’opération visait notamment à couper la tête de l’organisation criminelle. Plusieurs de ses leaders, comme Marcinho VP, Fernandinho Beira-Mar, et Ederson Xavier de Lima, dit « Boré », sont déjà emprisonnés. Mardi, ce sont d’autres cibles qui étaient visées, à commencer par Edgar Alves de Andrade, alias « Doca » et Pedro Paulo Guedes, dit « Pedro Bala ».</text:p>
          </table:table-cell>
          <table:table-cell office:value-type="string" office:string-value="L’opération de policière qui s’est transformée en bain de sang, mardi, à Rio de Janeiro les visait. Le gouverneur de l’État a porté un sévère coup au Comando Vermelho, l’une des organisations criminelles les plus puissantes du Brésil. Plus de XXXX personnes ont été tuées, dont quatre policiers, et des dizaines d’autres arrêtées, ce qui a suscité la réaction indignée du Haut-commissariat des Nations unies aux droits de l’Homme.L’opération visait notamment à couper la tête de l’organisation criminelle. Plusieurs de ses leaders, comme Marcinho VP, Fernandinho Beira-Mar, et Ederson Xavier de Lima, dit « Boré », sont déjà emprisonnés. Mardi, ce sont d’autres cibles qui étaient visées, à commencer par Edgar Alves de Andrade, alias « Doca » et Pedro Paulo Guedes, dit « Pedro Bala ».">
            <text:p>L’opération de policière qui s’est transformée en bain de sang, mardi, à Rio de Janeiro les visait. Le gouverneur de l’État a porté un sévère coup au Comando Vermelho, l’une des organisations criminelles les plus puissantes du Brésil. Plus de XXXX personnes ont été tuées, dont quatre policiers, et des dizaines d’autres arrêtées, ce qui a suscité la réaction indignée du Haut-commissariat des Nations unies aux droits de l’Homme.L’opération visait notamment à couper la tête de l’organisation criminelle. Plusieurs de ses leaders, comme Marcinho VP, Fernandinho Beira-Mar, et Ederson Xavier de Lima, dit « Boré », sont déjà emprisonnés. Mardi, ce sont d’autres cibles qui étaient visées, à commencer par Edgar Alves de Andrade, alias « Doca » et Pedro Paulo Guedes, dit « Pedro Bala ».</text:p>
          </table:table-cell>
          <table:table-cell office:value-type="string" office:string-value="132">
            <text:p>132</text:p>
          </table:table-cell>
        </table:table-row>
        <table:table-row>
          <table:table-cell office:value-type="string" office:string-value="Elle n’avait pas d’autres choix pour continuer son activité. Une influenceuse australienne va déménager au Royaume-Uni pour éviter l’interdiction des réseaux sociaux pour les moins de 16 ans dans son pays, qui doit bientôt entrer en vigueur.Comme le rapporte la BBC, Charlotte, 14 ans et membre de « Empire Family », une famille australienne suivie par près de 2 millions de personnes, va s’exiler à Londres pour persévérer dans la création de contenus. L’interdiction australienne, présentée comme une première mondiale, obligera Facebook, Instagram, Snapchat, TikTok, X et YouTube à prendre des « mesures raisonnables » pour empêcher les moins de 16 ans de créer des comptes et à désactiver ceux existants.">
            <text:p>Elle n’avait pas d’autres choix pour continuer son activité. Une influenceuse australienne va déménager au Royaume-Uni pour éviter l’interdiction des réseaux sociaux pour les moins de 16 ans dans son pays, qui doit bientôt entrer en vigueur.Comme le rapporte la BBC, Charlotte, 14 ans et membre de « Empire Family », une famille australienne suivie par près de 2 millions de personnes, va s’exiler à Londres pour persévérer dans la création de contenus. L’interdiction australienne, présentée comme une première mondiale, obligera Facebook, Instagram, Snapchat, TikTok, X et YouTube à prendre des « mesures raisonnables » pour empêcher les moins de 16 ans de créer des comptes et à désactiver ceux existants.</text:p>
          </table:table-cell>
          <table:table-cell office:value-type="string" office:string-value="Elle n’avait pas d’autres choix pour continuer son activité. Une influenceuse australienne va déménager au Royaume-Uni pour éviter l’interdiction des réseaux sociaux pour les moins de 16 ans dans son pays, qui doit bientôt entrer en vigueur.Comme le rapporte la BBC, Charlotte, XXXX ans et membre de « Empire Family », une famille australienne suivie par près de 2 millions de personnes, va s’exiler à Londres pour persévérer dans la création de contenus. L’interdiction australienne, présentée comme une première mondiale, obligera Facebook, Instagram, Snapchat, TikTok, X et YouTube à prendre des « mesures raisonnables » pour empêcher les moins de 16 ans de créer des comptes et à désactiver ceux existants.">
            <text:p>Elle n’avait pas d’autres choix pour continuer son activité. Une influenceuse australienne va déménager au Royaume-Uni pour éviter l’interdiction des réseaux sociaux pour les moins de 16 ans dans son pays, qui doit bientôt entrer en vigueur.Comme le rapporte la BBC, Charlotte, XXXX ans et membre de « Empire Family », une famille australienne suivie par près de 2 millions de personnes, va s’exiler à Londres pour persévérer dans la création de contenus. L’interdiction australienne, présentée comme une première mondiale, obligera Facebook, Instagram, Snapchat, TikTok, X et YouTube à prendre des « mesures raisonnables » pour empêcher les moins de 16 ans de créer des comptes et à désactiver ceux existants.</text:p>
          </table:table-cell>
          <table:table-cell office:value-type="string" office:string-value="14">
            <text:p>14</text:p>
          </table:table-cell>
        </table:table-row>
        <table:table-row>
          <table:table-cell office:value-type="string" office:string-value="Un petit pas pour Kim Kardashian, un grand pas pour l’humanité. Des propos de la star de téléréalité sur la découverte de la Lune par Apollo 11 en 1969 ont occasionné une étonnante controverse sur les réseaux sociaux entre la mannequin de 45 ans… et la Nasa, elle-même. Explications.Lors de l’épisode de ce jeudi de « The Kardashians », la série télévisée dédiée à sa vie, la fondatrice de la marque de lifestyle « Skims » s’est demandé si la mission spatiale avait réellement eu lieu, évoquant plutôt un « canular » et son intérêt pour les théories du complot.">
            <text:p>Un petit pas pour Kim Kardashian, un grand pas pour l’humanité. Des propos de la star de téléréalité sur la découverte de la Lune par Apollo 11 en 1969 ont occasionné une étonnante controverse sur les réseaux sociaux entre la mannequin de 45 ans… et la Nasa, elle-même. Explications.Lors de l’épisode de ce jeudi de « The Kardashians », la série télévisée dédiée à sa vie, la fondatrice de la marque de lifestyle « Skims » s’est demandé si la mission spatiale avait réellement eu lieu, évoquant plutôt un « canular » et son intérêt pour les théories du complot.</text:p>
          </table:table-cell>
          <table:table-cell office:value-type="string" office:string-value="Un petit pas pour Kim Kardashian, un grand pas pour l’humanité. Des propos de la star de téléréalité sur la découverte de la Lune par Apollo 11 en XXXX ont occasionné une étonnante controverse sur les réseaux sociaux entre la mannequin de 45 ans… et la Nasa, elle-même. Explications.Lors de l’épisode de ce jeudi de « The Kardashians », la série télévisée dédiée à sa vie, la fondatrice de la marque de lifestyle « Skims » s’est demandé si la mission spatiale avait réellement eu lieu, évoquant plutôt un « canular » et son intérêt pour les théories du complot.">
            <text:p>Un petit pas pour Kim Kardashian, un grand pas pour l’humanité. Des propos de la star de téléréalité sur la découverte de la Lune par Apollo 11 en XXXX ont occasionné une étonnante controverse sur les réseaux sociaux entre la mannequin de 45 ans… et la Nasa, elle-même. Explications.Lors de l’épisode de ce jeudi de « The Kardashians », la série télévisée dédiée à sa vie, la fondatrice de la marque de lifestyle « Skims » s’est demandé si la mission spatiale avait réellement eu lieu, évoquant plutôt un « canular » et son intérêt pour les théories du complot.</text:p>
          </table:table-cell>
          <table:table-cell office:value-type="string" office:string-value="1969">
            <text:p>1969</text:p>
          </table:table-cell>
        </table:table-row>
        <table:table-row>
          <table:table-cell office:value-type="string" office:string-value="Keiko Fujimori a annoncé jeudi sa candidature à l’élection présidentielle péruvienne de 2026, sa quatrième tentative pour prendre la tête du pays autrefois dirigé par son père, le dictateur Alberto Fujimori (1990-2000). « Je veux annoncer ma décision de me présenter à la présidence de la République », a déclaré la candidate de droite lors d’un meeting de son parti Fuerza Popular (Force populaire). Cette décision intervient après plusieurs semaines de manifestations menées dernièrement par la Génération Z, un mouvement de jeunes qui dénonce l’insécurité croissante et la crise politique permanente dans un pays qui a connu sept présidents en une décennie. ">
            <text:p>Keiko Fujimori a annoncé jeudi sa candidature à l’élection présidentielle péruvienne de 2026, sa quatrième tentative pour prendre la tête du pays autrefois dirigé par son père, le dictateur Alberto Fujimori (1990-2000). « Je veux annoncer ma décision de me présenter à la présidence de la République », a déclaré la candidate de droite lors d’un meeting de son parti Fuerza Popular (Force populaire). Cette décision intervient après plusieurs semaines de manifestations menées dernièrement par la Génération Z, un mouvement de jeunes qui dénonce l’insécurité croissante et la crise politique permanente dans un pays qui a connu sept présidents en une décennie. </text:p>
          </table:table-cell>
          <table:table-cell office:value-type="string" office:string-value="Keiko Fujimori a annoncé jeudi sa candidature à l’élection présidentielle péruvienne de XXXX, sa quatrième tentative pour prendre la tête du pays autrefois dirigé par son père, le dictateur Alberto Fujimori (1990-2000). « Je veux annoncer ma décision de me présenter à la présidence de la République », a déclaré la candidate de droite lors d’un meeting de son parti Fuerza Popular (Force populaire). Cette décision intervient après plusieurs semaines de manifestations menées dernièrement par la Génération Z, un mouvement de jeunes qui dénonce l’insécurité croissante et la crise politique permanente dans un pays qui a connu sept présidents en une décennie. ">
            <text:p>Keiko Fujimori a annoncé jeudi sa candidature à l’élection présidentielle péruvienne de XXXX, sa quatrième tentative pour prendre la tête du pays autrefois dirigé par son père, le dictateur Alberto Fujimori (1990-2000). « Je veux annoncer ma décision de me présenter à la présidence de la République », a déclaré la candidate de droite lors d’un meeting de son parti Fuerza Popular (Force populaire). Cette décision intervient après plusieurs semaines de manifestations menées dernièrement par la Génération Z, un mouvement de jeunes qui dénonce l’insécurité croissante et la crise politique permanente dans un pays qui a connu sept présidents en une décennie. </text:p>
          </table:table-cell>
          <table:table-cell office:value-type="string" office:string-value="2026">
            <text:p>2026</text:p>
          </table:table-cell>
        </table:table-row>
        <table:table-row>
          <table:table-cell office:value-type="string" office:string-value="Un soleil radieux réchauffe Bruxelles, ce jeudi matin, et des sourires se dessinent aux lèvres au sein du quartier des institutions européennes. Suite aux législatives néerlandaises, qui ont vu ce mercredi le favori d’extrême droite Geert Wilders tenu en échec par le centriste pro-européen Rob Jetten, le soulagement - voire une pointe d’euphorie - est palpable chez nombre de diplomates ou hauts fonctionnaires de l’UE.Certes, le trublion europhobe Wilders est tout de même donné en tête quasi ex aequo dans ce pays fondateur de l’Union aux 18 millions d’habitants. Mais son nombre de sièges (26 sur 150) a fondu de près d’un tiers comparé au scrutin de novembre 2023, lors duquel son Parti pour la liberté (PVV) avait triomphé, et décroché le pouvoir à la surprise générale.">
            <text:p>Un soleil radieux réchauffe Bruxelles, ce jeudi matin, et des sourires se dessinent aux lèvres au sein du quartier des institutions européennes. Suite aux législatives néerlandaises, qui ont vu ce mercredi le favori d’extrême droite Geert Wilders tenu en échec par le centriste pro-européen Rob Jetten, le soulagement - voire une pointe d’euphorie - est palpable chez nombre de diplomates ou hauts fonctionnaires de l’UE.Certes, le trublion europhobe Wilders est tout de même donné en tête quasi ex aequo dans ce pays fondateur de l’Union aux 18 millions d’habitants. Mais son nombre de sièges (26 sur 150) a fondu de près d’un tiers comparé au scrutin de novembre 2023, lors duquel son Parti pour la liberté (PVV) avait triomphé, et décroché le pouvoir à la surprise générale.</text:p>
          </table:table-cell>
          <table:table-cell office:value-type="string" office:string-value="Un soleil radieux réchauffe Bruxelles, ce jeudi matin, et des sourires se dessinent aux lèvres au sein du quartier des institutions européennes. Suite aux législatives néerlandaises, qui ont vu ce mercredi le favori d’extrême droite Geert Wilders tenu en échec par le centriste pro-européen Rob Jetten, le soulagement - voire une pointe d’euphorie - est palpable chez nombre de diplomates ou hauts fonctionnaires de l’UE.Certes, le trublion europhobe Wilders est tout de même donné en tête quasi ex aequo dans ce pays fondateur de l’Union aux 18 millions d’habitants. Mais son nombre de sièges (26 sur 150) a fondu de près d’un tiers comparé au scrutin de novembre XXXX, lors duquel son Parti pour la liberté (PVV) avait triomphé, et décroché le pouvoir à la surprise générale.">
            <text:p>Un soleil radieux réchauffe Bruxelles, ce jeudi matin, et des sourires se dessinent aux lèvres au sein du quartier des institutions européennes. Suite aux législatives néerlandaises, qui ont vu ce mercredi le favori d’extrême droite Geert Wilders tenu en échec par le centriste pro-européen Rob Jetten, le soulagement - voire une pointe d’euphorie - est palpable chez nombre de diplomates ou hauts fonctionnaires de l’UE.Certes, le trublion europhobe Wilders est tout de même donné en tête quasi ex aequo dans ce pays fondateur de l’Union aux 18 millions d’habitants. Mais son nombre de sièges (26 sur 150) a fondu de près d’un tiers comparé au scrutin de novembre XXXX, lors duquel son Parti pour la liberté (PVV) avait triomphé, et décroché le pouvoir à la surprise générale.</text:p>
          </table:table-cell>
          <table:table-cell office:value-type="string" office:string-value="2023">
            <text:p>2023</text:p>
          </table:table-cell>
        </table:table-row>
        <table:table-row>
          <table:table-cell office:value-type="string" office:string-value="La France prévoit de livrer « dans les prochains jours » par voie maritime une cargaison d’aide humanitaire d’urgence en Jamaïque, frappée mardi par l’ouragan Melissa, avec des vents de près de 300 km/h.« Des kits de première nécessité ainsi que des unités de traitement d’eau seront livrés dans les prochains jours par les Forces Armées aux Antilles, dans le cadre du mécanisme de protection civile de l’Union européenne », a annoncé jeudi le ministère français des Affaires étrangères, exprimant « sa solidarité aux pays caribéens touchés par l’ouragan Mélissa ».Le Royaume-Uni a de son côté annoncé qu’il allait fournir une aide financière d’urgence de 2,8 millions d’euros à la Jamaïque. Ces fonds permettront de financer des fournitures d’urgence, comme des abris en kits, des filtres à eau et des couvertures, précise le communiqué.">
            <text:p>La France prévoit de livrer « dans les prochains jours » par voie maritime une cargaison d’aide humanitaire d’urgence en Jamaïque, frappée mardi par l’ouragan Melissa, avec des vents de près de 300 km/h.« Des kits de première nécessité ainsi que des unités de traitement d’eau seront livrés dans les prochains jours par les Forces Armées aux Antilles, dans le cadre du mécanisme de protection civile de l’Union européenne », a annoncé jeudi le ministère français des Affaires étrangères, exprimant « sa solidarité aux pays caribéens touchés par l’ouragan Mélissa ».Le Royaume-Uni a de son côté annoncé qu’il allait fournir une aide financière d’urgence de 2,8 millions d’euros à la Jamaïque. Ces fonds permettront de financer des fournitures d’urgence, comme des abris en kits, des filtres à eau et des couvertures, précise le communiqué.</text:p>
          </table:table-cell>
          <table:table-cell office:value-type="string" office:string-value="La France prévoit de livrer « dans les prochains jours » par voie maritime une cargaison d’aide humanitaire d’urgence en Jamaïque, frappée mardi par l’ouragan Melissa, avec des vents de près de XXXX km/h.« Des kits de première nécessité ainsi que des unités de traitement d’eau seront livrés dans les prochains jours par les Forces Armées aux Antilles, dans le cadre du mécanisme de protection civile de l’Union européenne », a annoncé jeudi le ministère français des Affaires étrangères, exprimant « sa solidarité aux pays caribéens touchés par l’ouragan Mélissa ».Le Royaume-Uni a de son côté annoncé qu’il allait fournir une aide financière d’urgence de 2,8 millions d’euros à la Jamaïque. Ces fonds permettront de financer des fournitures d’urgence, comme des abris en kits, des filtres à eau et des couvertures, précise le communiqué.">
            <text:p>La France prévoit de livrer « dans les prochains jours » par voie maritime une cargaison d’aide humanitaire d’urgence en Jamaïque, frappée mardi par l’ouragan Melissa, avec des vents de près de XXXX km/h.« Des kits de première nécessité ainsi que des unités de traitement d’eau seront livrés dans les prochains jours par les Forces Armées aux Antilles, dans le cadre du mécanisme de protection civile de l’Union européenne », a annoncé jeudi le ministère français des Affaires étrangères, exprimant « sa solidarité aux pays caribéens touchés par l’ouragan Mélissa ».Le Royaume-Uni a de son côté annoncé qu’il allait fournir une aide financière d’urgence de 2,8 millions d’euros à la Jamaïque. Ces fonds permettront de financer des fournitures d’urgence, comme des abris en kits, des filtres à eau et des couvertures, précise le communiqué.</text:p>
          </table:table-cell>
          <table:table-cell office:value-type="string" office:string-value="300">
            <text:p>300</text:p>
          </table:table-cell>
        </table:table-row>
        <table:table-row>
          <table:table-cell office:value-type="string" office:string-value="Quatre membres d’une même famille, les parents et deux enfants, ont trouvé la mort dans l’effondrement inopiné de leur immeuble dans le nord-ouest de la Turquie, a rapporté jeudi le ministère de l’Intérieur.Seule la fille âgée de 18 ans a pu être extraite vivante des ruines de cet édifice de sept étages, à Gebze, en périphérie est d’Istanbul sur la rive nord de la mer de Marmara, qui s’est effondré mercredi matin aux alentours de 7 heures (5 heures en France).">
            <text:p>Quatre membres d’une même famille, les parents et deux enfants, ont trouvé la mort dans l’effondrement inopiné de leur immeuble dans le nord-ouest de la Turquie, a rapporté jeudi le ministère de l’Intérieur.Seule la fille âgée de 18 ans a pu être extraite vivante des ruines de cet édifice de sept étages, à Gebze, en périphérie est d’Istanbul sur la rive nord de la mer de Marmara, qui s’est effondré mercredi matin aux alentours de 7 heures (5 heures en France).</text:p>
          </table:table-cell>
          <table:table-cell office:value-type="string" office:string-value="Quatre membres d’une même famille, les parents et deux enfants, ont trouvé la mort dans l’effondrement inopiné de leur immeuble dans le nord-ouest de la Turquie, a rapporté jeudi le ministère de l’Intérieur.Seule la fille âgée de XXXX ans a pu être extraite vivante des ruines de cet édifice de sept étages, à Gebze, en périphérie est d’Istanbul sur la rive nord de la mer de Marmara, qui s’est effondré mercredi matin aux alentours de 7 heures (5 heures en France).">
            <text:p>Quatre membres d’une même famille, les parents et deux enfants, ont trouvé la mort dans l’effondrement inopiné de leur immeuble dans le nord-ouest de la Turquie, a rapporté jeudi le ministère de l’Intérieur.Seule la fille âgée de XXXX ans a pu être extraite vivante des ruines de cet édifice de sept étages, à Gebze, en périphérie est d’Istanbul sur la rive nord de la mer de Marmara, qui s’est effondré mercredi matin aux alentours de 7 heures (5 heures en France).</text:p>
          </table:table-cell>
          <table:table-cell office:value-type="string" office:string-value="18">
            <text:p>18</text:p>
          </table:table-cell>
        </table:table-row>
        <table:table-row>
          <table:table-cell office:value-type="string" office:string-value="La date fatidique a été fixée au 20 décembre. Ce jour-là, la présidente de la Commission européenne, Ursula von der Leyen, entend participer, à Brasília (Brésil), à une cérémonie officielle d’adoption de l’accord de libre-échange controversé entre l’UE et les pays du Mercosur (le Brésil, l’Argentine, l’Uruguay et le Paraguay). Pour cela, il faudra que la veille le projet ait été approuvé par un vote des ambassadeurs des Vingt-Sept à Bruxelles.Un calendrier cruel pour Emmanuel Macron, qui sera précisément les 18 et 19 décembre dans la capitale belge, à l’occasion d’un sommet européen. Le président français, qui s’est longtemps opposé à cet accord, retardant son entrée en vigueur à de multiples reprises, se livrera-t-il à un ultime baroud d’honneur pour le faire capoter ? Ou se joindra-t-il, en bout de course, à la grande majorité des chancelleries européennes qui y sont favorables ?">
            <text:p>La date fatidique a été fixée au 20 décembre. Ce jour-là, la présidente de la Commission européenne, Ursula von der Leyen, entend participer, à Brasília (Brésil), à une cérémonie officielle d’adoption de l’accord de libre-échange controversé entre l’UE et les pays du Mercosur (le Brésil, l’Argentine, l’Uruguay et le Paraguay). Pour cela, il faudra que la veille le projet ait été approuvé par un vote des ambassadeurs des Vingt-Sept à Bruxelles.Un calendrier cruel pour Emmanuel Macron, qui sera précisément les 18 et 19 décembre dans la capitale belge, à l’occasion d’un sommet européen. Le président français, qui s’est longtemps opposé à cet accord, retardant son entrée en vigueur à de multiples reprises, se livrera-t-il à un ultime baroud d’honneur pour le faire capoter ? Ou se joindra-t-il, en bout de course, à la grande majorité des chancelleries européennes qui y sont favorables ?</text:p>
          </table:table-cell>
          <table:table-cell office:value-type="string" office:string-value="La date fatidique a été fixée au XXXX décembre. Ce jour-là, la présidente de la Commission européenne, Ursula von der Leyen, entend participer, à Brasília (Brésil), à une cérémonie officielle d’adoption de l’accord de libre-échange controversé entre l’UE et les pays du Mercosur (le Brésil, l’Argentine, l’Uruguay et le Paraguay). Pour cela, il faudra que la veille le projet ait été approuvé par un vote des ambassadeurs des Vingt-Sept à Bruxelles.Un calendrier cruel pour Emmanuel Macron, qui sera précisément les 18 et 19 décembre dans la capitale belge, à l’occasion d’un sommet européen. Le président français, qui s’est longtemps opposé à cet accord, retardant son entrée en vigueur à de multiples reprises, se livrera-t-il à un ultime baroud d’honneur pour le faire capoter ? Ou se joindra-t-il, en bout de course, à la grande majorité des chancelleries européennes qui y sont favorables ?">
            <text:p>La date fatidique a été fixée au XXXX décembre. Ce jour-là, la présidente de la Commission européenne, Ursula von der Leyen, entend participer, à Brasília (Brésil), à une cérémonie officielle d’adoption de l’accord de libre-échange controversé entre l’UE et les pays du Mercosur (le Brésil, l’Argentine, l’Uruguay et le Paraguay). Pour cela, il faudra que la veille le projet ait été approuvé par un vote des ambassadeurs des Vingt-Sept à Bruxelles.Un calendrier cruel pour Emmanuel Macron, qui sera précisément les 18 et 19 décembre dans la capitale belge, à l’occasion d’un sommet européen. Le président français, qui s’est longtemps opposé à cet accord, retardant son entrée en vigueur à de multiples reprises, se livrera-t-il à un ultime baroud d’honneur pour le faire capoter ? Ou se joindra-t-il, en bout de course, à la grande majorité des chancelleries européennes qui y sont favorables ?</text:p>
          </table:table-cell>
          <table:table-cell office:value-type="string" office:string-value="20">
            <text:p>20</text:p>
          </table:table-cell>
        </table:table-row>
        <table:table-row>
          <table:table-cell office:value-type="string" office:string-value="Au moins 21 personnes sont mortes et 31 sont portées disparues dans l’ouest du Kenya après un glissement de terrain vendredi consécutif à des pluies torrentielles, a annoncé samedi le ministre kényan de l’Intérieur. « Nous avons suspendu nos opérations de recherche et de sauvetage pour aujourd’hui », mais celles-ci reprendront dimanche, a écrit sur X Kipchumba Murkomen.Le ministre a demandé « aux personnes vivant près des rivières saisonnières et des zones ayant subi des glissements de terrain la nuit dernière de se déplacer vers des endroits plus sûrs ».">
            <text:p>Au moins 21 personnes sont mortes et 31 sont portées disparues dans l’ouest du Kenya après un glissement de terrain vendredi consécutif à des pluies torrentielles, a annoncé samedi le ministre kényan de l’Intérieur. « Nous avons suspendu nos opérations de recherche et de sauvetage pour aujourd’hui », mais celles-ci reprendront dimanche, a écrit sur X Kipchumba Murkomen.Le ministre a demandé « aux personnes vivant près des rivières saisonnières et des zones ayant subi des glissements de terrain la nuit dernière de se déplacer vers des endroits plus sûrs ».</text:p>
          </table:table-cell>
          <table:table-cell office:value-type="string" office:string-value="Au moins 21 personnes sont mortes et XXXX sont portées disparues dans l’ouest du Kenya après un glissement de terrain vendredi consécutif à des pluies torrentielles, a annoncé samedi le ministre kényan de l’Intérieur. « Nous avons suspendu nos opérations de recherche et de sauvetage pour aujourd’hui », mais celles-ci reprendront dimanche, a écrit sur X Kipchumba Murkomen.Le ministre a demandé « aux personnes vivant près des rivières saisonnières et des zones ayant subi des glissements de terrain la nuit dernière de se déplacer vers des endroits plus sûrs ».">
            <text:p>Au moins 21 personnes sont mortes et XXXX sont portées disparues dans l’ouest du Kenya après un glissement de terrain vendredi consécutif à des pluies torrentielles, a annoncé samedi le ministre kényan de l’Intérieur. « Nous avons suspendu nos opérations de recherche et de sauvetage pour aujourd’hui », mais celles-ci reprendront dimanche, a écrit sur X Kipchumba Murkomen.Le ministre a demandé « aux personnes vivant près des rivières saisonnières et des zones ayant subi des glissements de terrain la nuit dernière de se déplacer vers des endroits plus sûrs ».</text:p>
          </table:table-cell>
          <table:table-cell office:value-type="string" office:string-value="31">
            <text:p>31</text:p>
          </table:table-cell>
        </table:table-row>
        <table:table-row>
          <table:table-cell office:value-type="string" office:string-value="Un jeune homme habillé en noir, brandissant un fusil. Non il ne s’agit pas d’un douteux costume d’Halloween, mais d’une photo accompagnant un message de menaces à l’encontre du maire de Rome, Roberto Gualtieri.« Ceci est pour vous, monsieur le maire, et votre famille. De même qu’il a démoli notre maison, je démolirai la sienne. L’avenir nous le dira. L’État ne m’intimide pas », écrit l’individu, faisant référence à la démolition de deux bâtiments occupés illégalement mercredi dernier à Rocca Cencia.Le message a été publié sur le profil Facebook de Silvio Hilic, surnommé « Silvio Silvietto », indique le journal italien Corriere della Sera. Les autorités le considèrent comme proche d’un clan italien mafieux.">
            <text:p>Un jeune homme habillé en noir, brandissant un fusil. Non il ne s’agit pas d’un douteux costume d’Halloween, mais d’une photo accompagnant un message de menaces à l’encontre du maire de Rome, Roberto Gualtieri.« Ceci est pour vous, monsieur le maire, et votre famille. De même qu’il a démoli notre maison, je démolirai la sienne. L’avenir nous le dira. L’État ne m’intimide pas », écrit l’individu, faisant référence à la démolition de deux bâtiments occupés illégalement mercredi dernier à Rocca Cencia.Le message a été publié sur le profil Facebook de Silvio Hilic, surnommé « Silvio Silvietto », indique le journal italien Corriere della Sera. Les autorités le considèrent comme proche d’un clan italien mafieux.</text:p>
          </table:table-cell>
          <table:table-cell office:value-type="string" office:string-value="Un jeune homme habillé en noir, brandissant un fusil. Non il ne s’agit pas d’un douteux costume d’Halloween, mais d’une photo accompagnant un message de menaces à l’encontre du maire de Rome, Roberto Gualtieri.« Ceci est pour vous, monsieur le maire, et votre famille. De même qu’il a démoli notre maison, je démolirai la sienne. L’avenir nous le dira. L’État ne m’intimide pas », écrit l’individu, faisant référence à la démolition de XXXX bâtiments occupés illégalement mercredi dernier à Rocca Cencia.Le message a été publié sur le profil Facebook de Silvio Hilic, surnommé « Silvio Silvietto », indique le journal italien Corriere della Sera. Les autorités le considèrent comme proche d’un clan italien mafieux.">
            <text:p>Un jeune homme habillé en noir, brandissant un fusil. Non il ne s’agit pas d’un douteux costume d’Halloween, mais d’une photo accompagnant un message de menaces à l’encontre du maire de Rome, Roberto Gualtieri.« Ceci est pour vous, monsieur le maire, et votre famille. De même qu’il a démoli notre maison, je démolirai la sienne. L’avenir nous le dira. L’État ne m’intimide pas », écrit l’individu, faisant référence à la démolition de XXXX bâtiments occupés illégalement mercredi dernier à Rocca Cencia.Le message a été publié sur le profil Facebook de Silvio Hilic, surnommé « Silvio Silvietto », indique le journal italien Corriere della Sera. Les autorités le considèrent comme proche d’un clan italien mafieux.</text:p>
          </table:table-cell>
          <table:table-cell office:value-type="string" office:string-value="deux">
            <text:p>deux</text:p>
          </table:table-cell>
        </table:table-row>
        <table:table-row>
          <table:table-cell office:value-type="string" office:string-value="Le vaisseau spatial Shenzhou-21 avec trois astronautes à bord s’est arrimé à la station spatiale chinoise Tiangong moins de quatre heures après avoir été propulsé vendredi par la fusée Longue Marche-2F depuis un pas du nord-ouest du pays.L’arrimage a eu lieu à 19h22 GMT, selon l’agence publique Chine Nouvelle. L’engin avait décollé depuis le centre de lancement de satellites de Jiuquan, situé dans une zone désertique du nord-ouest de la Chine, à 23h44 locales (15h44 GMT).Les trois astronautes de Shenzhou-21 doivent remplacer l’équipage actuel de Shenzhou-20, qui rentrera sur Terre d’ici quelques jours. Leur mission durera six mois et vise notamment à mener des expériences scientifiques.">
            <text:p>Le vaisseau spatial Shenzhou-21 avec trois astronautes à bord s’est arrimé à la station spatiale chinoise Tiangong moins de quatre heures après avoir été propulsé vendredi par la fusée Longue Marche-2F depuis un pas du nord-ouest du pays.L’arrimage a eu lieu à 19h22 GMT, selon l’agence publique Chine Nouvelle. L’engin avait décollé depuis le centre de lancement de satellites de Jiuquan, situé dans une zone désertique du nord-ouest de la Chine, à 23h44 locales (15h44 GMT).Les trois astronautes de Shenzhou-21 doivent remplacer l’équipage actuel de Shenzhou-20, qui rentrera sur Terre d’ici quelques jours. Leur mission durera six mois et vise notamment à mener des expériences scientifiques.</text:p>
          </table:table-cell>
          <table:table-cell office:value-type="string" office:string-value="Le vaisseau spatial Shenzhou-21 avec trois astronautes à bord s’est arrimé à la station spatiale chinoise Tiangong moins de XXXX heures après avoir été propulsé vendredi par la fusée Longue Marche-2F depuis un pas du nord-ouest du pays.L’arrimage a eu lieu à 19h22 GMT, selon l’agence publique Chine Nouvelle. L’engin avait décollé depuis le centre de lancement de satellites de Jiuquan, situé dans une zone désertique du nord-ouest de la Chine, à 23h44 locales (15h44 GMT).Les trois astronautes de Shenzhou-21 doivent remplacer l’équipage actuel de Shenzhou-20, qui rentrera sur Terre d’ici quelques jours. Leur mission durera six mois et vise notamment à mener des expériences scientifiques.">
            <text:p>Le vaisseau spatial Shenzhou-21 avec trois astronautes à bord s’est arrimé à la station spatiale chinoise Tiangong moins de XXXX heures après avoir été propulsé vendredi par la fusée Longue Marche-2F depuis un pas du nord-ouest du pays.L’arrimage a eu lieu à 19h22 GMT, selon l’agence publique Chine Nouvelle. L’engin avait décollé depuis le centre de lancement de satellites de Jiuquan, situé dans une zone désertique du nord-ouest de la Chine, à 23h44 locales (15h44 GMT).Les trois astronautes de Shenzhou-21 doivent remplacer l’équipage actuel de Shenzhou-20, qui rentrera sur Terre d’ici quelques jours. Leur mission durera six mois et vise notamment à mener des expériences scientifiques.</text:p>
          </table:table-cell>
          <table:table-cell office:value-type="string" office:string-value="quatre">
            <text:p>quatre</text:p>
          </table:table-cell>
        </table:table-row>
        <table:table-row>
          <table:table-cell office:value-type="string" office:string-value="Une nouvelle main tendue aux États-Unis. Le Premier ministre canadien Mark Carney dit ce samedi s’être excusé auprès de Donald Trump après la diffusion d’une publicité antiprotectionniste par l’État de l’Ontario, en marge du sommet de l’Apec.« Je me suis excusé auprès du président. Le président était offensé », a déclaré Mark Carney aux journalistes dans la ville sud-coréenne de Gyeongju, ajoutant que les négociations commerciales reprendraient lorsque les États-Unis seraient « prêts ».La publicité avait agacé le président républicain qui avait décidé d’imposer au Canada 10 % de taxes supplémentaires sur les droits de douane.">
            <text:p>Une nouvelle main tendue aux États-Unis. Le Premier ministre canadien Mark Carney dit ce samedi s’être excusé auprès de Donald Trump après la diffusion d’une publicité antiprotectionniste par l’État de l’Ontario, en marge du sommet de l’Apec.« Je me suis excusé auprès du président. Le président était offensé », a déclaré Mark Carney aux journalistes dans la ville sud-coréenne de Gyeongju, ajoutant que les négociations commerciales reprendraient lorsque les États-Unis seraient « prêts ».La publicité avait agacé le président républicain qui avait décidé d’imposer au Canada 10 % de taxes supplémentaires sur les droits de douane.</text:p>
          </table:table-cell>
          <table:table-cell office:value-type="string" office:string-value="Une nouvelle main tendue aux États-Unis. Le Premier ministre canadien Mark Carney dit ce samedi s’être excusé auprès de Donald Trump après la diffusion d’une publicité antiprotectionniste par l’État de l’Ontario, en marge du sommet de l’Apec.« Je me suis excusé auprès du président. Le président était offensé », a déclaré Mark Carney aux journalistes dans la ville sud-coréenne de Gyeongju, ajoutant que les négociations commerciales reprendraient lorsque les États-Unis seraient « prêts ».La publicité avait agacé le président républicain qui avait décidé d’imposer au Canada XXXX % de taxes supplémentaires sur les droits de douane.">
            <text:p>Une nouvelle main tendue aux États-Unis. Le Premier ministre canadien Mark Carney dit ce samedi s’être excusé auprès de Donald Trump après la diffusion d’une publicité antiprotectionniste par l’État de l’Ontario, en marge du sommet de l’Apec.« Je me suis excusé auprès du président. Le président était offensé », a déclaré Mark Carney aux journalistes dans la ville sud-coréenne de Gyeongju, ajoutant que les négociations commerciales reprendraient lorsque les États-Unis seraient « prêts ».La publicité avait agacé le président républicain qui avait décidé d’imposer au Canada XXXX % de taxes supplémentaires sur les droits de douane.</text:p>
          </table:table-cell>
          <table:table-cell office:value-type="string" office:string-value="10">
            <text:p>10</text:p>
          </table:table-cell>
        </table:table-row>
        <table:table-row>
          <table:table-cell office:value-type="string" office:string-value="Encore une alerte aux drones. Le trafic aérien a dû être interrompu pendant près de deux heures à l’aéroport de Berlin-Brandebourg (Allemagne) ce vendredi soir après la détection à proximité de plusieurs drones, a indiqué un porte-parole.Les décollages et atterrissages ont été interrompus entre 20h08 et 21h58, et une « tout un tas de vols » ont été détournés vers d’autres villes allemandes, a précisé le porte-parole. Dans une publication sur X, Flight Radar estimait le nombre de vols redirigés vers d’autres aéroports à plus de 20. La police locale a confirmé avoir été informée de la présence d’un drone et a indiqué avoir déployé sur place un hélicoptère et une voiture de patrouille. Cette dernière a pu voir l’appareil mais n’a pas pu identifier son opérateur.">
            <text:p>Encore une alerte aux drones. Le trafic aérien a dû être interrompu pendant près de deux heures à l’aéroport de Berlin-Brandebourg (Allemagne) ce vendredi soir après la détection à proximité de plusieurs drones, a indiqué un porte-parole.Les décollages et atterrissages ont été interrompus entre 20h08 et 21h58, et une « tout un tas de vols » ont été détournés vers d’autres villes allemandes, a précisé le porte-parole. Dans une publication sur X, Flight Radar estimait le nombre de vols redirigés vers d’autres aéroports à plus de 20. La police locale a confirmé avoir été informée de la présence d’un drone et a indiqué avoir déployé sur place un hélicoptère et une voiture de patrouille. Cette dernière a pu voir l’appareil mais n’a pas pu identifier son opérateur.</text:p>
          </table:table-cell>
          <table:table-cell office:value-type="string" office:string-value="Encore une alerte aux drones. Le trafic aérien a dû être interrompu pendant près de deux heures à l’aéroport de Berlin-Brandebourg (Allemagne) ce vendredi soir après la détection à proximité de plusieurs drones, a indiqué un porte-parole.Les décollages et atterrissages ont été interrompus entre XXXX et 21h58, et une « tout un tas de vols » ont été détournés vers d’autres villes allemandes, a précisé le porte-parole. Dans une publication sur X, Flight Radar estimait le nombre de vols redirigés vers d’autres aéroports à plus de 20. La police locale a confirmé avoir été informée de la présence d’un drone et a indiqué avoir déployé sur place un hélicoptère et une voiture de patrouille. Cette dernière a pu voir l’appareil mais n’a pas pu identifier son opérateur.">
            <text:p>Encore une alerte aux drones. Le trafic aérien a dû être interrompu pendant près de deux heures à l’aéroport de Berlin-Brandebourg (Allemagne) ce vendredi soir après la détection à proximité de plusieurs drones, a indiqué un porte-parole.Les décollages et atterrissages ont été interrompus entre XXXX et 21h58, et une « tout un tas de vols » ont été détournés vers d’autres villes allemandes, a précisé le porte-parole. Dans une publication sur X, Flight Radar estimait le nombre de vols redirigés vers d’autres aéroports à plus de 20. La police locale a confirmé avoir été informée de la présence d’un drone et a indiqué avoir déployé sur place un hélicoptère et une voiture de patrouille. Cette dernière a pu voir l’appareil mais n’a pas pu identifier son opérateur.</text:p>
          </table:table-cell>
          <table:table-cell office:value-type="string" office:string-value="20h08">
            <text:p>20h08</text:p>
          </table:table-cell>
        </table:table-row>
        <table:table-row>
          <table:table-cell office:value-type="string" office:string-value="Un homme a été arrêté en Inde pour avoir suivi et touché de façon déplacée dans la rue deux joueuses de l’équipe australienne de cricket qui participent à la Coupe du monde féminine ICC, a annoncé la police samedi.Les deux femmes sortaient jeudi matin de leur hôtel à Indore (centre) pour se rendre dans un café, lorsqu’un homme les a suivies à moto et s’est approché d’elles pour un « contact déplacé », à environ 800 m de leur hôtel, a déclaré un policier, Rajesh Dandotiya.Le suspect, âgé de 30 ans et qui a un casier judiciaire, a été identifié dans les six heures qui ont suivi, et arrêté, pour « comportement inapproprié et harcèlement », a-t-il précisé.">
            <text:p>Un homme a été arrêté en Inde pour avoir suivi et touché de façon déplacée dans la rue deux joueuses de l’équipe australienne de cricket qui participent à la Coupe du monde féminine ICC, a annoncé la police samedi.Les deux femmes sortaient jeudi matin de leur hôtel à Indore (centre) pour se rendre dans un café, lorsqu’un homme les a suivies à moto et s’est approché d’elles pour un « contact déplacé », à environ 800 m de leur hôtel, a déclaré un policier, Rajesh Dandotiya.Le suspect, âgé de 30 ans et qui a un casier judiciaire, a été identifié dans les six heures qui ont suivi, et arrêté, pour « comportement inapproprié et harcèlement », a-t-il précisé.</text:p>
          </table:table-cell>
          <table:table-cell office:value-type="string" office:string-value="Un homme a été arrêté en Inde pour avoir suivi et touché de façon déplacée dans la rue deux joueuses de l’équipe australienne de cricket qui participent à la Coupe du monde féminine ICC, a annoncé la police samedi.Les deux femmes sortaient jeudi matin de leur hôtel à Indore (centre) pour se rendre dans un café, lorsqu’un homme les a suivies à moto et s’est approché d’elles pour un « contact déplacé », à environ XXXX m de leur hôtel, a déclaré un policier, Rajesh Dandotiya.Le suspect, âgé de 30 ans et qui a un casier judiciaire, a été identifié dans les six heures qui ont suivi, et arrêté, pour « comportement inapproprié et harcèlement », a-t-il précisé.">
            <text:p>Un homme a été arrêté en Inde pour avoir suivi et touché de façon déplacée dans la rue deux joueuses de l’équipe australienne de cricket qui participent à la Coupe du monde féminine ICC, a annoncé la police samedi.Les deux femmes sortaient jeudi matin de leur hôtel à Indore (centre) pour se rendre dans un café, lorsqu’un homme les a suivies à moto et s’est approché d’elles pour un « contact déplacé », à environ XXXX m de leur hôtel, a déclaré un policier, Rajesh Dandotiya.Le suspect, âgé de 30 ans et qui a un casier judiciaire, a été identifié dans les six heures qui ont suivi, et arrêté, pour « comportement inapproprié et harcèlement », a-t-il précisé.</text:p>
          </table:table-cell>
          <table:table-cell office:value-type="string" office:string-value="800">
            <text:p>800</text:p>
          </table:table-cell>
        </table:table-row>
        <table:table-row>
          <table:table-cell office:value-type="string" office:string-value="Plus de 300 m de long, un poids estimé à quelque 110 000 tonnes et plusieurs milliers d’hommes à bord. Ce n’est pas un navire de guerre ordinaire que Donald Trump s’apprête à déployer dans les eaux caribéennes, mais le porte-avions le plus imposant au monde, l’USS Gerald R. Ford.À ce jour, huit navires et dix avions de combat furtifs F-35 sont mobilisés dans cette zone géographique, épaulés ponctuellement par des bombardiers. La semaine passée, des B-52 se sont aventurés près des côtes vénézuéliennes. Un engin de type B-1B aurait fait de même jeudi, en dépit des dénégations de Donald Trump.">
            <text:p>Plus de 300 m de long, un poids estimé à quelque 110 000 tonnes et plusieurs milliers d’hommes à bord. Ce n’est pas un navire de guerre ordinaire que Donald Trump s’apprête à déployer dans les eaux caribéennes, mais le porte-avions le plus imposant au monde, l’USS Gerald R. Ford.À ce jour, huit navires et dix avions de combat furtifs F-35 sont mobilisés dans cette zone géographique, épaulés ponctuellement par des bombardiers. La semaine passée, des B-52 se sont aventurés près des côtes vénézuéliennes. Un engin de type B-1B aurait fait de même jeudi, en dépit des dénégations de Donald Trump.</text:p>
          </table:table-cell>
          <table:table-cell office:value-type="string" office:string-value="Plus de 300 m de long, un poids estimé à quelque 110 000 tonnes et plusieurs milliers d’hommes à bord. Ce n’est pas un navire de guerre ordinaire que Donald Trump s’apprête à déployer dans les eaux caribéennes, mais le porte-avions le plus imposant au monde, l’USS Gerald R. Ford.À ce jour, huit navires et XXXX avions de combat furtifs F-35 sont mobilisés dans cette zone géographique, épaulés ponctuellement par des bombardiers. La semaine passée, des B-52 se sont aventurés près des côtes vénézuéliennes. Un engin de type B-1B aurait fait de même jeudi, en dépit des dénégations de Donald Trump.">
            <text:p>Plus de 300 m de long, un poids estimé à quelque 110 000 tonnes et plusieurs milliers d’hommes à bord. Ce n’est pas un navire de guerre ordinaire que Donald Trump s’apprête à déployer dans les eaux caribéennes, mais le porte-avions le plus imposant au monde, l’USS Gerald R. Ford.À ce jour, huit navires et XXXX avions de combat furtifs F-35 sont mobilisés dans cette zone géographique, épaulés ponctuellement par des bombardiers. La semaine passée, des B-52 se sont aventurés près des côtes vénézuéliennes. Un engin de type B-1B aurait fait de même jeudi, en dépit des dénégations de Donald Trump.</text:p>
          </table:table-cell>
          <table:table-cell office:value-type="string" office:string-value="dix">
            <text:p>dix</text:p>
          </table:table-cell>
        </table:table-row>
        <table:table-row>
          <table:table-cell office:value-type="string" office:string-value="Les Irlandais ont voté... Et leur nouvelle présidente, une fonction essentiellement honorifique, élue avec plus 63% des suffrages s’appelle Catherine Connolly, une députée proche des partis de gauche attachée à la neutralité militaire du pays.Déjà donnée largement en tête des sondages précédant l’élection de ce samedi, Catherine Connolly succède ainsi pour sept ans à Michael Higgins, 84 ans, qui avait enchaîné deux mandats depuis 2011. Elle « sera une présidente pour nous tous et elle sera ma présidente », a déclaré sur la télévision publique RTE sa rivale dans la course présidentielle ce samedi après-midi Heather Humphreys. Connue pour son franc-parler, Catherine Connolly a affirmé pendant la campagne vouloir être « une présidente pour tous les citoyens, en particulier pour ceux qui sont souvent exclus et réduits au silence ».">
            <text:p>Les Irlandais ont voté... Et leur nouvelle présidente, une fonction essentiellement honorifique, élue avec plus 63% des suffrages s’appelle Catherine Connolly, une députée proche des partis de gauche attachée à la neutralité militaire du pays.Déjà donnée largement en tête des sondages précédant l’élection de ce samedi, Catherine Connolly succède ainsi pour sept ans à Michael Higgins, 84 ans, qui avait enchaîné deux mandats depuis 2011. Elle « sera une présidente pour nous tous et elle sera ma présidente », a déclaré sur la télévision publique RTE sa rivale dans la course présidentielle ce samedi après-midi Heather Humphreys. Connue pour son franc-parler, Catherine Connolly a affirmé pendant la campagne vouloir être « une présidente pour tous les citoyens, en particulier pour ceux qui sont souvent exclus et réduits au silence ».</text:p>
          </table:table-cell>
          <table:table-cell office:value-type="string" office:string-value="Les Irlandais ont voté... Et leur nouvelle présidente, une fonction essentiellement honorifique, élue avec plus 63% des suffrages s’appelle Catherine Connolly, une députée proche des partis de gauche attachée à la neutralité militaire du pays.Déjà donnée largement en tête des sondages précédant l’élection de ce samedi, Catherine Connolly succède ainsi pour XXXX ans à Michael Higgins, 84 ans, qui avait enchaîné deux mandats depuis 2011. Elle « sera une présidente pour nous tous et elle sera ma présidente », a déclaré sur la télévision publique RTE sa rivale dans la course présidentielle ce samedi après-midi Heather Humphreys. Connue pour son franc-parler, Catherine Connolly a affirmé pendant la campagne vouloir être « une présidente pour tous les citoyens, en particulier pour ceux qui sont souvent exclus et réduits au silence ».">
            <text:p>Les Irlandais ont voté... Et leur nouvelle présidente, une fonction essentiellement honorifique, élue avec plus 63% des suffrages s’appelle Catherine Connolly, une députée proche des partis de gauche attachée à la neutralité militaire du pays.Déjà donnée largement en tête des sondages précédant l’élection de ce samedi, Catherine Connolly succède ainsi pour XXXX ans à Michael Higgins, 84 ans, qui avait enchaîné deux mandats depuis 2011. Elle « sera une présidente pour nous tous et elle sera ma présidente », a déclaré sur la télévision publique RTE sa rivale dans la course présidentielle ce samedi après-midi Heather Humphreys. Connue pour son franc-parler, Catherine Connolly a affirmé pendant la campagne vouloir être « une présidente pour tous les citoyens, en particulier pour ceux qui sont souvent exclus et réduits au silence ».</text:p>
          </table:table-cell>
          <table:table-cell office:value-type="string" office:string-value="sept">
            <text:p>sept</text:p>
          </table:table-cell>
        </table:table-row>
        <table:table-row>
          <table:table-cell office:value-type="string" office:string-value="On connaît désormais la date. Le procès en appel du journaliste sportif français Christophe Gleizes, condamné en première instance à sept ans de prison ferme en Algérie pour « apologie du terrorisme », a été fixé au 3 décembre, a annoncé vendredi son avocat Amirouche Bakouri.« L’affaire du journaliste français Christophe Gleizes est programmée pour le 3 décembre 2025 au tribunal criminel d’appel de Tizi-Ouzou », à 110 km à l’est d’Alger, a indiqué précisément Me Bakouri sur sa page Facebook.Collaborateur des magazines français So Foot et Society, Christophe Gleizes, 36 ans, a été condamné le 29 juin à sept ans de prison ferme, notamment pour « apologie du terrorisme » et « possession de publications dans un but de propagande nuisant à l’intérêt national ».">
            <text:p>On connaît désormais la date. Le procès en appel du journaliste sportif français Christophe Gleizes, condamné en première instance à sept ans de prison ferme en Algérie pour « apologie du terrorisme », a été fixé au 3 décembre, a annoncé vendredi son avocat Amirouche Bakouri.« L’affaire du journaliste français Christophe Gleizes est programmée pour le 3 décembre 2025 au tribunal criminel d’appel de Tizi-Ouzou », à 110 km à l’est d’Alger, a indiqué précisément Me Bakouri sur sa page Facebook.Collaborateur des magazines français So Foot et Society, Christophe Gleizes, 36 ans, a été condamné le 29 juin à sept ans de prison ferme, notamment pour « apologie du terrorisme » et « possession de publications dans un but de propagande nuisant à l’intérêt national ».</text:p>
          </table:table-cell>
          <table:table-cell office:value-type="string" office:string-value="On connaît désormais la date. Le procès en appel du journaliste sportif français Christophe Gleizes, condamné en première instance à sept ans de prison ferme en Algérie pour « apologie du terrorisme », a été fixé au 3 décembre, a annoncé vendredi son avocat Amirouche Bakouri.« L’affaire du journaliste français Christophe Gleizes est programmée pour le 3 décembre 2025 au tribunal criminel d’appel de Tizi-Ouzou », à XXXX km à l’est d’Alger, a indiqué précisément Me Bakouri sur sa page Facebook.Collaborateur des magazines français So Foot et Society, Christophe Gleizes, 36 ans, a été condamné le 29 juin à sept ans de prison ferme, notamment pour « apologie du terrorisme » et « possession de publications dans un but de propagande nuisant à l’intérêt national ».">
            <text:p>On connaît désormais la date. Le procès en appel du journaliste sportif français Christophe Gleizes, condamné en première instance à sept ans de prison ferme en Algérie pour « apologie du terrorisme », a été fixé au 3 décembre, a annoncé vendredi son avocat Amirouche Bakouri.« L’affaire du journaliste français Christophe Gleizes est programmée pour le 3 décembre 2025 au tribunal criminel d’appel de Tizi-Ouzou », à XXXX km à l’est d’Alger, a indiqué précisément Me Bakouri sur sa page Facebook.Collaborateur des magazines français So Foot et Society, Christophe Gleizes, 36 ans, a été condamné le 29 juin à sept ans de prison ferme, notamment pour « apologie du terrorisme » et « possession de publications dans un but de propagande nuisant à l’intérêt national ».</text:p>
          </table:table-cell>
          <table:table-cell office:value-type="string" office:string-value="110">
            <text:p>110</text:p>
          </table:table-cell>
        </table:table-row>
        <table:table-row>
          <table:table-cell office:value-type="string" office:string-value="La polémique enfle. Vingt-quatre heures après les incidents survenus ce jeudi 6 novembre au soir pendant le concert israélien à la Philharmonie de Paris (XIXe), les observateurs s’interrogent sur la sécurité mise en place pour cet événement, classé à risques compte tenu du contexte géopolitique.Le concert a été interrompu à trois reprises par des activistes. Deux perturbateurs ont allumé deux fumigènes dans les gradins avant d’être pris à partie par des spectateurs, donnant lieu à de réels affrontements. La Philharmonie a déposé plainte.« Malgré les avertissements, la décision a été prise au plus haut sommet de l’État de le maintenir, sans avoir pourtant l’assurance de garantir la sécurité des personnes en présence, c’est irresponsable », tacle la CGT dans un communiqué.">
            <text:p>La polémique enfle. Vingt-quatre heures après les incidents survenus ce jeudi 6 novembre au soir pendant le concert israélien à la Philharmonie de Paris (XIXe), les observateurs s’interrogent sur la sécurité mise en place pour cet événement, classé à risques compte tenu du contexte géopolitique.Le concert a été interrompu à trois reprises par des activistes. Deux perturbateurs ont allumé deux fumigènes dans les gradins avant d’être pris à partie par des spectateurs, donnant lieu à de réels affrontements. La Philharmonie a déposé plainte.« Malgré les avertissements, la décision a été prise au plus haut sommet de l’État de le maintenir, sans avoir pourtant l’assurance de garantir la sécurité des personnes en présence, c’est irresponsable », tacle la CGT dans un communiqué.</text:p>
          </table:table-cell>
          <table:table-cell office:value-type="string" office:string-value="La polémique enfle. Vingt-quatre heures après les incidents survenus ce jeudi 6 novembre au soir pendant le concert israélien à la Philharmonie de Paris (XIXe), les observateurs s’interrogent sur la sécurité mise en place pour cet événement, classé à risques compte tenu du contexte géopolitique.Le concert a été interrompu à XXXX reprises par des activistes. Deux perturbateurs ont allumé deux fumigènes dans les gradins avant d’être pris à partie par des spectateurs, donnant lieu à de réels affrontements. La Philharmonie a déposé plainte.« Malgré les avertissements, la décision a été prise au plus haut sommet de l’État de le maintenir, sans avoir pourtant l’assurance de garantir la sécurité des personnes en présence, c’est irresponsable », tacle la CGT dans un communiqué.">
            <text:p>La polémique enfle. Vingt-quatre heures après les incidents survenus ce jeudi 6 novembre au soir pendant le concert israélien à la Philharmonie de Paris (XIXe), les observateurs s’interrogent sur la sécurité mise en place pour cet événement, classé à risques compte tenu du contexte géopolitique.Le concert a été interrompu à XXXX reprises par des activistes. Deux perturbateurs ont allumé deux fumigènes dans les gradins avant d’être pris à partie par des spectateurs, donnant lieu à de réels affrontements. La Philharmonie a déposé plainte.« Malgré les avertissements, la décision a été prise au plus haut sommet de l’État de le maintenir, sans avoir pourtant l’assurance de garantir la sécurité des personnes en présence, c’est irresponsable », tacle la CGT dans un communiqué.</text:p>
          </table:table-cell>
          <table:table-cell office:value-type="string" office:string-value="trois">
            <text:p>trois</text:p>
          </table:table-cell>
        </table:table-row>
        <table:table-row>
          <table:table-cell office:value-type="string" office:string-value="C’est ce qu’on appelle un serpent de mer. Le sujet de la piétonnisation de la butte Montmartre (XVIIIe) occupe les esprits du quartier depuis de longs mois. Lancé en 2022 dans le cadre du dispositif Embellir votre quartier, le réaménagement global de la butte à 5,5 millions d’euros pour réduire la place de la voiture prévoit une aire piétonne au sommet. Mais celle-ci ne sera finalement pas effective avant les élections municipales de 2026.Les riverains étaient encore nombreux ce jeudi 6 novembre au soir à la mairie du XVIIIe, où était organisée une réunion publique sur le sujet. Avec pour objet de ce nouveau rendez-vous, la restitution de la concertation, menée pendant deux mois cet été auprès des locaux, sur le périmètre de l’aire piétonne qui s’étend autour du Sacré-Cœur, sur une vingtaine d’artères.">
            <text:p>C’est ce qu’on appelle un serpent de mer. Le sujet de la piétonnisation de la butte Montmartre (XVIIIe) occupe les esprits du quartier depuis de longs mois. Lancé en 2022 dans le cadre du dispositif Embellir votre quartier, le réaménagement global de la butte à 5,5 millions d’euros pour réduire la place de la voiture prévoit une aire piétonne au sommet. Mais celle-ci ne sera finalement pas effective avant les élections municipales de 2026.Les riverains étaient encore nombreux ce jeudi 6 novembre au soir à la mairie du XVIIIe, où était organisée une réunion publique sur le sujet. Avec pour objet de ce nouveau rendez-vous, la restitution de la concertation, menée pendant deux mois cet été auprès des locaux, sur le périmètre de l’aire piétonne qui s’étend autour du Sacré-Cœur, sur une vingtaine d’artères.</text:p>
          </table:table-cell>
          <table:table-cell office:value-type="string" office:string-value="C’est ce qu’on appelle un serpent de mer. Le sujet de la piétonnisation de la butte Montmartre (XVIIIe) occupe les esprits du quartier depuis de longs mois. Lancé en 2022 dans le cadre du dispositif Embellir votre quartier, le réaménagement global de la butte à XXXX d’euros pour réduire la place de la voiture prévoit une aire piétonne au sommet. Mais celle-ci ne sera finalement pas effective avant les élections municipales de 2026.Les riverains étaient encore nombreux ce jeudi 6 novembre au soir à la mairie du XVIIIe, où était organisée une réunion publique sur le sujet. Avec pour objet de ce nouveau rendez-vous, la restitution de la concertation, menée pendant deux mois cet été auprès des locaux, sur le périmètre de l’aire piétonne qui s’étend autour du Sacré-Cœur, sur une vingtaine d’artères.">
            <text:p>C’est ce qu’on appelle un serpent de mer. Le sujet de la piétonnisation de la butte Montmartre (XVIIIe) occupe les esprits du quartier depuis de longs mois. Lancé en 2022 dans le cadre du dispositif Embellir votre quartier, le réaménagement global de la butte à XXXX d’euros pour réduire la place de la voiture prévoit une aire piétonne au sommet. Mais celle-ci ne sera finalement pas effective avant les élections municipales de 2026.Les riverains étaient encore nombreux ce jeudi 6 novembre au soir à la mairie du XVIIIe, où était organisée une réunion publique sur le sujet. Avec pour objet de ce nouveau rendez-vous, la restitution de la concertation, menée pendant deux mois cet été auprès des locaux, sur le périmètre de l’aire piétonne qui s’étend autour du Sacré-Cœur, sur une vingtaine d’artères.</text:p>
          </table:table-cell>
          <table:table-cell office:value-type="string" office:string-value="5,5millions">
            <text:p>5,5millions</text:p>
          </table:table-cell>
        </table:table-row>
        <table:table-row>
          <table:table-cell office:value-type="string" office:string-value="Des flammes au-dessus des puces de Saint-Ouen (Seine-Saint-Denis) et visibles depuis une bonne partie de la capitale. La scène en a ému plus d’un ce vendredi après-midi. Si les puces n’ont pas été en proie aux flammes, un incendie s’est pourtant déclaré sous le pont du périphérique, au niveau de la porte de Clignancourt (XVIIIe arrondissement de Paris). Par conséquent, à 16h30, le boulevard périphérique a été fermé dans les deux sens au niveau de la porte de Clignancourt. Contacté, les pompiers de Paris indiquent que le feu concerne des « installations précaires », vraisemblablement un squat, sous le boulevard périphérique. D’après nos informations, il s’agirait d’un camp de migrants. ">
            <text:p>Des flammes au-dessus des puces de Saint-Ouen (Seine-Saint-Denis) et visibles depuis une bonne partie de la capitale. La scène en a ému plus d’un ce vendredi après-midi. Si les puces n’ont pas été en proie aux flammes, un incendie s’est pourtant déclaré sous le pont du périphérique, au niveau de la porte de Clignancourt (XVIIIe arrondissement de Paris). Par conséquent, à 16h30, le boulevard périphérique a été fermé dans les deux sens au niveau de la porte de Clignancourt. Contacté, les pompiers de Paris indiquent que le feu concerne des « installations précaires », vraisemblablement un squat, sous le boulevard périphérique. D’après nos informations, il s’agirait d’un camp de migrants. </text:p>
          </table:table-cell>
          <table:table-cell office:value-type="string" office:string-value="Des flammes au-dessus des puces de Saint-Ouen (Seine-Saint-Denis) et visibles depuis une bonne partie de la capitale. La scène en a ému plus d’un ce vendredi après-midi. Si les puces n’ont pas été en proie aux flammes, un incendie s’est pourtant déclaré sous le pont du périphérique, au niveau de la porte de Clignancourt (XVIIIe arrondissement de Paris). Par conséquent, à XXXX, le boulevard périphérique a été fermé dans les deux sens au niveau de la porte de Clignancourt. Contacté, les pompiers de Paris indiquent que le feu concerne des « installations précaires », vraisemblablement un squat, sous le boulevard périphérique. D’après nos informations, il s’agirait d’un camp de migrants. ">
            <text:p>Des flammes au-dessus des puces de Saint-Ouen (Seine-Saint-Denis) et visibles depuis une bonne partie de la capitale. La scène en a ému plus d’un ce vendredi après-midi. Si les puces n’ont pas été en proie aux flammes, un incendie s’est pourtant déclaré sous le pont du périphérique, au niveau de la porte de Clignancourt (XVIIIe arrondissement de Paris). Par conséquent, à XXXX, le boulevard périphérique a été fermé dans les deux sens au niveau de la porte de Clignancourt. Contacté, les pompiers de Paris indiquent que le feu concerne des « installations précaires », vraisemblablement un squat, sous le boulevard périphérique. D’après nos informations, il s’agirait d’un camp de migrants. </text:p>
          </table:table-cell>
          <table:table-cell office:value-type="string" office:string-value="16h30">
            <text:p>16h30</text:p>
          </table:table-cell>
        </table:table-row>
        <table:table-row>
          <table:table-cell office:value-type="string" office:string-value="Ras-le-bol. C’est le sentiment qui domine chez les adhérents de l’Association culturelle franco-turque du Val-de-Marne (ACFT 94), rassemblés devant leur centre culturel et cultuel flambant neuf à Valenton, ce vendredi 7 novembre. Après des années d’embûches et de lutte juridique, le bâtiment est enfin sorti de terre, prêt à les accueillir. Or, il ne peut toujours pas ouvrir. Le 15 juillet dernier, la commission départementale pour la sécurité contre les risques d’incendie, qui doit passer avant toute ouverture d’un établissement recevant du public, rend un avis défavorable.">
            <text:p>Ras-le-bol. C’est le sentiment qui domine chez les adhérents de l’Association culturelle franco-turque du Val-de-Marne (ACFT 94), rassemblés devant leur centre culturel et cultuel flambant neuf à Valenton, ce vendredi 7 novembre. Après des années d’embûches et de lutte juridique, le bâtiment est enfin sorti de terre, prêt à les accueillir. Or, il ne peut toujours pas ouvrir. Le 15 juillet dernier, la commission départementale pour la sécurité contre les risques d’incendie, qui doit passer avant toute ouverture d’un établissement recevant du public, rend un avis défavorable.</text:p>
          </table:table-cell>
          <table:table-cell office:value-type="string" office:string-value="Ras-le-bol. C’est le sentiment qui domine chez les adhérents de l’Association culturelle franco-turque du Val-de-Marne (ACFT 94), rassemblés devant leur centre culturel et cultuel flambant neuf à Valenton, ce vendredi 7 novembre. Après des années d’embûches et de lutte juridique, le bâtiment est enfin sorti de terre, prêt à les accueillir. Or, il ne peut toujours pas ouvrir. Le XXXX XXXX dernier, la commission départementale pour la sécurité contre les risques d’incendie, qui doit passer avant toute ouverture d’un établissement recevant du public, rend un avis défavorable.">
            <text:p>Ras-le-bol. C’est le sentiment qui domine chez les adhérents de l’Association culturelle franco-turque du Val-de-Marne (ACFT 94), rassemblés devant leur centre culturel et cultuel flambant neuf à Valenton, ce vendredi 7 novembre. Après des années d’embûches et de lutte juridique, le bâtiment est enfin sorti de terre, prêt à les accueillir. Or, il ne peut toujours pas ouvrir. Le XXXX XXXX dernier, la commission départementale pour la sécurité contre les risques d’incendie, qui doit passer avant toute ouverture d’un établissement recevant du public, rend un avis défavorable.</text:p>
          </table:table-cell>
          <table:table-cell office:value-type="string" office:string-value="15juillet">
            <text:p>15juillet</text:p>
          </table:table-cell>
        </table:table-row>
        <table:table-row>
          <table:table-cell office:value-type="string" office:string-value="« La dernière colonie connue de moineaux friquets en Seine-Saint-Denis. » Impossible de ne pas sursauter à la lecture de ce sobre constat dressé par la Ligue de protection des oiseaux (LPO) d’Île-de-France, à propos d’une espèce emblématique mais toute aussi commune et banale que le rouge-gorge et le merle. Ce cousin du moineau domestique, un peu plus campagnard, fréquente la périphérie des villes.« Sa répartition est assez large, on les retrouve jusque dans les parcs urbains, précise William Huin, chargé de mission Biodiversité, à la LPO. Ils étaient présents jusqu’il y a deux ans dans le parc de Saint-Ouen, ils ont été observés au cimetière parisien de Pantin, au parc de la Bergère, à Bobigny ou encore le long du canal de l’Ourcq. » Aujourd’hui, les identifications deviennent rarissimes.">
            <text:p>« La dernière colonie connue de moineaux friquets en Seine-Saint-Denis. » Impossible de ne pas sursauter à la lecture de ce sobre constat dressé par la Ligue de protection des oiseaux (LPO) d’Île-de-France, à propos d’une espèce emblématique mais toute aussi commune et banale que le rouge-gorge et le merle. Ce cousin du moineau domestique, un peu plus campagnard, fréquente la périphérie des villes.« Sa répartition est assez large, on les retrouve jusque dans les parcs urbains, précise William Huin, chargé de mission Biodiversité, à la LPO. Ils étaient présents jusqu’il y a deux ans dans le parc de Saint-Ouen, ils ont été observés au cimetière parisien de Pantin, au parc de la Bergère, à Bobigny ou encore le long du canal de l’Ourcq. » Aujourd’hui, les identifications deviennent rarissimes.</text:p>
          </table:table-cell>
          <table:table-cell office:value-type="string" office:string-value="« La dernière colonie connue de moineaux friquets en Seine-Saint-Denis. » Impossible de ne pas sursauter à la lecture de ce sobre constat dressé par la Ligue de protection des oiseaux (LPO) d’Île-de-France, à propos d’une espèce emblématique mais toute aussi commune et banale que le rouge-gorge et le merle. Ce cousin du moineau domestique, un peu plus campagnard, fréquente la périphérie des villes.« Sa répartition est assez large, on les retrouve jusque dans les parcs urbains, précise William Huin, chargé de mission Biodiversité, à la LPO. Ils étaient présents jusqu’il y a XXXX ans dans le parc de Saint-Ouen, ils ont été observés au cimetière parisien de Pantin, au parc de la Bergère, à Bobigny ou encore le long du canal de l’Ourcq. » Aujourd’hui, les identifications deviennent rarissimes.">
            <text:p>« La dernière colonie connue de moineaux friquets en Seine-Saint-Denis. » Impossible de ne pas sursauter à la lecture de ce sobre constat dressé par la Ligue de protection des oiseaux (LPO) d’Île-de-France, à propos d’une espèce emblématique mais toute aussi commune et banale que le rouge-gorge et le merle. Ce cousin du moineau domestique, un peu plus campagnard, fréquente la périphérie des villes.« Sa répartition est assez large, on les retrouve jusque dans les parcs urbains, précise William Huin, chargé de mission Biodiversité, à la LPO. Ils étaient présents jusqu’il y a XXXX ans dans le parc de Saint-Ouen, ils ont été observés au cimetière parisien de Pantin, au parc de la Bergère, à Bobigny ou encore le long du canal de l’Ourcq. » Aujourd’hui, les identifications deviennent rarissimes.</text:p>
          </table:table-cell>
          <table:table-cell office:value-type="string" office:string-value="deux">
            <text:p>deux</text:p>
          </table:table-cell>
        </table:table-row>
        <table:table-row>
          <table:table-cell office:value-type="string" office:string-value="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En réaction aux accusations de viols — des faits « inimaginables » et « inacceptables » —, la présidente du tribunal, Anne Auclair-Rabinovitch, a annoncé la création d’une « commission dépôt ». ">
            <text:p>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En réaction aux accusations de viols — des faits « inimaginables » et « inacceptables » —, la présidente du tribunal, Anne Auclair-Rabinovitch, a annoncé la création d’une « commission dépôt ». </text:p>
          </table:table-cell>
          <table:table-cell office:value-type="string" office:string-value="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XXXX, un homme y avait trouvé la mort.En réaction aux accusations de viols — des faits « inimaginables » et « inacceptables » —, la présidente du tribunal, Anne Auclair-Rabinovitch, a annoncé la création d’une « commission dépôt ». ">
            <text:p>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XXXX, un homme y avait trouvé la mort.En réaction aux accusations de viols — des faits « inimaginables » et « inacceptables » —, la présidente du tribunal, Anne Auclair-Rabinovitch, a annoncé la création d’une « commission dépôt ». </text:p>
          </table:table-cell>
          <table:table-cell office:value-type="string" office:string-value="2024">
            <text:p>2024</text:p>
          </table:table-cell>
        </table:table-row>
        <table:table-row>
          <table:table-cell office:value-type="string" office:string-value="La révélation, par Libération et Mediapart, du contenu des échanges entre les gendarmes déployés le 25 mars 2023 lors de la manifestation contre le projet de mégabassine à Sainte-Soline (Deux-Sèvres) provoque une onde de choc. « Je compte plus les mecs qu’on a éborgnés » ; « vous balancez un tendu s’il le faut » ; « on va les manger (…) faut qu’on les tue » ; « il a dû la prendre plein gueule », peut-on par exemple entendre dans la bouche de gendarmes mobiles, qui se réjouissent ouvertement des blessures provoquées chez des manifestants qualifiés de « pue-la-pisse » ou de « résidus de capote ». L’emploi de tirs tendus de grenades (lacrymogènes ou de désencerclement) pose notamment problème. Ces propos sont extraits des enregistrements des caméras-piétons portées par les militaires engagés ce jour-là dans une opération de maintien de l’ordre marquée par de violents affrontements.">
            <text:p>La révélation, par Libération et Mediapart, du contenu des échanges entre les gendarmes déployés le 25 mars 2023 lors de la manifestation contre le projet de mégabassine à Sainte-Soline (Deux-Sèvres) provoque une onde de choc. « Je compte plus les mecs qu’on a éborgnés » ; « vous balancez un tendu s’il le faut » ; « on va les manger (…) faut qu’on les tue » ; « il a dû la prendre plein gueule », peut-on par exemple entendre dans la bouche de gendarmes mobiles, qui se réjouissent ouvertement des blessures provoquées chez des manifestants qualifiés de « pue-la-pisse » ou de « résidus de capote ». L’emploi de tirs tendus de grenades (lacrymogènes ou de désencerclement) pose notamment problème. Ces propos sont extraits des enregistrements des caméras-piétons portées par les militaires engagés ce jour-là dans une opération de maintien de l’ordre marquée par de violents affrontements.</text:p>
          </table:table-cell>
          <table:table-cell office:value-type="string" office:string-value="La révélation, par Libération et Mediapart, du contenu des échanges entre les gendarmes déployés le XXXX XXXX XXXX lors de la manifestation contre le projet de mégabassine à Sainte-Soline (Deux-Sèvres) provoque une onde de choc. « Je compte plus les mecs qu’on a éborgnés » ; « vous balancez un tendu s’il le faut » ; « on va les manger (…) faut qu’on les tue » ; « il a dû la prendre plein gueule », peut-on par exemple entendre dans la bouche de gendarmes mobiles, qui se réjouissent ouvertement des blessures provoquées chez des manifestants qualifiés de « pue-la-pisse » ou de « résidus de capote ». L’emploi de tirs tendus de grenades (lacrymogènes ou de désencerclement) pose notamment problème. Ces propos sont extraits des enregistrements des caméras-piétons portées par les militaires engagés ce jour-là dans une opération de maintien de l’ordre marquée par de violents affrontements.">
            <text:p>La révélation, par Libération et Mediapart, du contenu des échanges entre les gendarmes déployés le XXXX XXXX XXXX lors de la manifestation contre le projet de mégabassine à Sainte-Soline (Deux-Sèvres) provoque une onde de choc. « Je compte plus les mecs qu’on a éborgnés » ; « vous balancez un tendu s’il le faut » ; « on va les manger (…) faut qu’on les tue » ; « il a dû la prendre plein gueule », peut-on par exemple entendre dans la bouche de gendarmes mobiles, qui se réjouissent ouvertement des blessures provoquées chez des manifestants qualifiés de « pue-la-pisse » ou de « résidus de capote ». L’emploi de tirs tendus de grenades (lacrymogènes ou de désencerclement) pose notamment problème. Ces propos sont extraits des enregistrements des caméras-piétons portées par les militaires engagés ce jour-là dans une opération de maintien de l’ordre marquée par de violents affrontements.</text:p>
          </table:table-cell>
          <table:table-cell office:value-type="string" office:string-value="25mars2023">
            <text:p>25mars2023</text:p>
          </table:table-cell>
        </table:table-row>
        <table:table-row>
          <table:table-cell office:value-type="string" office:string-value="Quatre semaines auront suffi. À peine installée au BHV Marais, la marque de prêt-à-porter féminin Karma Koma fait ses cartons et rejoint la longue liste des enseignes qui désertent le grand magasin parisien, empêtré dans une crise sans précédent.Dans une publication Instagram diffusée jeudi, l’enseigne française, connue pour ses collections bohèmes, explique sa décision : « Comme d’autres marques attachées à leurs valeurs, nous avons pris la décision de quitter le BHV. » En cause, l’arrivée controversée du géant chinois de l’ultra fast-fashion Shein au sixième étage du magasin, inaugurée le 5 novembre dernier.">
            <text:p>Quatre semaines auront suffi. À peine installée au BHV Marais, la marque de prêt-à-porter féminin Karma Koma fait ses cartons et rejoint la longue liste des enseignes qui désertent le grand magasin parisien, empêtré dans une crise sans précédent.Dans une publication Instagram diffusée jeudi, l’enseigne française, connue pour ses collections bohèmes, explique sa décision : « Comme d’autres marques attachées à leurs valeurs, nous avons pris la décision de quitter le BHV. » En cause, l’arrivée controversée du géant chinois de l’ultra fast-fashion Shein au sixième étage du magasin, inaugurée le 5 novembre dernier.</text:p>
          </table:table-cell>
          <table:table-cell office:value-type="string" office:string-value="Quatre semaines auront suffi. À peine installée au BHV Marais, la marque de prêt-à-porter féminin Karma Koma fait ses cartons et rejoint la longue liste des enseignes qui désertent le grand magasin parisien, empêtré dans une crise sans précédent.Dans une publication Instagram diffusée jeudi, l’enseigne française, connue pour ses collections bohèmes, explique sa décision : « Comme d’autres marques attachées à leurs valeurs, nous avons pris la décision de quitter le BHV. » En cause, l’arrivée controversée du géant chinois de l’ultra fast-fashion Shein au sixième étage du magasin, inaugurée le XXXX XXXX dernier.">
            <text:p>Quatre semaines auront suffi. À peine installée au BHV Marais, la marque de prêt-à-porter féminin Karma Koma fait ses cartons et rejoint la longue liste des enseignes qui désertent le grand magasin parisien, empêtré dans une crise sans précédent.Dans une publication Instagram diffusée jeudi, l’enseigne française, connue pour ses collections bohèmes, explique sa décision : « Comme d’autres marques attachées à leurs valeurs, nous avons pris la décision de quitter le BHV. » En cause, l’arrivée controversée du géant chinois de l’ultra fast-fashion Shein au sixième étage du magasin, inaugurée le XXXX XXXX dernier.</text:p>
          </table:table-cell>
          <table:table-cell office:value-type="string" office:string-value="5">
            <text:p>5</text:p>
          </table:table-cell>
        </table:table-row>
        <table:table-row>
          <table:table-cell office:value-type="string" office:string-value="Zone de turbulence signalée chez Ryanair. Une hôtesse de l’air basée à Charleroi, une ville belge de Wallonie, vient d’être licenciée pour avoir refusé de travailler pendant ses jours de congé, rapporte La Libre. Si la compagnie aérienne se défend d’avoir respecté la loi, le syndicat CNE (Centrale Nationale des Employés) dénonce une atteinte grave aux règles de sécurité aérienne européennes.Les faits remontent au 5 octobre dernier. L’hôtesse de l’air est appelée à travailler, alors que son planning indique qu’elle est en congé. Quelques jours plus tard, le 9 octobre, l’agent de bord est licencié pour faute grave. Didier Lebbe, de la CNE, affirme à La Libre que les échanges internes entre la salariée et le service de planification étaient « contradictoires ».">
            <text:p>Zone de turbulence signalée chez Ryanair. Une hôtesse de l’air basée à Charleroi, une ville belge de Wallonie, vient d’être licenciée pour avoir refusé de travailler pendant ses jours de congé, rapporte La Libre. Si la compagnie aérienne se défend d’avoir respecté la loi, le syndicat CNE (Centrale Nationale des Employés) dénonce une atteinte grave aux règles de sécurité aérienne européennes.Les faits remontent au 5 octobre dernier. L’hôtesse de l’air est appelée à travailler, alors que son planning indique qu’elle est en congé. Quelques jours plus tard, le 9 octobre, l’agent de bord est licencié pour faute grave. Didier Lebbe, de la CNE, affirme à La Libre que les échanges internes entre la salariée et le service de planification étaient « contradictoires ».</text:p>
          </table:table-cell>
          <table:table-cell office:value-type="string" office:string-value="Zone de turbulence signalée chez Ryanair. Une hôtesse de l’air basée à Charleroi, une ville belge de Wallonie, vient d’être licenciée pour avoir refusé de travailler pendant ses jours de congé, rapporte La Libre. Si la compagnie aérienne se défend d’avoir respecté la loi, le syndicat CNE (Centrale Nationale des Employés) dénonce une atteinte grave aux règles de sécurité aérienne européennes.Les faits remontent au XXXX octobre dernier. L’hôtesse de l’air est appelée à travailler, alors que son planning indique qu’elle est en congé. Quelques jours plus tard, le 9 octobre, l’agent de bord est licencié pour faute grave. Didier Lebbe, de la CNE, affirme à La Libre que les échanges internes entre la salariée et le service de planification étaient « contradictoires ».">
            <text:p>Zone de turbulence signalée chez Ryanair. Une hôtesse de l’air basée à Charleroi, une ville belge de Wallonie, vient d’être licenciée pour avoir refusé de travailler pendant ses jours de congé, rapporte La Libre. Si la compagnie aérienne se défend d’avoir respecté la loi, le syndicat CNE (Centrale Nationale des Employés) dénonce une atteinte grave aux règles de sécurité aérienne européennes.Les faits remontent au XXXX octobre dernier. L’hôtesse de l’air est appelée à travailler, alors que son planning indique qu’elle est en congé. Quelques jours plus tard, le 9 octobre, l’agent de bord est licencié pour faute grave. Didier Lebbe, de la CNE, affirme à La Libre que les échanges internes entre la salariée et le service de planification étaient « contradictoires ».</text:p>
          </table:table-cell>
          <table:table-cell office:value-type="string" office:string-value="5">
            <text:p>5</text:p>
          </table:table-cell>
        </table:table-row>
        <table:table-row>
          <table:table-cell office:value-type="string" office:string-value="L’année 2025 restera comme historique pour la famille Aga Khan, l’entraîneur Francis-Henri Graffard et le jockey Mickaël Barzalona. Déjà vainqueur, notamment, du Prix de l’Arc de Triomphe grâce à Daryz, début octobre à ParisLongchamp, le trio a réalisé une performance rarissime en décrochant la Japan Cup, habituelle chasse gardée des Nippons. Le dernier tricolore à avoir réalisé cette performance se nomme Le Glorieux. C’était en 1987…Déjà vainqueur du Grand Prix de Saint-Cloud, avant de devenir le deuxième cheval seulement à remporter les King Georges et les Champion Stakes au cours de la même année en Angleterre, Calandagan a confirmé qu’il était bel et bien le meilleur pur-sang du monde.">
            <text:p>L’année 2025 restera comme historique pour la famille Aga Khan, l’entraîneur Francis-Henri Graffard et le jockey Mickaël Barzalona. Déjà vainqueur, notamment, du Prix de l’Arc de Triomphe grâce à Daryz, début octobre à ParisLongchamp, le trio a réalisé une performance rarissime en décrochant la Japan Cup, habituelle chasse gardée des Nippons. Le dernier tricolore à avoir réalisé cette performance se nomme Le Glorieux. C’était en 1987…Déjà vainqueur du Grand Prix de Saint-Cloud, avant de devenir le deuxième cheval seulement à remporter les King Georges et les Champion Stakes au cours de la même année en Angleterre, Calandagan a confirmé qu’il était bel et bien le meilleur pur-sang du monde.</text:p>
          </table:table-cell>
          <table:table-cell office:value-type="string" office:string-value="L’année 2025 restera comme historique pour la famille Aga Khan, l’entraîneur Francis-Henri Graffard et le jockey Mickaël Barzalona. Déjà vainqueur, notamment, du Prix de l’Arc de Triomphe grâce à Daryz, début octobre à ParisLongchamp, le trio a réalisé une performance rarissime en décrochant la Japan Cup, habituelle chasse gardée des Nippons. Le dernier tricolore à avoir réalisé cette performance se nomme Le Glorieux. C’était en XXXX…Déjà vainqueur du Grand Prix de Saint-Cloud, avant de devenir le deuxième cheval seulement à remporter les King Georges et les Champion Stakes au cours de la même année en Angleterre, Calandagan a confirmé qu’il était bel et bien le meilleur pur-sang du monde.">
            <text:p>L’année 2025 restera comme historique pour la famille Aga Khan, l’entraîneur Francis-Henri Graffard et le jockey Mickaël Barzalona. Déjà vainqueur, notamment, du Prix de l’Arc de Triomphe grâce à Daryz, début octobre à ParisLongchamp, le trio a réalisé une performance rarissime en décrochant la Japan Cup, habituelle chasse gardée des Nippons. Le dernier tricolore à avoir réalisé cette performance se nomme Le Glorieux. C’était en XXXX…Déjà vainqueur du Grand Prix de Saint-Cloud, avant de devenir le deuxième cheval seulement à remporter les King Georges et les Champion Stakes au cours de la même année en Angleterre, Calandagan a confirmé qu’il était bel et bien le meilleur pur-sang du monde.</text:p>
          </table:table-cell>
          <table:table-cell office:value-type="string" office:string-value="1987">
            <text:p>1987</text:p>
          </table:table-cell>
        </table:table-row>
        <table:table-row>
          <table:table-cell office:value-type="string" office:string-value="Le chef de l’État bulgare Roumen Radev a appelé ce vendredi à la libération de l’ancien président français Nicolas Sarkozy, en raison de sa « contribution à la libération des infirmières » bulgares longtemps détenues en Libye. « J’adresse mon appel aux politiciens européens pour la libération du président Sarkozy » en raison de « son engagement personnel à la libération » de ces infirmières, a déclaré Roumen Radev dont le discours a été transmis à l’AFP.Le chef de l’État bulgare s’exprimait à l’occasion de la remise au siège de la présidence à Sofia d’une décoration à un ancien ambassadeur britannique en Libye.Les cinq infirmières bulgares avaient été condamnées à mort à plusieurs reprises en Libye, accusées d’avoir inoculé le virus du sida à 450 enfants dans ce pays. ">
            <text:p>Le chef de l’État bulgare Roumen Radev a appelé ce vendredi à la libération de l’ancien président français Nicolas Sarkozy, en raison de sa « contribution à la libération des infirmières » bulgares longtemps détenues en Libye. « J’adresse mon appel aux politiciens européens pour la libération du président Sarkozy » en raison de « son engagement personnel à la libération » de ces infirmières, a déclaré Roumen Radev dont le discours a été transmis à l’AFP.Le chef de l’État bulgare s’exprimait à l’occasion de la remise au siège de la présidence à Sofia d’une décoration à un ancien ambassadeur britannique en Libye.Les cinq infirmières bulgares avaient été condamnées à mort à plusieurs reprises en Libye, accusées d’avoir inoculé le virus du sida à 450 enfants dans ce pays. </text:p>
          </table:table-cell>
          <table:table-cell office:value-type="string" office:string-value="Le chef de l’État bulgare Roumen Radev a appelé ce vendredi à la libération de l’ancien président français Nicolas Sarkozy, en raison de sa « contribution à la libération des infirmières » bulgares longtemps détenues en Libye. « J’adresse mon appel aux politiciens européens pour la libération du président Sarkozy » en raison de « son engagement personnel à la libération » de ces infirmières, a déclaré Roumen Radev dont le discours a été transmis à l’AFP.Le chef de l’État bulgare s’exprimait à l’occasion de la remise au siège de la présidence à Sofia d’une décoration à un ancien ambassadeur britannique en Libye.Les cinq infirmières bulgares avaient été condamnées à mort à plusieurs reprises en Libye, accusées d’avoir inoculé le virus du sida à XXXX enfants dans ce pays. ">
            <text:p>Le chef de l’État bulgare Roumen Radev a appelé ce vendredi à la libération de l’ancien président français Nicolas Sarkozy, en raison de sa « contribution à la libération des infirmières » bulgares longtemps détenues en Libye. « J’adresse mon appel aux politiciens européens pour la libération du président Sarkozy » en raison de « son engagement personnel à la libération » de ces infirmières, a déclaré Roumen Radev dont le discours a été transmis à l’AFP.Le chef de l’État bulgare s’exprimait à l’occasion de la remise au siège de la présidence à Sofia d’une décoration à un ancien ambassadeur britannique en Libye.Les cinq infirmières bulgares avaient été condamnées à mort à plusieurs reprises en Libye, accusées d’avoir inoculé le virus du sida à XXXX enfants dans ce pays. </text:p>
          </table:table-cell>
          <table:table-cell office:value-type="string" office:string-value="450">
            <text:p>450</text:p>
          </table:table-cell>
        </table:table-row>
        <table:table-row>
          <table:table-cell office:value-type="string" office:string-value="C’est une scène d’une violence inouïe qui s’est déroulée mercredi 5 novembre, en pleine rue, à Villejuif (Val-de-Marne). Il est 15h30, à hauteur de l’hôpital psychiatrique Paul-Brousse, lorsqu’une femme qui porte un bébé sur son dos voit soudain un homme fondre sur elle. L’inconnu ne cherche qu’une chose : s’emparer du nourrisson. Mais la jeune femme résiste. Face à elle, l’agresseur sort alors un couteau et frappe. La lame s’enfonce dans son omoplate droite.Grièvement blessée, la victime, la tante du bébé, s’effondre. Elle est immédiatement prise en charge par les secours et transportée en urgence absolue à l’hôpital de la Pitié-Salpêtrière, à Paris (XIIIe), sans que son pronostic vital ne soit engagé">
            <text:p>C’est une scène d’une violence inouïe qui s’est déroulée mercredi 5 novembre, en pleine rue, à Villejuif (Val-de-Marne). Il est 15h30, à hauteur de l’hôpital psychiatrique Paul-Brousse, lorsqu’une femme qui porte un bébé sur son dos voit soudain un homme fondre sur elle. L’inconnu ne cherche qu’une chose : s’emparer du nourrisson. Mais la jeune femme résiste. Face à elle, l’agresseur sort alors un couteau et frappe. La lame s’enfonce dans son omoplate droite.Grièvement blessée, la victime, la tante du bébé, s’effondre. Elle est immédiatement prise en charge par les secours et transportée en urgence absolue à l’hôpital de la Pitié-Salpêtrière, à Paris (XIIIe), sans que son pronostic vital ne soit engagé</text:p>
          </table:table-cell>
          <table:table-cell office:value-type="string" office:string-value="C’est une scène d’une violence inouïe qui s’est déroulée mercredi XXXX novembre, en pleine rue, à Villejuif (Val-de-Marne). Il est 15h30, à hauteur de l’hôpital psychiatrique Paul-Brousse, lorsqu’une femme qui porte un bébé sur son dos voit soudain un homme fondre sur elle. L’inconnu ne cherche qu’une chose : s’emparer du nourrisson. Mais la jeune femme résiste. Face à elle, l’agresseur sort alors un couteau et frappe. La lame s’enfonce dans son omoplate droite.Grièvement blessée, la victime, la tante du bébé, s’effondre. Elle est immédiatement prise en charge par les secours et transportée en urgence absolue à l’hôpital de la Pitié-Salpêtrière, à Paris (XIIIe), sans que son pronostic vital ne soit engagé">
            <text:p>C’est une scène d’une violence inouïe qui s’est déroulée mercredi XXXX novembre, en pleine rue, à Villejuif (Val-de-Marne). Il est 15h30, à hauteur de l’hôpital psychiatrique Paul-Brousse, lorsqu’une femme qui porte un bébé sur son dos voit soudain un homme fondre sur elle. L’inconnu ne cherche qu’une chose : s’emparer du nourrisson. Mais la jeune femme résiste. Face à elle, l’agresseur sort alors un couteau et frappe. La lame s’enfonce dans son omoplate droite.Grièvement blessée, la victime, la tante du bébé, s’effondre. Elle est immédiatement prise en charge par les secours et transportée en urgence absolue à l’hôpital de la Pitié-Salpêtrière, à Paris (XIIIe), sans que son pronostic vital ne soit engagé</text:p>
          </table:table-cell>
          <table:table-cell office:value-type="string" office:string-value="5">
            <text:p>5</text:p>
          </table:table-cell>
        </table:table-row>
        <table:table-row>
          <table:table-cell office:value-type="string" office:string-value="Quel que soit le sujet évoqué, Pascal Lelièvre n’élude rien et a le sens de la formule. Auteur d’une excellente année 2024 ponctuée par plus de 650 000 euros de gains, l’entraîneur installé à Saint-Denis-de-Gastines (Mayenne) évoque son exercice 2025 : « Il est bon même si nous avons été un peu moins performants pour diverses raisons : des objectifs loupés, des chevaux malades ou un peu moins bien, mais c’est ainsi… Je fais un métier dans lequel on travaille avec du vivant, et il faut composer avec tous les aléas qui vont avec. Alors, lorsque tout va bien, on n’est jamais aussi proche que tout aille mal. Et inversement, quand ça ne va pas, on n’est jamais aussi proche que les choses s’améliorent. »">
            <text:p>Quel que soit le sujet évoqué, Pascal Lelièvre n’élude rien et a le sens de la formule. Auteur d’une excellente année 2024 ponctuée par plus de 650 000 euros de gains, l’entraîneur installé à Saint-Denis-de-Gastines (Mayenne) évoque son exercice 2025 : « Il est bon même si nous avons été un peu moins performants pour diverses raisons : des objectifs loupés, des chevaux malades ou un peu moins bien, mais c’est ainsi… Je fais un métier dans lequel on travaille avec du vivant, et il faut composer avec tous les aléas qui vont avec. Alors, lorsque tout va bien, on n’est jamais aussi proche que tout aille mal. Et inversement, quand ça ne va pas, on n’est jamais aussi proche que les choses s’améliorent. »</text:p>
          </table:table-cell>
          <table:table-cell office:value-type="string" office:string-value="Quel que soit le sujet évoqué, Pascal Lelièvre n’élude rien et a le sens de la formule. Auteur d’une excellente année 2024 ponctuée par plus de 650 000 euros de gains, l’entraîneur installé à Saint-Denis-de-Gastines (Mayenne) évoque son exercice XXXX : « Il est bon même si nous avons été un peu moins performants pour diverses raisons : des objectifs loupés, des chevaux malades ou un peu moins bien, mais c’est ainsi… Je fais un métier dans lequel on travaille avec du vivant, et il faut composer avec tous les aléas qui vont avec. Alors, lorsque tout va bien, on n’est jamais aussi proche que tout aille mal. Et inversement, quand ça ne va pas, on n’est jamais aussi proche que les choses s’améliorent. »">
            <text:p>Quel que soit le sujet évoqué, Pascal Lelièvre n’élude rien et a le sens de la formule. Auteur d’une excellente année 2024 ponctuée par plus de 650 000 euros de gains, l’entraîneur installé à Saint-Denis-de-Gastines (Mayenne) évoque son exercice XXXX : « Il est bon même si nous avons été un peu moins performants pour diverses raisons : des objectifs loupés, des chevaux malades ou un peu moins bien, mais c’est ainsi… Je fais un métier dans lequel on travaille avec du vivant, et il faut composer avec tous les aléas qui vont avec. Alors, lorsque tout va bien, on n’est jamais aussi proche que tout aille mal. Et inversement, quand ça ne va pas, on n’est jamais aussi proche que les choses s’améliorent. »</text:p>
          </table:table-cell>
          <table:table-cell office:value-type="string" office:string-value="2025">
            <text:p>2025</text:p>
          </table:table-cell>
        </table:table-row>
        <table:table-row>
          <table:table-cell office:value-type="string" office:string-value="Depuis le mois d’avril, les affaires d’agressions sexuelles se multiplient dans les écoles parisiennes. En l’espace de huit mois seulement, 13 personnes ont fait l’objet de signalements ou de plaintes pour des attouchements sexuels sur mineurs. Au total, trois enseignants et 11 animateurs ont été suspendus, le temps qu’une enquête administrative et pénale soit menée. Alors qu’un animateur a d’ores et déjà été blanchi, un autre est renvoyé fin novembre devant le tribunal correctionnel pour 5 faits d’agression sexuelle sur des mineurs.Et si on regarde de plus près, sur les 13 personnes visées par ces plaintes, 10 d’entre elles travaillent dans des écoles maternelles. Une coïncidence ? Pas vraiment, confie un policier rompu à ce type d’enquêtes.">
            <text:p>Depuis le mois d’avril, les affaires d’agressions sexuelles se multiplient dans les écoles parisiennes. En l’espace de huit mois seulement, 13 personnes ont fait l’objet de signalements ou de plaintes pour des attouchements sexuels sur mineurs. Au total, trois enseignants et 11 animateurs ont été suspendus, le temps qu’une enquête administrative et pénale soit menée. Alors qu’un animateur a d’ores et déjà été blanchi, un autre est renvoyé fin novembre devant le tribunal correctionnel pour 5 faits d’agression sexuelle sur des mineurs.Et si on regarde de plus près, sur les 13 personnes visées par ces plaintes, 10 d’entre elles travaillent dans des écoles maternelles. Une coïncidence ? Pas vraiment, confie un policier rompu à ce type d’enquêtes.</text:p>
          </table:table-cell>
          <table:table-cell office:value-type="string" office:string-value="Depuis le mois d’avril, les affaires d’agressions sexuelles se multiplient dans les écoles parisiennes. En l’espace de huit mois seulement, 13 personnes ont fait l’objet de signalements ou de plaintes pour des attouchements sexuels sur mineurs. Au total, trois enseignants et XXXX animateurs ont été suspendus, le temps qu’une enquête administrative et pénale soit menée. Alors qu’un animateur a d’ores et déjà été blanchi, un autre est renvoyé fin novembre devant le tribunal correctionnel pour 5 faits d’agression sexuelle sur des mineurs.Et si on regarde de plus près, sur les 13 personnes visées par ces plaintes, 10 d’entre elles travaillent dans des écoles maternelles. Une coïncidence ? Pas vraiment, confie un policier rompu à ce type d’enquêtes.">
            <text:p>Depuis le mois d’avril, les affaires d’agressions sexuelles se multiplient dans les écoles parisiennes. En l’espace de huit mois seulement, 13 personnes ont fait l’objet de signalements ou de plaintes pour des attouchements sexuels sur mineurs. Au total, trois enseignants et XXXX animateurs ont été suspendus, le temps qu’une enquête administrative et pénale soit menée. Alors qu’un animateur a d’ores et déjà été blanchi, un autre est renvoyé fin novembre devant le tribunal correctionnel pour 5 faits d’agression sexuelle sur des mineurs.Et si on regarde de plus près, sur les 13 personnes visées par ces plaintes, 10 d’entre elles travaillent dans des écoles maternelles. Une coïncidence ? Pas vraiment, confie un policier rompu à ce type d’enquêtes.</text:p>
          </table:table-cell>
          <table:table-cell office:value-type="string" office:string-value="11">
            <text:p>11</text:p>
          </table:table-cell>
        </table:table-row>
        <table:table-row>
          <table:table-cell office:value-type="string" office:string-value="Jeudi, la Cour des comptes a présenté un rapport très critique sur la gestion du musée du Louvre entre 2018 et 2024, lui reprochant d’avoir négligé la sécurité au profit de l’attractivité. Deux semaines et demie après le « cambriolage du siècle » et son butin estimé à 88 millions d’euros, les experts de l’institution de contrôle ont mis en lumière un « retard persistant » et un sous-investissement chronique en matière de sécurité et de maintenance, préférant, selon la Cour, acquérir des œuvres et « réaménager la muséographie ».Ce vendredi matin, sur France Info, la directrice du musée a jugé le rapport très critique. « La Cour des comptes a tort d’être aussi sévère », estime Laurence des Cars. ">
            <text:p>Jeudi, la Cour des comptes a présenté un rapport très critique sur la gestion du musée du Louvre entre 2018 et 2024, lui reprochant d’avoir négligé la sécurité au profit de l’attractivité. Deux semaines et demie après le « cambriolage du siècle » et son butin estimé à 88 millions d’euros, les experts de l’institution de contrôle ont mis en lumière un « retard persistant » et un sous-investissement chronique en matière de sécurité et de maintenance, préférant, selon la Cour, acquérir des œuvres et « réaménager la muséographie ».Ce vendredi matin, sur France Info, la directrice du musée a jugé le rapport très critique. « La Cour des comptes a tort d’être aussi sévère », estime Laurence des Cars. </text:p>
          </table:table-cell>
          <table:table-cell office:value-type="string" office:string-value="Jeudi, la Cour des comptes a présenté un rapport très critique sur la gestion du musée du Louvre entre XXXX et 2024, lui reprochant d’avoir négligé la sécurité au profit de l’attractivité. Deux semaines et demie après le « cambriolage du siècle » et son butin estimé à 88 millions d’euros, les experts de l’institution de contrôle ont mis en lumière un « retard persistant » et un sous-investissement chronique en matière de sécurité et de maintenance, préférant, selon la Cour, acquérir des œuvres et « réaménager la muséographie ».Ce vendredi matin, sur France Info, la directrice du musée a jugé le rapport très critique. « La Cour des comptes a tort d’être aussi sévère », estime Laurence des Cars. ">
            <text:p>Jeudi, la Cour des comptes a présenté un rapport très critique sur la gestion du musée du Louvre entre XXXX et 2024, lui reprochant d’avoir négligé la sécurité au profit de l’attractivité. Deux semaines et demie après le « cambriolage du siècle » et son butin estimé à 88 millions d’euros, les experts de l’institution de contrôle ont mis en lumière un « retard persistant » et un sous-investissement chronique en matière de sécurité et de maintenance, préférant, selon la Cour, acquérir des œuvres et « réaménager la muséographie ».Ce vendredi matin, sur France Info, la directrice du musée a jugé le rapport très critique. « La Cour des comptes a tort d’être aussi sévère », estime Laurence des Cars. </text:p>
          </table:table-cell>
          <table:table-cell office:value-type="string" office:string-value="2018">
            <text:p>2018</text:p>
          </table:table-cell>
        </table:table-row>
        <table:table-row>
          <table:table-cell office:value-type="string" office:string-value="Une Accor Arena comble plongée dans le noir, quand retentissent les premières notes de « Supernature » de Cerrone. Tour à tour, les dix reines entrent dans l’arène, une dernière fois. Après treize dates à travers la France et la Suisse, le « Drag Race France All Stars Royal Tour 2025 » célébrait sa dernière représentation ce jeudi 6 novembre. Une première pour un show drag « made in France ».Après une première partie assurée en douceur par Marguerite, issue de la « Star Academy », puis plus électro avec Yelle, Mami Watta, Elips, Misty Phoenix, Piche, Moon, Kam Hugh, La Big Bertha, Punani, Soa de Muse et Magnetica ont illuminé la scène vêtues de tenues dorées. Elles ont rapidement été rejointes par Nicky Doll, présentatrice du programme de France 2, qui n’a pas hésité à mouiller la robe de soirée elle aussi tout au long du show.">
            <text:p>Une Accor Arena comble plongée dans le noir, quand retentissent les premières notes de « Supernature » de Cerrone. Tour à tour, les dix reines entrent dans l’arène, une dernière fois. Après treize dates à travers la France et la Suisse, le « Drag Race France All Stars Royal Tour 2025 » célébrait sa dernière représentation ce jeudi 6 novembre. Une première pour un show drag « made in France ».Après une première partie assurée en douceur par Marguerite, issue de la « Star Academy », puis plus électro avec Yelle, Mami Watta, Elips, Misty Phoenix, Piche, Moon, Kam Hugh, La Big Bertha, Punani, Soa de Muse et Magnetica ont illuminé la scène vêtues de tenues dorées. Elles ont rapidement été rejointes par Nicky Doll, présentatrice du programme de France 2, qui n’a pas hésité à mouiller la robe de soirée elle aussi tout au long du show.</text:p>
          </table:table-cell>
          <table:table-cell office:value-type="string" office:string-value="Une Accor Arena comble plongée dans le noir, quand retentissent les premières notes de « Supernature » de Cerrone. Tour à tour, les dix reines entrent dans l’arène, une dernière fois. Après treize dates à travers la France et la Suisse, le « Drag Race France All Stars Royal Tour XXXX » célébrait sa dernière représentation ce jeudi 6 novembre. Une première pour un show drag « made in France ».Après une première partie assurée en douceur par Marguerite, issue de la « Star Academy », puis plus électro avec Yelle, Mami Watta, Elips, Misty Phoenix, Piche, Moon, Kam Hugh, La Big Bertha, Punani, Soa de Muse et Magnetica ont illuminé la scène vêtues de tenues dorées. Elles ont rapidement été rejointes par Nicky Doll, présentatrice du programme de France 2, qui n’a pas hésité à mouiller la robe de soirée elle aussi tout au long du show.">
            <text:p>Une Accor Arena comble plongée dans le noir, quand retentissent les premières notes de « Supernature » de Cerrone. Tour à tour, les dix reines entrent dans l’arène, une dernière fois. Après treize dates à travers la France et la Suisse, le « Drag Race France All Stars Royal Tour XXXX » célébrait sa dernière représentation ce jeudi 6 novembre. Une première pour un show drag « made in France ».Après une première partie assurée en douceur par Marguerite, issue de la « Star Academy », puis plus électro avec Yelle, Mami Watta, Elips, Misty Phoenix, Piche, Moon, Kam Hugh, La Big Bertha, Punani, Soa de Muse et Magnetica ont illuminé la scène vêtues de tenues dorées. Elles ont rapidement été rejointes par Nicky Doll, présentatrice du programme de France 2, qui n’a pas hésité à mouiller la robe de soirée elle aussi tout au long du show.</text:p>
          </table:table-cell>
          <table:table-cell office:value-type="string" office:string-value="2025">
            <text:p>2025</text:p>
          </table:table-cell>
        </table:table-row>
        <table:table-row>
          <table:table-cell office:value-type="string" office:string-value="C’est une phrase répétée à l’envi par les parents à leurs jeunes enfants : il ne faut jamais accepter des bonbons offerts par les inconnus. Cette fois, c’est une figurine achetée dans un tabac qui a servi d’appât à un prédateur pour attirer une petite fille dans ses filets.Les faits se déroulent dans le XIXe arrondissement de Paris, au mois d’avril. Après l’école, Christina (le prénom a été changé), âgée de 11 ans, se rend dans un bureau de tabac pour acheter une coque de téléphone. Elle aperçoit alors des figurines qui lui plaisent. Elle veut en acheter une, mais il lui manque quelques euros. Alors qu’elle compte ses pièces rouges, les buralistes, attendris, lui cèdent le jouet.">
            <text:p>C’est une phrase répétée à l’envi par les parents à leurs jeunes enfants : il ne faut jamais accepter des bonbons offerts par les inconnus. Cette fois, c’est une figurine achetée dans un tabac qui a servi d’appât à un prédateur pour attirer une petite fille dans ses filets.Les faits se déroulent dans le XIXe arrondissement de Paris, au mois d’avril. Après l’école, Christina (le prénom a été changé), âgée de 11 ans, se rend dans un bureau de tabac pour acheter une coque de téléphone. Elle aperçoit alors des figurines qui lui plaisent. Elle veut en acheter une, mais il lui manque quelques euros. Alors qu’elle compte ses pièces rouges, les buralistes, attendris, lui cèdent le jouet.</text:p>
          </table:table-cell>
          <table:table-cell office:value-type="string" office:string-value="C’est une phrase répétée à l’envi par les parents à leurs jeunes enfants : il ne faut jamais accepter des bonbons offerts par les inconnus. Cette fois, c’est une figurine achetée dans un tabac qui a servi d’appât à un prédateur pour attirer une petite fille dans ses filets.Les faits se déroulent dans le XIXe arrondissement de Paris, au mois d’avril. Après l’école, Christina (le prénom a été changé), âgée de XXXX ans, se rend dans un bureau de tabac pour acheter une coque de téléphone. Elle aperçoit alors des figurines qui lui plaisent. Elle veut en acheter une, mais il lui manque quelques euros. Alors qu’elle compte ses pièces rouges, les buralistes, attendris, lui cèdent le jouet.">
            <text:p>C’est une phrase répétée à l’envi par les parents à leurs jeunes enfants : il ne faut jamais accepter des bonbons offerts par les inconnus. Cette fois, c’est une figurine achetée dans un tabac qui a servi d’appât à un prédateur pour attirer une petite fille dans ses filets.Les faits se déroulent dans le XIXe arrondissement de Paris, au mois d’avril. Après l’école, Christina (le prénom a été changé), âgée de XXXX ans, se rend dans un bureau de tabac pour acheter une coque de téléphone. Elle aperçoit alors des figurines qui lui plaisent. Elle veut en acheter une, mais il lui manque quelques euros. Alors qu’elle compte ses pièces rouges, les buralistes, attendris, lui cèdent le jouet.</text:p>
          </table:table-cell>
          <table:table-cell office:value-type="string" office:string-value="11">
            <text:p>11</text:p>
          </table:table-cell>
        </table:table-row>
        <table:table-row>
          <table:table-cell office:value-type="string" office:string-value="C’est la fin d’une époque. Après 175 ans d’existence, Paul Beuscher, le célèbre magasin d’instruments de musique du boulevard Beaumarchais, à Paris (IVe), a baissé définitivement le rideau ce vendredi 7 novembre. L’annonce, faite la veille sur les réseaux sociaux, a provoqué une vague d’émotion dans le quartier et bien au-delà.« Malgré tous les efforts, toute la motivation, les négociations, tous les changements — du plus minime au structurel — et l’ensemble du travail accompli par les équipes », soulignent les gérants dans un communiqué publié sur Facebook, la boutique n’a pas survécu aux bouleversements du secteur. La fermeture concerne à la fois le magasin physique et le site Internet.">
            <text:p>C’est la fin d’une époque. Après 175 ans d’existence, Paul Beuscher, le célèbre magasin d’instruments de musique du boulevard Beaumarchais, à Paris (IVe), a baissé définitivement le rideau ce vendredi 7 novembre. L’annonce, faite la veille sur les réseaux sociaux, a provoqué une vague d’émotion dans le quartier et bien au-delà.« Malgré tous les efforts, toute la motivation, les négociations, tous les changements — du plus minime au structurel — et l’ensemble du travail accompli par les équipes », soulignent les gérants dans un communiqué publié sur Facebook, la boutique n’a pas survécu aux bouleversements du secteur. La fermeture concerne à la fois le magasin physique et le site Internet.</text:p>
          </table:table-cell>
          <table:table-cell office:value-type="string" office:string-value="C’est la fin d’une époque. Après 175 ans d’existence, Paul Beuscher, le célèbre magasin d’instruments de musique du boulevard Beaumarchais, à Paris (IVe), a baissé définitivement le rideau ce vendredi XXXX novembre. L’annonce, faite la veille sur les réseaux sociaux, a provoqué une vague d’émotion dans le quartier et bien au-delà.« Malgré tous les efforts, toute la motivation, les négociations, tous les changements — du plus minime au structurel — et l’ensemble du travail accompli par les équipes », soulignent les gérants dans un communiqué publié sur Facebook, la boutique n’a pas survécu aux bouleversements du secteur. La fermeture concerne à la fois le magasin physique et le site Internet.">
            <text:p>C’est la fin d’une époque. Après 175 ans d’existence, Paul Beuscher, le célèbre magasin d’instruments de musique du boulevard Beaumarchais, à Paris (IVe), a baissé définitivement le rideau ce vendredi XXXX novembre. L’annonce, faite la veille sur les réseaux sociaux, a provoqué une vague d’émotion dans le quartier et bien au-delà.« Malgré tous les efforts, toute la motivation, les négociations, tous les changements — du plus minime au structurel — et l’ensemble du travail accompli par les équipes », soulignent les gérants dans un communiqué publié sur Facebook, la boutique n’a pas survécu aux bouleversements du secteur. La fermeture concerne à la fois le magasin physique et le site Internet.</text:p>
          </table:table-cell>
          <table:table-cell office:value-type="string" office:string-value="7">
            <text:p>7</text:p>
          </table:table-cell>
        </table:table-row>
        <table:table-row>
          <table:table-cell office:value-type="string" office:string-value="« Attention, dossier très politique », prévient-on d’emblée au sein de Paris commerces, l’opérateur du commerce de proximité de la Ville de Paris. Plus de 30 ans après sa création en 1994, le Viaduc des arts de l’avenue Daumesnil (XIIe), haut lieu de l’artisanat parisien avec une cinquantaine de commerçants, est-il exsangue ?Le sujet a en tout cas fait l’objet d’un vif débat entre l’opposition et la majorité lors du dernier Conseil de Paris, début octobre. Alors que sept voûtes du viaduc sont actuellement vacantes, l’élue (LR) du XIIe, Valérie Montandon, alerte sur un « Viaduc des arts qui se meurt », « des artisans à bout de souffle », et demande un soutien financier de la Ville pour aider les enseignes en difficulté.">
            <text:p>« Attention, dossier très politique », prévient-on d’emblée au sein de Paris commerces, l’opérateur du commerce de proximité de la Ville de Paris. Plus de 30 ans après sa création en 1994, le Viaduc des arts de l’avenue Daumesnil (XIIe), haut lieu de l’artisanat parisien avec une cinquantaine de commerçants, est-il exsangue ?Le sujet a en tout cas fait l’objet d’un vif débat entre l’opposition et la majorité lors du dernier Conseil de Paris, début octobre. Alors que sept voûtes du viaduc sont actuellement vacantes, l’élue (LR) du XIIe, Valérie Montandon, alerte sur un « Viaduc des arts qui se meurt », « des artisans à bout de souffle », et demande un soutien financier de la Ville pour aider les enseignes en difficulté.</text:p>
          </table:table-cell>
          <table:table-cell office:value-type="string" office:string-value="« Attention, dossier très politique », prévient-on d’emblée au sein de Paris commerces, l’opérateur du commerce de proximité de la Ville de Paris. Plus de XXXX ans après sa création en 1994, le Viaduc des arts de l’avenue Daumesnil (XIIe), haut lieu de l’artisanat parisien avec une cinquantaine de commerçants, est-il exsangue ?Le sujet a en tout cas fait l’objet d’un vif débat entre l’opposition et la majorité lors du dernier Conseil de Paris, début octobre. Alors que sept voûtes du viaduc sont actuellement vacantes, l’élue (LR) du XIIe, Valérie Montandon, alerte sur un « Viaduc des arts qui se meurt », « des artisans à bout de souffle », et demande un soutien financier de la Ville pour aider les enseignes en difficulté.">
            <text:p>« Attention, dossier très politique », prévient-on d’emblée au sein de Paris commerces, l’opérateur du commerce de proximité de la Ville de Paris. Plus de XXXX ans après sa création en 1994, le Viaduc des arts de l’avenue Daumesnil (XIIe), haut lieu de l’artisanat parisien avec une cinquantaine de commerçants, est-il exsangue ?Le sujet a en tout cas fait l’objet d’un vif débat entre l’opposition et la majorité lors du dernier Conseil de Paris, début octobre. Alors que sept voûtes du viaduc sont actuellement vacantes, l’élue (LR) du XIIe, Valérie Montandon, alerte sur un « Viaduc des arts qui se meurt », « des artisans à bout de souffle », et demande un soutien financier de la Ville pour aider les enseignes en difficulté.</text:p>
          </table:table-cell>
          <table:table-cell office:value-type="string" office:string-value="30">
            <text:p>30</text:p>
          </table:table-cell>
        </table:table-row>
        <table:table-row>
          <table:table-cell office:value-type="string" office:string-value="Une chasse au trésor grandeur nature. Julien Navas, un collectionneur parisien de 44 ans, a décidé de piocher parmi les objets les plus précieux de son impressionnante collection pour en faire un butin. Estimé à plusieurs centaines de milliers d’euros par son créateur, il est enfoui sous terre, dans une cuve en inox, quelque part dans le monde.Julien Navas invite désormais les plus curieux et les plus téméraires à trouver le précieux sésame à travers une gigantesque chasse au trésor à travers le monde.Depuis le début de l’été, grâce à ses nombreux contacts, Julien Navas a dispersé à Paris et aux quatre coins du globe 10 000 pièces de monnaie à son effigie, ornées de symboles à décrypter.">
            <text:p>Une chasse au trésor grandeur nature. Julien Navas, un collectionneur parisien de 44 ans, a décidé de piocher parmi les objets les plus précieux de son impressionnante collection pour en faire un butin. Estimé à plusieurs centaines de milliers d’euros par son créateur, il est enfoui sous terre, dans une cuve en inox, quelque part dans le monde.Julien Navas invite désormais les plus curieux et les plus téméraires à trouver le précieux sésame à travers une gigantesque chasse au trésor à travers le monde.Depuis le début de l’été, grâce à ses nombreux contacts, Julien Navas a dispersé à Paris et aux quatre coins du globe 10 000 pièces de monnaie à son effigie, ornées de symboles à décrypter.</text:p>
          </table:table-cell>
          <table:table-cell office:value-type="string" office:string-value="Une chasse au trésor grandeur nature. Julien Navas, un collectionneur parisien de XXXX ans, a décidé de piocher parmi les objets les plus précieux de son impressionnante collection pour en faire un butin. Estimé à plusieurs centaines de milliers d’euros par son créateur, il est enfoui sous terre, dans une cuve en inox, quelque part dans le monde.Julien Navas invite désormais les plus curieux et les plus téméraires à trouver le précieux sésame à travers une gigantesque chasse au trésor à travers le monde.Depuis le début de l’été, grâce à ses nombreux contacts, Julien Navas a dispersé à Paris et aux quatre coins du globe 10 000 pièces de monnaie à son effigie, ornées de symboles à décrypter.">
            <text:p>Une chasse au trésor grandeur nature. Julien Navas, un collectionneur parisien de XXXX ans, a décidé de piocher parmi les objets les plus précieux de son impressionnante collection pour en faire un butin. Estimé à plusieurs centaines de milliers d’euros par son créateur, il est enfoui sous terre, dans une cuve en inox, quelque part dans le monde.Julien Navas invite désormais les plus curieux et les plus téméraires à trouver le précieux sésame à travers une gigantesque chasse au trésor à travers le monde.Depuis le début de l’été, grâce à ses nombreux contacts, Julien Navas a dispersé à Paris et aux quatre coins du globe 10 000 pièces de monnaie à son effigie, ornées de symboles à décrypter.</text:p>
          </table:table-cell>
          <table:table-cell office:value-type="string" office:string-value="44">
            <text:p>44</text:p>
          </table:table-cell>
        </table:table-row>
        <table:table-row>
          <table:table-cell office:value-type="string" office:string-value="Intervention pour le moins inhabituelle ce samedi pour les pompiers des Yvelines à Jouy-en-Josas. Ils ont été contactés vers 10h30 par la police, elle-même appelée dans un camp de gens du voyage. Leur mission : tenter d’y capturer… un singe.Le primate, un Magot - ou Macaque de Barbarie - était visiblement domestiqué puisqu’il portait un collier et une laisse. Mais personne au sein du campement n’a revendiqué en être le propriétaire.Les pompiers ont fait appel à une équipe spécialisée dans le secours animalier. Il aura fallu pas moins de deux heures pour finir par capturer le petit singe.« Il y a plus facile à attraper, c’est sûr, explique-t-on au CODIS, le centre opérationnel départemental d’incendie et de secours. Ce n’est pas le genre de choses qu’on fait tous les jours, mais nous avons des femmes et des hommes qui sont parfaitement formés pour ça. »">
            <text:p>Intervention pour le moins inhabituelle ce samedi pour les pompiers des Yvelines à Jouy-en-Josas. Ils ont été contactés vers 10h30 par la police, elle-même appelée dans un camp de gens du voyage. Leur mission : tenter d’y capturer… un singe.Le primate, un Magot - ou Macaque de Barbarie - était visiblement domestiqué puisqu’il portait un collier et une laisse. Mais personne au sein du campement n’a revendiqué en être le propriétaire.Les pompiers ont fait appel à une équipe spécialisée dans le secours animalier. Il aura fallu pas moins de deux heures pour finir par capturer le petit singe.« Il y a plus facile à attraper, c’est sûr, explique-t-on au CODIS, le centre opérationnel départemental d’incendie et de secours. Ce n’est pas le genre de choses qu’on fait tous les jours, mais nous avons des femmes et des hommes qui sont parfaitement formés pour ça. »</text:p>
          </table:table-cell>
          <table:table-cell office:value-type="string" office:string-value="Intervention pour le moins inhabituelle ce samedi pour les pompiers des Yvelines à Jouy-en-Josas. Ils ont été contactés vers XXXX par la police, elle-même appelée dans un camp de gens du voyage. Leur mission : tenter d’y capturer… un singe.Le primate, un Magot - ou Macaque de Barbarie - était visiblement domestiqué puisqu’il portait un collier et une laisse. Mais personne au sein du campement n’a revendiqué en être le propriétaire.Les pompiers ont fait appel à une équipe spécialisée dans le secours animalier. Il aura fallu pas moins de deux heures pour finir par capturer le petit singe.« Il y a plus facile à attraper, c’est sûr, explique-t-on au CODIS, le centre opérationnel départemental d’incendie et de secours. Ce n’est pas le genre de choses qu’on fait tous les jours, mais nous avons des femmes et des hommes qui sont parfaitement formés pour ça. »">
            <text:p>Intervention pour le moins inhabituelle ce samedi pour les pompiers des Yvelines à Jouy-en-Josas. Ils ont été contactés vers XXXX par la police, elle-même appelée dans un camp de gens du voyage. Leur mission : tenter d’y capturer… un singe.Le primate, un Magot - ou Macaque de Barbarie - était visiblement domestiqué puisqu’il portait un collier et une laisse. Mais personne au sein du campement n’a revendiqué en être le propriétaire.Les pompiers ont fait appel à une équipe spécialisée dans le secours animalier. Il aura fallu pas moins de deux heures pour finir par capturer le petit singe.« Il y a plus facile à attraper, c’est sûr, explique-t-on au CODIS, le centre opérationnel départemental d’incendie et de secours. Ce n’est pas le genre de choses qu’on fait tous les jours, mais nous avons des femmes et des hommes qui sont parfaitement formés pour ça. »</text:p>
          </table:table-cell>
          <table:table-cell office:value-type="string" office:string-value="10h30">
            <text:p>10h30</text:p>
          </table:table-cell>
        </table:table-row>
        <table:table-row>
          <table:table-cell office:value-type="string" office:string-value="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 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
            <text:p>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 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text:p>
          </table:table-cell>
          <table:table-cell office:value-type="string" office:string-value="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XXXX octobre. 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
            <text:p>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XXXX octobre. 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text:p>
          </table:table-cell>
          <table:table-cell office:value-type="string" office:string-value="29">
            <text:p>29</text:p>
          </table:table-cell>
        </table:table-row>
        <table:table-row>
          <table:table-cell office:value-type="string" office:string-value="Les quatre grands peupliers du square des Maures, le long du canal Saint-Martin dans le Xe arrondissement de Paris, ont été abattus jeudi 6 novembre. En cause : l’arrachage de leurs racines par l’entreprise Fayolle-Génie civil lors de travaux de terrassement.Les services de la Ville de Paris ont constaté les dégâts le 29 octobre lors d’une visite de contrôle au sein du square situé au 143 quai de Valmy. Les racines d’ancrage des quatre arbres avaient été arrachées à l’aide d’engins mécaniques. L’entreprise Fayolle, chargée des travaux de terrassement dans le cadre du projet de renaturation de cet espace vert, n’aurait pas respecté les règles de protection.">
            <text:p>Les quatre grands peupliers du square des Maures, le long du canal Saint-Martin dans le Xe arrondissement de Paris, ont été abattus jeudi 6 novembre. En cause : l’arrachage de leurs racines par l’entreprise Fayolle-Génie civil lors de travaux de terrassement.Les services de la Ville de Paris ont constaté les dégâts le 29 octobre lors d’une visite de contrôle au sein du square situé au 143 quai de Valmy. Les racines d’ancrage des quatre arbres avaient été arrachées à l’aide d’engins mécaniques. L’entreprise Fayolle, chargée des travaux de terrassement dans le cadre du projet de renaturation de cet espace vert, n’aurait pas respecté les règles de protection.</text:p>
          </table:table-cell>
          <table:table-cell office:value-type="string" office:string-value="Les quatre grands peupliers du square des Maures, le long du canal Saint-Martin dans le XXXX arrondissement de Paris, ont été abattus jeudi 6 novembre. En cause : l’arrachage de leurs racines par l’entreprise Fayolle-Génie civil lors de travaux de terrassement.Les services de la Ville de Paris ont constaté les dégâts le 29 octobre lors d’une visite de contrôle au sein du square situé au 143 quai de Valmy. Les racines d’ancrage des quatre arbres avaient été arrachées à l’aide d’engins mécaniques. L’entreprise Fayolle, chargée des travaux de terrassement dans le cadre du projet de renaturation de cet espace vert, n’aurait pas respecté les règles de protection.">
            <text:p>Les quatre grands peupliers du square des Maures, le long du canal Saint-Martin dans le XXXX arrondissement de Paris, ont été abattus jeudi 6 novembre. En cause : l’arrachage de leurs racines par l’entreprise Fayolle-Génie civil lors de travaux de terrassement.Les services de la Ville de Paris ont constaté les dégâts le 29 octobre lors d’une visite de contrôle au sein du square situé au 143 quai de Valmy. Les racines d’ancrage des quatre arbres avaient été arrachées à l’aide d’engins mécaniques. L’entreprise Fayolle, chargée des travaux de terrassement dans le cadre du projet de renaturation de cet espace vert, n’aurait pas respecté les règles de protection.</text:p>
          </table:table-cell>
          <table:table-cell office:value-type="string" office:string-value="Xe">
            <text:p>Xe</text:p>
          </table:table-cell>
        </table:table-row>
        <table:table-row>
          <table:table-cell office:value-type="string" office:string-value="Il tenait à l’annoncer dans le bulletin municipal qui vient tout juste de paraître, mais la nouvelle s’était déjà largement répandue : Bruno Coradetti, le maire sortant (Horizons) du Vésinet (15 900 habitants) ne sera pas candidat à sa propre succession, contrairement à ce qu’il laissait entendre il y a encore quelques mois.L’élu âgé de 72 ans, numéro un en 2020 d’une liste aux couleurs de l’ancienne majorité présidentielle, a en effet décidé de passer la main à l’issue de cet unique mandat.Bien que « passionné » par la fonction qu’il a exercée, Bruno Coradetti admet aussi avoir été quelque peu usé par celle-ci. « J’ai envie de faire autre chose, de profiter de la famille et des amis », explique celui qui dit avoir longtemps hésité à repartir. « Mais cela aurait été pour passer la main en cours de mandat, je trouve que c’est tromper l’électorat », estime-t-il.">
            <text:p>Il tenait à l’annoncer dans le bulletin municipal qui vient tout juste de paraître, mais la nouvelle s’était déjà largement répandue : Bruno Coradetti, le maire sortant (Horizons) du Vésinet (15 900 habitants) ne sera pas candidat à sa propre succession, contrairement à ce qu’il laissait entendre il y a encore quelques mois.L’élu âgé de 72 ans, numéro un en 2020 d’une liste aux couleurs de l’ancienne majorité présidentielle, a en effet décidé de passer la main à l’issue de cet unique mandat.Bien que « passionné » par la fonction qu’il a exercée, Bruno Coradetti admet aussi avoir été quelque peu usé par celle-ci. « J’ai envie de faire autre chose, de profiter de la famille et des amis », explique celui qui dit avoir longtemps hésité à repartir. « Mais cela aurait été pour passer la main en cours de mandat, je trouve que c’est tromper l’électorat », estime-t-il.</text:p>
          </table:table-cell>
          <table:table-cell office:value-type="string" office:string-value="Il tenait à l’annoncer dans le bulletin municipal qui vient tout juste de paraître, mais la nouvelle s’était déjà largement répandue : Bruno Coradetti, le maire sortant (Horizons) du Vésinet (15 900 habitants) ne sera pas candidat à sa propre succession, contrairement à ce qu’il laissait entendre il y a encore quelques mois.L’élu âgé de XXXX ans, numéro un en 2020 d’une liste aux couleurs de l’ancienne majorité présidentielle, a en effet décidé de passer la main à l’issue de cet unique mandat.Bien que « passionné » par la fonction qu’il a exercée, Bruno Coradetti admet aussi avoir été quelque peu usé par celle-ci. « J’ai envie de faire autre chose, de profiter de la famille et des amis », explique celui qui dit avoir longtemps hésité à repartir. « Mais cela aurait été pour passer la main en cours de mandat, je trouve que c’est tromper l’électorat », estime-t-il.">
            <text:p>Il tenait à l’annoncer dans le bulletin municipal qui vient tout juste de paraître, mais la nouvelle s’était déjà largement répandue : Bruno Coradetti, le maire sortant (Horizons) du Vésinet (15 900 habitants) ne sera pas candidat à sa propre succession, contrairement à ce qu’il laissait entendre il y a encore quelques mois.L’élu âgé de XXXX ans, numéro un en 2020 d’une liste aux couleurs de l’ancienne majorité présidentielle, a en effet décidé de passer la main à l’issue de cet unique mandat.Bien que « passionné » par la fonction qu’il a exercée, Bruno Coradetti admet aussi avoir été quelque peu usé par celle-ci. « J’ai envie de faire autre chose, de profiter de la famille et des amis », explique celui qui dit avoir longtemps hésité à repartir. « Mais cela aurait été pour passer la main en cours de mandat, je trouve que c’est tromper l’électorat », estime-t-il.</text:p>
          </table:table-cell>
          <table:table-cell office:value-type="string" office:string-value="72">
            <text:p>72</text:p>
          </table:table-cell>
        </table:table-row>
        <table:table-row>
          <table:table-cell office:value-type="string" office:string-value="Le huis clos familial, à l’issue dramatique, s’est noué au sein d’un des ensembles de maisons mitoyennes de la rue des Plants-Bruns, à Cergy (Val-d’Oise), ce jeudi 6 novembre. Sans que les voisins ne se doutent de quoi que ce soit. Dans ce quartier résidentiel, installé non loin de la préfecture, les immeubles côtoient des blocs formés de cinq logements individuels identiques ou presque — une petite cour que certains ont agrémentée de plantes, un vaste rez-de-chaussée, quatre chambres à l’étage et un jardin verdoyant à l’arrière.C’est dans l’une de ses maisons, chez les W., que, dans la soirée de jeudi, Chunlei, un père de famille de 61 ans, a été ligoté et bâillonné. D’après sa femme et leurs trois enfants, ils ont ainsi tenté de maîtriser cet homme ivre et régulièrement violent. Mais il aurait fait un malaise, qui les a conduits à appeler les secours.">
            <text:p>Le huis clos familial, à l’issue dramatique, s’est noué au sein d’un des ensembles de maisons mitoyennes de la rue des Plants-Bruns, à Cergy (Val-d’Oise), ce jeudi 6 novembre. Sans que les voisins ne se doutent de quoi que ce soit. Dans ce quartier résidentiel, installé non loin de la préfecture, les immeubles côtoient des blocs formés de cinq logements individuels identiques ou presque — une petite cour que certains ont agrémentée de plantes, un vaste rez-de-chaussée, quatre chambres à l’étage et un jardin verdoyant à l’arrière.C’est dans l’une de ses maisons, chez les W., que, dans la soirée de jeudi, Chunlei, un père de famille de 61 ans, a été ligoté et bâillonné. D’après sa femme et leurs trois enfants, ils ont ainsi tenté de maîtriser cet homme ivre et régulièrement violent. Mais il aurait fait un malaise, qui les a conduits à appeler les secours.</text:p>
          </table:table-cell>
          <table:table-cell office:value-type="string" office:string-value="Le huis clos familial, à l’issue dramatique, s’est noué au sein d’un des ensembles de maisons mitoyennes de la rue des Plants-Bruns, à Cergy (Val-d’Oise), ce jeudi 6 novembre. Sans que les voisins ne se doutent de quoi que ce soit. Dans ce quartier résidentiel, installé non loin de la préfecture, les immeubles côtoient des blocs formés de cinq logements individuels identiques ou presque — une petite cour que certains ont agrémentée de plantes, un vaste rez-de-chaussée, quatre chambres à l’étage et un jardin verdoyant à l’arrière.C’est dans l’une de ses maisons, chez les W., que, dans la soirée de jeudi, Chunlei, un père de famille de XXXX ans, a été ligoté et bâillonné. D’après sa femme et leurs trois enfants, ils ont ainsi tenté de maîtriser cet homme ivre et régulièrement violent. Mais il aurait fait un malaise, qui les a conduits à appeler les secours.">
            <text:p>Le huis clos familial, à l’issue dramatique, s’est noué au sein d’un des ensembles de maisons mitoyennes de la rue des Plants-Bruns, à Cergy (Val-d’Oise), ce jeudi 6 novembre. Sans que les voisins ne se doutent de quoi que ce soit. Dans ce quartier résidentiel, installé non loin de la préfecture, les immeubles côtoient des blocs formés de cinq logements individuels identiques ou presque — une petite cour que certains ont agrémentée de plantes, un vaste rez-de-chaussée, quatre chambres à l’étage et un jardin verdoyant à l’arrière.C’est dans l’une de ses maisons, chez les W., que, dans la soirée de jeudi, Chunlei, un père de famille de XXXX ans, a été ligoté et bâillonné. D’après sa femme et leurs trois enfants, ils ont ainsi tenté de maîtriser cet homme ivre et régulièrement violent. Mais il aurait fait un malaise, qui les a conduits à appeler les secours.</text:p>
          </table:table-cell>
          <table:table-cell office:value-type="string" office:string-value="61">
            <text:p>61</text:p>
          </table:table-cell>
        </table:table-row>
        <table:table-row>
          <table:table-cell office:value-type="string" office:string-value="À voir les cabines suspendues sur leur câble naviguer entre Créteil et Villeneuve-Saint-Georges, les habitants du Val-de-Marne pourraient croire que le Câble 1 fonctionne déjà. Mais pour que le premier téléphérique d’Île-de-France — qui est aussi le plus long téléphérique urbain d’Europe — accueille ses premiers passagers, il faudra encore attendre le 13 décembre.D’ici là, le futur opérateur de la ligne et du réseau de bus qui l’entoure, Transdev, prend en main l’équipement. Le constructeur, le spécialiste mondial des téléphériques Doppelmayr, reste présent pour les derniers ajustements techniques. D’ici 40 jours, en dix-huit minutes seulement, les passagers parcourront 4,5 km à bord du Câble 1 pour relier la station Créteil - Pointe-du-Lac, en correspondance avec la ligne 8 du métro, à Villa-Nova, station située dans le haut de Villeneuve-Saint-Georges, en passant par Limeil-Brévannes et Valenton (Val-de-Marne).">
            <text:p>À voir les cabines suspendues sur leur câble naviguer entre Créteil et Villeneuve-Saint-Georges, les habitants du Val-de-Marne pourraient croire que le Câble 1 fonctionne déjà. Mais pour que le premier téléphérique d’Île-de-France — qui est aussi le plus long téléphérique urbain d’Europe — accueille ses premiers passagers, il faudra encore attendre le 13 décembre.D’ici là, le futur opérateur de la ligne et du réseau de bus qui l’entoure, Transdev, prend en main l’équipement. Le constructeur, le spécialiste mondial des téléphériques Doppelmayr, reste présent pour les derniers ajustements techniques. D’ici 40 jours, en dix-huit minutes seulement, les passagers parcourront 4,5 km à bord du Câble 1 pour relier la station Créteil - Pointe-du-Lac, en correspondance avec la ligne 8 du métro, à Villa-Nova, station située dans le haut de Villeneuve-Saint-Georges, en passant par Limeil-Brévannes et Valenton (Val-de-Marne).</text:p>
          </table:table-cell>
          <table:table-cell office:value-type="string" office:string-value="À voir les cabines suspendues sur leur câble naviguer entre Créteil et Villeneuve-Saint-Georges, les habitants du Val-de-Marne pourraient croire que le Câble 1 fonctionne déjà. Mais pour que le premier téléphérique d’Île-de-France — qui est aussi le plus long téléphérique urbain d’Europe — accueille ses premiers passagers, il faudra encore attendre le XXXX décembre.D’ici là, le futur opérateur de la ligne et du réseau de bus qui l’entoure, Transdev, prend en main l’équipement. Le constructeur, le spécialiste mondial des téléphériques Doppelmayr, reste présent pour les derniers ajustements techniques. D’ici 40 jours, en dix-huit minutes seulement, les passagers parcourront 4,5 km à bord du Câble 1 pour relier la station Créteil - Pointe-du-Lac, en correspondance avec la ligne 8 du métro, à Villa-Nova, station située dans le haut de Villeneuve-Saint-Georges, en passant par Limeil-Brévannes et Valenton (Val-de-Marne).">
            <text:p>À voir les cabines suspendues sur leur câble naviguer entre Créteil et Villeneuve-Saint-Georges, les habitants du Val-de-Marne pourraient croire que le Câble 1 fonctionne déjà. Mais pour que le premier téléphérique d’Île-de-France — qui est aussi le plus long téléphérique urbain d’Europe — accueille ses premiers passagers, il faudra encore attendre le XXXX décembre.D’ici là, le futur opérateur de la ligne et du réseau de bus qui l’entoure, Transdev, prend en main l’équipement. Le constructeur, le spécialiste mondial des téléphériques Doppelmayr, reste présent pour les derniers ajustements techniques. D’ici 40 jours, en dix-huit minutes seulement, les passagers parcourront 4,5 km à bord du Câble 1 pour relier la station Créteil - Pointe-du-Lac, en correspondance avec la ligne 8 du métro, à Villa-Nova, station située dans le haut de Villeneuve-Saint-Georges, en passant par Limeil-Brévannes et Valenton (Val-de-Marne).</text:p>
          </table:table-cell>
          <table:table-cell office:value-type="string" office:string-value="13">
            <text:p>13</text:p>
          </table:table-cell>
        </table:table-row>
        <table:table-row>
          <table:table-cell office:value-type="string" office:string-value="« Toutes les voies mènent à Rome, mais toutes les voies ne mènent pas aux Bergeries », ironise l’avocat général, Stéphane Le Tallec, lors de cette dernière journée d’audience à la cour d’assises de l’Essonne, ce vendredi 7 novembre. Pour le ministère public, le drame, qui a rendu un jeune homme de 20 ans handicapé à plus de 80 % le 20 avril 2022, aurait pu être évité si des jeunes du quartier des Mazières n’étaient pas venus provoquer à moto ceux des Bergeries, qu’une féroce rivalité oppose.Cette provocation avait mené à une bagarre entre les deux camps. Le drame est survenu lorsque d’autres jeunes des Mazières sont arrivés en trombe pour défendre leurs proches. L’un d’eux a percuté Elias (le prénom a été modifié), 20 ans à l’époque.">
            <text:p>« Toutes les voies mènent à Rome, mais toutes les voies ne mènent pas aux Bergeries », ironise l’avocat général, Stéphane Le Tallec, lors de cette dernière journée d’audience à la cour d’assises de l’Essonne, ce vendredi 7 novembre. Pour le ministère public, le drame, qui a rendu un jeune homme de 20 ans handicapé à plus de 80 % le 20 avril 2022, aurait pu être évité si des jeunes du quartier des Mazières n’étaient pas venus provoquer à moto ceux des Bergeries, qu’une féroce rivalité oppose.Cette provocation avait mené à une bagarre entre les deux camps. Le drame est survenu lorsque d’autres jeunes des Mazières sont arrivés en trombe pour défendre leurs proches. L’un d’eux a percuté Elias (le prénom a été modifié), 20 ans à l’époque.</text:p>
          </table:table-cell>
          <table:table-cell office:value-type="string" office:string-value="« Toutes les voies mènent à Rome, mais toutes les voies ne mènent pas aux Bergeries », ironise l’avocat général, Stéphane Le Tallec, lors de cette dernière journée d’audience à la cour d’assises de l’Essonne, ce vendredi 7 novembre. Pour le ministère public, le drame, qui a rendu un jeune homme de 20 ans handicapé à plus de XXXX % le 20 avril 2022, aurait pu être évité si des jeunes du quartier des Mazières n’étaient pas venus provoquer à moto ceux des Bergeries, qu’une féroce rivalité oppose.Cette provocation avait mené à une bagarre entre les deux camps. Le drame est survenu lorsque d’autres jeunes des Mazières sont arrivés en trombe pour défendre leurs proches. L’un d’eux a percuté Elias (le prénom a été modifié), 20 ans à l’époque.">
            <text:p>« Toutes les voies mènent à Rome, mais toutes les voies ne mènent pas aux Bergeries », ironise l’avocat général, Stéphane Le Tallec, lors de cette dernière journée d’audience à la cour d’assises de l’Essonne, ce vendredi 7 novembre. Pour le ministère public, le drame, qui a rendu un jeune homme de 20 ans handicapé à plus de XXXX % le 20 avril 2022, aurait pu être évité si des jeunes du quartier des Mazières n’étaient pas venus provoquer à moto ceux des Bergeries, qu’une féroce rivalité oppose.Cette provocation avait mené à une bagarre entre les deux camps. Le drame est survenu lorsque d’autres jeunes des Mazières sont arrivés en trombe pour défendre leurs proches. L’un d’eux a percuté Elias (le prénom a été modifié), 20 ans à l’époque.</text:p>
          </table:table-cell>
          <table:table-cell office:value-type="string" office:string-value="80">
            <text:p>80</text:p>
          </table:table-cell>
        </table:table-row>
        <table:table-row>
          <table:table-cell office:value-type="string" office:string-value="Six mois après les faits, Audrey (le prénom a été modifié) ne s’est toujours pas remise de cette nuit du 5 au 6 mai 2025. « On ne peut pas se rendre compte de ce que l’on vit après ça, soupire-t-elle, les yeux embués. On pense se lever chaque matin pour une bonne cause et on se retrouve victime sans savoir pourquoi. » Ce jour-là, entre 1 et 2 heures du matin, le domicile de cette agente pénitentiaire au centre de Liancourt (Oise) était la cible d’un incendie volontaire. Un logement qu’elle occupait avec son conjoint, également surveillant de prison.Si elle se retrouve, ce jeudi 6 novembre, à témoigner à la barre du tribunal de Beauvais, c’est que les flammes ont rapidement pu être éteintes grâce aux voisins du couple, premières victimes du feu, qui habitent la partie avant de cet immeuble divisé en deux.">
            <text:p>Six mois après les faits, Audrey (le prénom a été modifié) ne s’est toujours pas remise de cette nuit du 5 au 6 mai 2025. « On ne peut pas se rendre compte de ce que l’on vit après ça, soupire-t-elle, les yeux embués. On pense se lever chaque matin pour une bonne cause et on se retrouve victime sans savoir pourquoi. » Ce jour-là, entre 1 et 2 heures du matin, le domicile de cette agente pénitentiaire au centre de Liancourt (Oise) était la cible d’un incendie volontaire. Un logement qu’elle occupait avec son conjoint, également surveillant de prison.Si elle se retrouve, ce jeudi 6 novembre, à témoigner à la barre du tribunal de Beauvais, c’est que les flammes ont rapidement pu être éteintes grâce aux voisins du couple, premières victimes du feu, qui habitent la partie avant de cet immeuble divisé en deux.</text:p>
          </table:table-cell>
          <table:table-cell office:value-type="string" office:string-value="XXXX mois après les faits, Audrey (le prénom a été modifié) ne s’est toujours pas remise de cette nuit du 5 au 6 mai 2025. « On ne peut pas se rendre compte de ce que l’on vit après ça, soupire-t-elle, les yeux embués. On pense se lever chaque matin pour une bonne cause et on se retrouve victime sans savoir pourquoi. » Ce jour-là, entre 1 et 2 heures du matin, le domicile de cette agente pénitentiaire au centre de Liancourt (Oise) était la cible d’un incendie volontaire. Un logement qu’elle occupait avec son conjoint, également surveillant de prison.Si elle se retrouve, ce jeudi 6 novembre, à témoigner à la barre du tribunal de Beauvais, c’est que les flammes ont rapidement pu être éteintes grâce aux voisins du couple, premières victimes du feu, qui habitent la partie avant de cet immeuble divisé en deux.">
            <text:p>XXXX mois après les faits, Audrey (le prénom a été modifié) ne s’est toujours pas remise de cette nuit du 5 au 6 mai 2025. « On ne peut pas se rendre compte de ce que l’on vit après ça, soupire-t-elle, les yeux embués. On pense se lever chaque matin pour une bonne cause et on se retrouve victime sans savoir pourquoi. » Ce jour-là, entre 1 et 2 heures du matin, le domicile de cette agente pénitentiaire au centre de Liancourt (Oise) était la cible d’un incendie volontaire. Un logement qu’elle occupait avec son conjoint, également surveillant de prison.Si elle se retrouve, ce jeudi 6 novembre, à témoigner à la barre du tribunal de Beauvais, c’est que les flammes ont rapidement pu être éteintes grâce aux voisins du couple, premières victimes du feu, qui habitent la partie avant de cet immeuble divisé en deux.</text:p>
          </table:table-cell>
          <table:table-cell office:value-type="string" office:string-value="Six">
            <text:p>Six</text:p>
          </table:table-cell>
        </table:table-row>
        <table:table-row>
          <table:table-cell office:value-type="string" office:string-value="La sécurité du musée du Louvre une nouvelle fois mise à mal. Si les faits sont cette fois-ci minimes comparé au spectaculaire braquage du mois dernier, deux jeunes tiktokeurs belges sont parvenus à déjouer la sécurité du musée le plus célèbre du monde en accrochant une de leurs œuvres au mur.Neal et Senne, qui avaient déjà fait parler d’eux en s’introduisant dans l’Allianz Arena de Munich lors de la finale de Ligue des champions après avoir passé 27 heures dans les toilettes, ont une nouvelle fois fait preuve d’ingéniosité. Pour parvenir à rentrer dans le musée avec leur tableau, les deux jeunes hommes habitués des intrusions et des pranks ont passé la sécurité avec un cadre démontable en LEGO, et leur peinture roulée. « Avec de grands morceaux, impossible de passer la sécurité », expliquent-ils dans leur vidéo publiée ce vendredi sur TikTok et Instagram.">
            <text:p>La sécurité du musée du Louvre une nouvelle fois mise à mal. Si les faits sont cette fois-ci minimes comparé au spectaculaire braquage du mois dernier, deux jeunes tiktokeurs belges sont parvenus à déjouer la sécurité du musée le plus célèbre du monde en accrochant une de leurs œuvres au mur.Neal et Senne, qui avaient déjà fait parler d’eux en s’introduisant dans l’Allianz Arena de Munich lors de la finale de Ligue des champions après avoir passé 27 heures dans les toilettes, ont une nouvelle fois fait preuve d’ingéniosité. Pour parvenir à rentrer dans le musée avec leur tableau, les deux jeunes hommes habitués des intrusions et des pranks ont passé la sécurité avec un cadre démontable en LEGO, et leur peinture roulée. « Avec de grands morceaux, impossible de passer la sécurité », expliquent-ils dans leur vidéo publiée ce vendredi sur TikTok et Instagram.</text:p>
          </table:table-cell>
          <table:table-cell office:value-type="string" office:string-value="La sécurité du musée du Louvre une nouvelle fois mise à mal. Si les faits sont cette fois-ci minimes comparé au spectaculaire braquage du mois dernier, deux jeunes tiktokeurs belges sont parvenus à déjouer la sécurité du musée le plus célèbre du monde en accrochant une de leurs œuvres au mur.Neal et Senne, qui avaient déjà fait parler d’eux en s’introduisant dans l’Allianz Arena de Munich lors de la finale de Ligue des champions après avoir passé XXXX heures dans les toilettes, ont une nouvelle fois fait preuve d’ingéniosité. Pour parvenir à rentrer dans le musée avec leur tableau, les deux jeunes hommes habitués des intrusions et des pranks ont passé la sécurité avec un cadre démontable en LEGO, et leur peinture roulée. « Avec de grands morceaux, impossible de passer la sécurité », expliquent-ils dans leur vidéo publiée ce vendredi sur TikTok et Instagram.">
            <text:p>La sécurité du musée du Louvre une nouvelle fois mise à mal. Si les faits sont cette fois-ci minimes comparé au spectaculaire braquage du mois dernier, deux jeunes tiktokeurs belges sont parvenus à déjouer la sécurité du musée le plus célèbre du monde en accrochant une de leurs œuvres au mur.Neal et Senne, qui avaient déjà fait parler d’eux en s’introduisant dans l’Allianz Arena de Munich lors de la finale de Ligue des champions après avoir passé XXXX heures dans les toilettes, ont une nouvelle fois fait preuve d’ingéniosité. Pour parvenir à rentrer dans le musée avec leur tableau, les deux jeunes hommes habitués des intrusions et des pranks ont passé la sécurité avec un cadre démontable en LEGO, et leur peinture roulée. « Avec de grands morceaux, impossible de passer la sécurité », expliquent-ils dans leur vidéo publiée ce vendredi sur TikTok et Instagram.</text:p>
          </table:table-cell>
          <table:table-cell office:value-type="string" office:string-value="27">
            <text:p>27</text:p>
          </table:table-cell>
        </table:table-row>
        <table:table-row>
          <table:table-cell office:value-type="string" office:string-value="Les balades en chiens de traîneau ne sont pas réservées qu’aux paysages enneigés de la Laponie ou du Grand Nord canadien. Ce week-end, des centaines de Huskys, de Malamutes ou de Groenlandais sont attendus pour une course nationale organisée… dans les Yvelines.Durant deux jours, la base de loisirs de Moisson-Mousseaux, à l’extrême ouest de l’Île-de-France, accueille l’une des premières épreuves de la saison. Des équipages venus de toute la France vont se défier le long du lac que dominent les collines dorées du Vexin, sur les chemins forestiers et sur les pistes en sable. Il manquera évidemment la neige, l’éternelle grande absente de ces compétitions. Mais, promis, elle n’est pas indispensable à la qualité du spectacle selon les organisateurs.">
            <text:p>Les balades en chiens de traîneau ne sont pas réservées qu’aux paysages enneigés de la Laponie ou du Grand Nord canadien. Ce week-end, des centaines de Huskys, de Malamutes ou de Groenlandais sont attendus pour une course nationale organisée… dans les Yvelines.Durant deux jours, la base de loisirs de Moisson-Mousseaux, à l’extrême ouest de l’Île-de-France, accueille l’une des premières épreuves de la saison. Des équipages venus de toute la France vont se défier le long du lac que dominent les collines dorées du Vexin, sur les chemins forestiers et sur les pistes en sable. Il manquera évidemment la neige, l’éternelle grande absente de ces compétitions. Mais, promis, elle n’est pas indispensable à la qualité du spectacle selon les organisateurs.</text:p>
          </table:table-cell>
          <table:table-cell office:value-type="string" office:string-value="Les balades en chiens de traîneau ne sont pas réservées qu’aux paysages enneigés de la Laponie ou du Grand Nord canadien. Ce week-end, des centaines de Huskys, de Malamutes ou de Groenlandais sont attendus pour une course nationale organisée… dans les Yvelines.Durant XXXX jours, la base de loisirs de Moisson-Mousseaux, à l’extrême ouest de l’Île-de-France, accueille l’une des premières épreuves de la saison. Des équipages venus de toute la France vont se défier le long du lac que dominent les collines dorées du Vexin, sur les chemins forestiers et sur les pistes en sable. Il manquera évidemment la neige, l’éternelle grande absente de ces compétitions. Mais, promis, elle n’est pas indispensable à la qualité du spectacle selon les organisateurs.">
            <text:p>Les balades en chiens de traîneau ne sont pas réservées qu’aux paysages enneigés de la Laponie ou du Grand Nord canadien. Ce week-end, des centaines de Huskys, de Malamutes ou de Groenlandais sont attendus pour une course nationale organisée… dans les Yvelines.Durant XXXX jours, la base de loisirs de Moisson-Mousseaux, à l’extrême ouest de l’Île-de-France, accueille l’une des premières épreuves de la saison. Des équipages venus de toute la France vont se défier le long du lac que dominent les collines dorées du Vexin, sur les chemins forestiers et sur les pistes en sable. Il manquera évidemment la neige, l’éternelle grande absente de ces compétitions. Mais, promis, elle n’est pas indispensable à la qualité du spectacle selon les organisateurs.</text:p>
          </table:table-cell>
          <table:table-cell office:value-type="string" office:string-value="deux">
            <text:p>deux</text:p>
          </table:table-cell>
        </table:table-row>
        <table:table-row>
          <table:table-cell office:value-type="string" office:string-value="Automne 1789, alors que Louis XVI et Marie-Antoinette vivent leurs derniers instants à Versailles, que la monarchie vacille face à la colère du peuple, une série de meurtres survient au palais. Il s’y murmure qu’un fantôme erre dans les lieux les plus intimes du couple royal, laissant des messages des plus inquiétants à la reine.Avec son roman « Le Fantôme de Versailles », qui vient clore une quadrilogie sur les premiers jours de la Révolution, Henri Lœvenbruck nous plonge au cœur de la grande histoire au travers d’une nouvelle intrigue policière avec les compagnons de Gabriel Joly, jeune journaliste d’investigation et héros des trois précédents romans. Cette fois-ci, l’auteur a choisi la marche des femmes les 5 et 6 octobre vers Versailles, qui entraînera la fuite du couple royal. ">
            <text:p>Automne 1789, alors que Louis XVI et Marie-Antoinette vivent leurs derniers instants à Versailles, que la monarchie vacille face à la colère du peuple, une série de meurtres survient au palais. Il s’y murmure qu’un fantôme erre dans les lieux les plus intimes du couple royal, laissant des messages des plus inquiétants à la reine.Avec son roman « Le Fantôme de Versailles », qui vient clore une quadrilogie sur les premiers jours de la Révolution, Henri Lœvenbruck nous plonge au cœur de la grande histoire au travers d’une nouvelle intrigue policière avec les compagnons de Gabriel Joly, jeune journaliste d’investigation et héros des trois précédents romans. Cette fois-ci, l’auteur a choisi la marche des femmes les 5 et 6 octobre vers Versailles, qui entraînera la fuite du couple royal. </text:p>
          </table:table-cell>
          <table:table-cell office:value-type="string" office:string-value="Automne 1789, alors que Louis XVI et Marie-Antoinette vivent leurs derniers instants à Versailles, que la monarchie vacille face à la colère du peuple, une série de meurtres survient au palais. Il s’y murmure qu’un fantôme erre dans les lieux les plus intimes du couple royal, laissant des messages des plus inquiétants à la reine.Avec son roman « Le Fantôme de Versailles », qui vient clore une quadrilogie sur les premiers jours de la Révolution, Henri Lœvenbruck nous plonge au cœur de la grande histoire au travers d’une nouvelle intrigue policière avec les compagnons de Gabriel Joly, jeune journaliste d’investigation et héros des trois précédents romans. Cette fois-ci, l’auteur a choisi la marche des femmes les 5 et XXXX octobre vers Versailles, qui entraînera la fuite du couple royal. ">
            <text:p>Automne 1789, alors que Louis XVI et Marie-Antoinette vivent leurs derniers instants à Versailles, que la monarchie vacille face à la colère du peuple, une série de meurtres survient au palais. Il s’y murmure qu’un fantôme erre dans les lieux les plus intimes du couple royal, laissant des messages des plus inquiétants à la reine.Avec son roman « Le Fantôme de Versailles », qui vient clore une quadrilogie sur les premiers jours de la Révolution, Henri Lœvenbruck nous plonge au cœur de la grande histoire au travers d’une nouvelle intrigue policière avec les compagnons de Gabriel Joly, jeune journaliste d’investigation et héros des trois précédents romans. Cette fois-ci, l’auteur a choisi la marche des femmes les 5 et XXXX octobre vers Versailles, qui entraînera la fuite du couple royal. </text:p>
          </table:table-cell>
          <table:table-cell office:value-type="string" office:string-value="6">
            <text:p>6</text:p>
          </table:table-cell>
        </table:table-row>
        <table:table-row>
          <table:table-cell office:value-type="string" office:string-value="Le pire a été évité, mais de justesse. Un enfant de 11 ans en arrêt cardiorespiratoire a été réanimé après une noyade survenue à la piscine municipale de Creil (Oise), ce vendredi 7 novembre. Scolarisé au collège Jules-Michelet, non loin de là, il participait avec sa classe de sixième et une autre classe à une session de natation lors d’un créneau réservé à l’établissement.« Une enquête de flagrance contre X pour blessures involontaires », a été ouverte par le parquet de Senlis, indique Loïc Abrial, le procureur de la république.">
            <text:p>Le pire a été évité, mais de justesse. Un enfant de 11 ans en arrêt cardiorespiratoire a été réanimé après une noyade survenue à la piscine municipale de Creil (Oise), ce vendredi 7 novembre. Scolarisé au collège Jules-Michelet, non loin de là, il participait avec sa classe de sixième et une autre classe à une session de natation lors d’un créneau réservé à l’établissement.« Une enquête de flagrance contre X pour blessures involontaires », a été ouverte par le parquet de Senlis, indique Loïc Abrial, le procureur de la république.</text:p>
          </table:table-cell>
          <table:table-cell office:value-type="string" office:string-value="Le pire a été évité, mais de justesse. Un enfant de 11 ans en arrêt cardiorespiratoire a été réanimé après une noyade survenue à la piscine municipale de Creil (Oise), ce vendredi XXXX novembre. Scolarisé au collège Jules-Michelet, non loin de là, il participait avec sa classe de sixième et une autre classe à une session de natation lors d’un créneau réservé à l’établissement.« Une enquête de flagrance contre X pour blessures involontaires », a été ouverte par le parquet de Senlis, indique Loïc Abrial, le procureur de la république.">
            <text:p>Le pire a été évité, mais de justesse. Un enfant de 11 ans en arrêt cardiorespiratoire a été réanimé après une noyade survenue à la piscine municipale de Creil (Oise), ce vendredi XXXX novembre. Scolarisé au collège Jules-Michelet, non loin de là, il participait avec sa classe de sixième et une autre classe à une session de natation lors d’un créneau réservé à l’établissement.« Une enquête de flagrance contre X pour blessures involontaires », a été ouverte par le parquet de Senlis, indique Loïc Abrial, le procureur de la république.</text:p>
          </table:table-cell>
          <table:table-cell office:value-type="string" office:string-value="7">
            <text:p>7</text:p>
          </table:table-cell>
        </table:table-row>
        <table:table-row>
          <table:table-cell office:value-type="string" office:string-value="Ces médicaments valent plus cher que l’or. Un homme et une femme, âgés de 31 et 32 ans, ont été mis en examen le 24 octobre par un juge d’instruction de Meaux (Seine-et-Marne) pour vol en bande organisée et association de malfaiteurs. Ils sont soupçonnés d’avoir, entre le 28 février et le 3 octobre, dérobé pour 2,3 millions d’euros de produits pharmaceutiques anticancéreux. Ce couple a été remis en liberté sous contrôle judiciaire, assorti d’une interdiction de sortir du territoire et de vendre ce type de marchandise.L’affaire commence le 9 septembre quand un responsable d’une société de logistique de Chanteloup-en-Brie pousse la porte du commissariat de Lagny-sur-Marne pour déposer une plainte contre certains de ses salariés. Le plaignant raconte que plusieurs milliers d’euros de médicaments ont disparu de ses stocks">
            <text:p>Ces médicaments valent plus cher que l’or. Un homme et une femme, âgés de 31 et 32 ans, ont été mis en examen le 24 octobre par un juge d’instruction de Meaux (Seine-et-Marne) pour vol en bande organisée et association de malfaiteurs. Ils sont soupçonnés d’avoir, entre le 28 février et le 3 octobre, dérobé pour 2,3 millions d’euros de produits pharmaceutiques anticancéreux. Ce couple a été remis en liberté sous contrôle judiciaire, assorti d’une interdiction de sortir du territoire et de vendre ce type de marchandise.L’affaire commence le 9 septembre quand un responsable d’une société de logistique de Chanteloup-en-Brie pousse la porte du commissariat de Lagny-sur-Marne pour déposer une plainte contre certains de ses salariés. Le plaignant raconte que plusieurs milliers d’euros de médicaments ont disparu de ses stocks</text:p>
          </table:table-cell>
          <table:table-cell office:value-type="string" office:string-value="Ces médicaments valent plus cher que l’or. Un homme et une femme, âgés de 31 et 32 ans, ont été mis en examen le 24 octobre par un juge d’instruction de Meaux (Seine-et-Marne) pour vol en bande organisée et association de malfaiteurs. Ils sont soupçonnés d’avoir, entre le XXXX février et le 3 octobre, dérobé pour 2,3 millions d’euros de produits pharmaceutiques anticancéreux. Ce couple a été remis en liberté sous contrôle judiciaire, assorti d’une interdiction de sortir du territoire et de vendre ce type de marchandise.L’affaire commence le 9 septembre quand un responsable d’une société de logistique de Chanteloup-en-Brie pousse la porte du commissariat de Lagny-sur-Marne pour déposer une plainte contre certains de ses salariés. Le plaignant raconte que plusieurs milliers d’euros de médicaments ont disparu de ses stocks">
            <text:p>Ces médicaments valent plus cher que l’or. Un homme et une femme, âgés de 31 et 32 ans, ont été mis en examen le 24 octobre par un juge d’instruction de Meaux (Seine-et-Marne) pour vol en bande organisée et association de malfaiteurs. Ils sont soupçonnés d’avoir, entre le XXXX février et le 3 octobre, dérobé pour 2,3 millions d’euros de produits pharmaceutiques anticancéreux. Ce couple a été remis en liberté sous contrôle judiciaire, assorti d’une interdiction de sortir du territoire et de vendre ce type de marchandise.L’affaire commence le 9 septembre quand un responsable d’une société de logistique de Chanteloup-en-Brie pousse la porte du commissariat de Lagny-sur-Marne pour déposer une plainte contre certains de ses salariés. Le plaignant raconte que plusieurs milliers d’euros de médicaments ont disparu de ses stocks</text:p>
          </table:table-cell>
          <table:table-cell office:value-type="string" office:string-value="28">
            <text:p>28</text:p>
          </table:table-cell>
        </table:table-row>
        <table:table-row>
          <table:table-cell office:value-type="string" office:string-value="Quand on ose résumer devant lui les Lego à un simple jeu d’enfant, Maxence ne peut s’empêcher de froncer les sourcils. Le nez collé à la vitrine du tout nouveau Lego Store inauguré ce jeudi au rez-de-chaussée du centre commercial de La Défense, le père de famille cherche du regard l’Étoile noire, l’imposante et inédite réplique de la station spatiale de « Star Wars » vendue 1 000 euros. « Allez-y, demandez à un môme de s’en sortir avec les 9 000 pièces de ce set, lâche-t-il, gentiment agacé. On verra si c’est un jeu d’enfant. »Lui, en revanche, s’y voit déjà. Il faut dire qu’assembler, brique par brique, ce modèle de la gamme Lego Star Wars, Maxence, 34 ans, en rêve depuis des mois. Parce qu’il est fan de la célèbre saga cinématographique de George Lucas. Mais surtout parce que depuis sa tendre enfance, il est un inconditionnel de la marque de jouets danoise, numéro un mondial du secteur.">
            <text:p>Quand on ose résumer devant lui les Lego à un simple jeu d’enfant, Maxence ne peut s’empêcher de froncer les sourcils. Le nez collé à la vitrine du tout nouveau Lego Store inauguré ce jeudi au rez-de-chaussée du centre commercial de La Défense, le père de famille cherche du regard l’Étoile noire, l’imposante et inédite réplique de la station spatiale de « Star Wars » vendue 1 000 euros. « Allez-y, demandez à un môme de s’en sortir avec les 9 000 pièces de ce set, lâche-t-il, gentiment agacé. On verra si c’est un jeu d’enfant. »Lui, en revanche, s’y voit déjà. Il faut dire qu’assembler, brique par brique, ce modèle de la gamme Lego Star Wars, Maxence, 34 ans, en rêve depuis des mois. Parce qu’il est fan de la célèbre saga cinématographique de George Lucas. Mais surtout parce que depuis sa tendre enfance, il est un inconditionnel de la marque de jouets danoise, numéro un mondial du secteur.</text:p>
          </table:table-cell>
          <table:table-cell office:value-type="string" office:string-value="Quand on ose résumer devant lui les Lego à un simple jeu d’enfant, Maxence ne peut s’empêcher de froncer les sourcils. Le nez collé à la vitrine du tout nouveau Lego Store inauguré ce jeudi au rez-de-chaussée du centre commercial de La Défense, le père de famille cherche du regard l’Étoile noire, l’imposante et inédite réplique de la station spatiale de « Star Wars » vendue 1 000 euros. « Allez-y, demandez à un môme de s’en sortir avec les 9 000 pièces de ce set, lâche-t-il, gentiment agacé. On verra si c’est un jeu d’enfant. »Lui, en revanche, s’y voit déjà. Il faut dire qu’assembler, brique par brique, ce modèle de la gamme Lego Star Wars, Maxence, XXXX ans, en rêve depuis des mois. Parce qu’il est fan de la célèbre saga cinématographique de George Lucas. Mais surtout parce que depuis sa tendre enfance, il est un inconditionnel de la marque de jouets danoise, numéro un mondial du secteur.">
            <text:p>Quand on ose résumer devant lui les Lego à un simple jeu d’enfant, Maxence ne peut s’empêcher de froncer les sourcils. Le nez collé à la vitrine du tout nouveau Lego Store inauguré ce jeudi au rez-de-chaussée du centre commercial de La Défense, le père de famille cherche du regard l’Étoile noire, l’imposante et inédite réplique de la station spatiale de « Star Wars » vendue 1 000 euros. « Allez-y, demandez à un môme de s’en sortir avec les 9 000 pièces de ce set, lâche-t-il, gentiment agacé. On verra si c’est un jeu d’enfant. »Lui, en revanche, s’y voit déjà. Il faut dire qu’assembler, brique par brique, ce modèle de la gamme Lego Star Wars, Maxence, XXXX ans, en rêve depuis des mois. Parce qu’il est fan de la célèbre saga cinématographique de George Lucas. Mais surtout parce que depuis sa tendre enfance, il est un inconditionnel de la marque de jouets danoise, numéro un mondial du secteur.</text:p>
          </table:table-cell>
          <table:table-cell office:value-type="string" office:string-value="34">
            <text:p>34</text:p>
          </table:table-cell>
        </table:table-row>
        <table:table-row>
          <table:table-cell office:value-type="string" office:string-value="« J’espère que le tribunal rétablira la vérité. » Au terme de son procès pour faillite frauduleuse en septembre dernier, le magnat du cinéma Tarak ben Ammar avait formulé ce vœu, comptant bien être relaxé. Ce n’est pas le cas. L’homme d’affaires aux relations nombreuses dans le business et le cinéma est condamné à quatre ans d’emprisonnement avec sursis, tel que l’a décidé la 15e chambre correctionnelle du tribunal de Nanterre dans son jugement rendu ce jeudi.« Monsieur ben Ammar est coupable de banqueroute par détournements d’actifs, ont estimé les juges. Les opérations effectuées ont en réalité déséquilibré et dépouillé le groupe Quinta Industries. » Filiale d’une holding dont Tarak ben Ammar était l’actionnaire, celui-ci a périclité au début des années 2000 quand s’est imposée la numérisation des films.">
            <text:p>« J’espère que le tribunal rétablira la vérité. » Au terme de son procès pour faillite frauduleuse en septembre dernier, le magnat du cinéma Tarak ben Ammar avait formulé ce vœu, comptant bien être relaxé. Ce n’est pas le cas. L’homme d’affaires aux relations nombreuses dans le business et le cinéma est condamné à quatre ans d’emprisonnement avec sursis, tel que l’a décidé la 15e chambre correctionnelle du tribunal de Nanterre dans son jugement rendu ce jeudi.« Monsieur ben Ammar est coupable de banqueroute par détournements d’actifs, ont estimé les juges. Les opérations effectuées ont en réalité déséquilibré et dépouillé le groupe Quinta Industries. » Filiale d’une holding dont Tarak ben Ammar était l’actionnaire, celui-ci a périclité au début des années 2000 quand s’est imposée la numérisation des films.</text:p>
          </table:table-cell>
          <table:table-cell office:value-type="string" office:string-value="« J’espère que le tribunal rétablira la vérité. » Au terme de son procès pour faillite frauduleuse en septembre dernier, le magnat du cinéma Tarak ben Ammar avait formulé ce vœu, comptant bien être relaxé. Ce n’est pas le cas. L’homme d’affaires aux relations nombreuses dans le business et le cinéma est condamné à quatre ans d’emprisonnement avec sursis, tel que l’a décidé la 15e chambre correctionnelle du tribunal de Nanterre dans son jugement rendu ce jeudi.« Monsieur ben Ammar est coupable de banqueroute par détournements d’actifs, ont estimé les juges. Les opérations effectuées ont en réalité déséquilibré et dépouillé le groupe Quinta Industries. » Filiale d’une holding dont Tarak ben Ammar était l’actionnaire, celui-ci a périclité au début des années XXXX quand s’est imposée la numérisation des films.">
            <text:p>« J’espère que le tribunal rétablira la vérité. » Au terme de son procès pour faillite frauduleuse en septembre dernier, le magnat du cinéma Tarak ben Ammar avait formulé ce vœu, comptant bien être relaxé. Ce n’est pas le cas. L’homme d’affaires aux relations nombreuses dans le business et le cinéma est condamné à quatre ans d’emprisonnement avec sursis, tel que l’a décidé la 15e chambre correctionnelle du tribunal de Nanterre dans son jugement rendu ce jeudi.« Monsieur ben Ammar est coupable de banqueroute par détournements d’actifs, ont estimé les juges. Les opérations effectuées ont en réalité déséquilibré et dépouillé le groupe Quinta Industries. » Filiale d’une holding dont Tarak ben Ammar était l’actionnaire, celui-ci a périclité au début des années XXXX quand s’est imposée la numérisation des films.</text:p>
          </table:table-cell>
          <table:table-cell office:value-type="string" office:string-value="2000">
            <text:p>2000</text:p>
          </table:table-cell>
        </table:table-row>
        <table:table-row>
          <table:table-cell office:value-type="string" office:string-value="Cela sonne comme un dernier coup de poker signé André Santini. Peut-être en rêvait-il depuis des années, lui, le grand amateur de cigares, fondateur du club des parlementaires amateurs de Havane, de souffler sa fumée dans le casino qu’il aurait ouvert dans sa ville. Au cœur de l’été, il glisse au détour d’une interview à Sortir à Paris qu’à Issy-les-Moulineaux (Hauts-de-Seine), « nous avons tout sauf… Un casino, mais ce sera bientôt réglé ».Mais rien ne va plus. Cette idée ancienne qui trotte depuis des années dans l’esprit du maire de 85 ans, et qu’il voyait comme un élément d’attractivité supplémentaire pour la commune, se heurte à un problème juridique de taille. La législation sur les casinos est très restrictive et justifiée par des considérations d’ordre public.">
            <text:p>Cela sonne comme un dernier coup de poker signé André Santini. Peut-être en rêvait-il depuis des années, lui, le grand amateur de cigares, fondateur du club des parlementaires amateurs de Havane, de souffler sa fumée dans le casino qu’il aurait ouvert dans sa ville. Au cœur de l’été, il glisse au détour d’une interview à Sortir à Paris qu’à Issy-les-Moulineaux (Hauts-de-Seine), « nous avons tout sauf… Un casino, mais ce sera bientôt réglé ».Mais rien ne va plus. Cette idée ancienne qui trotte depuis des années dans l’esprit du maire de 85 ans, et qu’il voyait comme un élément d’attractivité supplémentaire pour la commune, se heurte à un problème juridique de taille. La législation sur les casinos est très restrictive et justifiée par des considérations d’ordre public.</text:p>
          </table:table-cell>
          <table:table-cell office:value-type="string" office:string-value="Cela sonne comme un dernier coup de poker signé André Santini. Peut-être en rêvait-il depuis des années, lui, le grand amateur de cigares, fondateur du club des parlementaires amateurs de Havane, de souffler sa fumée dans le casino qu’il aurait ouvert dans sa ville. Au cœur de l’été, il glisse au détour d’une interview à Sortir à Paris qu’à Issy-les-Moulineaux (Hauts-de-Seine), « nous avons tout sauf… Un casino, mais ce sera bientôt réglé ».Mais rien ne va plus. Cette idée ancienne qui trotte depuis des années dans l’esprit du maire de XXXX ans, et qu’il voyait comme un élément d’attractivité supplémentaire pour la commune, se heurte à un problème juridique de taille. La législation sur les casinos est très restrictive et justifiée par des considérations d’ordre public.">
            <text:p>Cela sonne comme un dernier coup de poker signé André Santini. Peut-être en rêvait-il depuis des années, lui, le grand amateur de cigares, fondateur du club des parlementaires amateurs de Havane, de souffler sa fumée dans le casino qu’il aurait ouvert dans sa ville. Au cœur de l’été, il glisse au détour d’une interview à Sortir à Paris qu’à Issy-les-Moulineaux (Hauts-de-Seine), « nous avons tout sauf… Un casino, mais ce sera bientôt réglé ».Mais rien ne va plus. Cette idée ancienne qui trotte depuis des années dans l’esprit du maire de XXXX ans, et qu’il voyait comme un élément d’attractivité supplémentaire pour la commune, se heurte à un problème juridique de taille. La législation sur les casinos est très restrictive et justifiée par des considérations d’ordre public.</text:p>
          </table:table-cell>
          <table:table-cell office:value-type="string" office:string-value="85">
            <text:p>85</text:p>
          </table:table-cell>
        </table:table-row>
        <table:table-row>
          <table:table-cell office:value-type="string" office:string-value="« Ils ont brûlé votre maison, monsieur le maire. Vous allez dormir où ? », s’était enquis un petit garçon auprès de Mohamed Gnabaly, maire SE, de L’Île-Saint-Denis (Seine-Saint-Denis). L’élu de cette ville de 8 288 habitants venait alors de voir l’hôtel de ville ravagé en grande partie par un incendie dans la nuit du 28 au 29 juin 2023, durant les émeutes ayant suivi la mort de Nahel à Nanterre (Hauts-de-Seine).Après avoir consolé le jeune habitant, il lui avait assuré : « Mais c’est aussi ta maison qui vient de brûler ». L’anecdote est rapportée avec émotion par le premier magistrat, ce samedi 29 novembre lors de l’inauguration du bâtiment, si l’on ose dire flambant neuf.Cette nuit-là, le maire est réveillé en pleine nuit par le préfet qui l’alerte que sa mairie est en train de brûler. Quelques heures plus tôt, il venait de présider un conseil municipal qu’il avait dû abréger en raison des échauffourées qui se rapprochaient.">
            <text:p>« Ils ont brûlé votre maison, monsieur le maire. Vous allez dormir où ? », s’était enquis un petit garçon auprès de Mohamed Gnabaly, maire SE, de L’Île-Saint-Denis (Seine-Saint-Denis). L’élu de cette ville de 8 288 habitants venait alors de voir l’hôtel de ville ravagé en grande partie par un incendie dans la nuit du 28 au 29 juin 2023, durant les émeutes ayant suivi la mort de Nahel à Nanterre (Hauts-de-Seine).Après avoir consolé le jeune habitant, il lui avait assuré : « Mais c’est aussi ta maison qui vient de brûler ». L’anecdote est rapportée avec émotion par le premier magistrat, ce samedi 29 novembre lors de l’inauguration du bâtiment, si l’on ose dire flambant neuf.Cette nuit-là, le maire est réveillé en pleine nuit par le préfet qui l’alerte que sa mairie est en train de brûler. Quelques heures plus tôt, il venait de présider un conseil municipal qu’il avait dû abréger en raison des échauffourées qui se rapprochaient.</text:p>
          </table:table-cell>
          <table:table-cell office:value-type="string" office:string-value="« Ils ont brûlé votre maison, monsieur le maire. Vous allez dormir où ? », s’était enquis un petit garçon auprès de Mohamed Gnabaly, maire SE, de L’Île-Saint-Denis (Seine-Saint-Denis). L’élu de cette ville de 8 288 habitants venait alors de voir l’hôtel de ville ravagé en grande partie par un incendie dans la nuit du 28 au 29 juin XXXX, durant les émeutes ayant suivi la mort de Nahel à Nanterre (Hauts-de-Seine).Après avoir consolé le jeune habitant, il lui avait assuré : « Mais c’est aussi ta maison qui vient de brûler ». L’anecdote est rapportée avec émotion par le premier magistrat, ce samedi 29 novembre lors de l’inauguration du bâtiment, si l’on ose dire flambant neuf.Cette nuit-là, le maire est réveillé en pleine nuit par le préfet qui l’alerte que sa mairie est en train de brûler. Quelques heures plus tôt, il venait de présider un conseil municipal qu’il avait dû abréger en raison des échauffourées qui se rapprochaient.">
            <text:p>« Ils ont brûlé votre maison, monsieur le maire. Vous allez dormir où ? », s’était enquis un petit garçon auprès de Mohamed Gnabaly, maire SE, de L’Île-Saint-Denis (Seine-Saint-Denis). L’élu de cette ville de 8 288 habitants venait alors de voir l’hôtel de ville ravagé en grande partie par un incendie dans la nuit du 28 au 29 juin XXXX, durant les émeutes ayant suivi la mort de Nahel à Nanterre (Hauts-de-Seine).Après avoir consolé le jeune habitant, il lui avait assuré : « Mais c’est aussi ta maison qui vient de brûler ». L’anecdote est rapportée avec émotion par le premier magistrat, ce samedi 29 novembre lors de l’inauguration du bâtiment, si l’on ose dire flambant neuf.Cette nuit-là, le maire est réveillé en pleine nuit par le préfet qui l’alerte que sa mairie est en train de brûler. Quelques heures plus tôt, il venait de présider un conseil municipal qu’il avait dû abréger en raison des échauffourées qui se rapprochaient.</text:p>
          </table:table-cell>
          <table:table-cell office:value-type="string" office:string-value="2023">
            <text:p>2023</text:p>
          </table:table-cell>
        </table:table-row>
        <table:table-row>
          <table:table-cell office:value-type="string" office:string-value="« Les premiers foyers doivent être raccordés dès le début de l’année 2026. » Bien que le derrick domine encore le paysage et que les travaux de forage du puits de chaleur et de sa station de pompage battent encore leur plein, le maire de Châtenay-Malabry (Hauts-de-Seine) Carl Segaud (LR) l’assure, les premiers habitants vont pouvoir bénéficier très bientôt de la chaleur issue des entrailles de la terre.Depuis la fin du mois d’août, des dizaines d’ouvriers se relaient jour et nuit, 24 heures sur 24, pour creuser deux puits géothermiques sur le site de l’ancienne faculté de pharmacie. Leur objectif : atteindre la couche géologique du dogger située entre 1 700 et 2 000 m sous leurs pieds pour y puiser une eau naturellement chauffée.">
            <text:p>« Les premiers foyers doivent être raccordés dès le début de l’année 2026. » Bien que le derrick domine encore le paysage et que les travaux de forage du puits de chaleur et de sa station de pompage battent encore leur plein, le maire de Châtenay-Malabry (Hauts-de-Seine) Carl Segaud (LR) l’assure, les premiers habitants vont pouvoir bénéficier très bientôt de la chaleur issue des entrailles de la terre.Depuis la fin du mois d’août, des dizaines d’ouvriers se relaient jour et nuit, 24 heures sur 24, pour creuser deux puits géothermiques sur le site de l’ancienne faculté de pharmacie. Leur objectif : atteindre la couche géologique du dogger située entre 1 700 et 2 000 m sous leurs pieds pour y puiser une eau naturellement chauffée.</text:p>
          </table:table-cell>
          <table:table-cell office:value-type="string" office:string-value="« Les premiers foyers doivent être raccordés dès le début de l’année 2026. » Bien que le derrick domine encore le paysage et que les travaux de forage du puits de chaleur et de sa station de pompage battent encore leur plein, le maire de Châtenay-Malabry (Hauts-de-Seine) Carl Segaud (LR) l’assure, les premiers habitants vont pouvoir bénéficier très bientôt de la chaleur issue des entrailles de la terre.Depuis la fin du mois d’août, des dizaines d’ouvriers se relaient jour et nuit, XXXX heures sur XXXX, pour creuser deux puits géothermiques sur le site de l’ancienne faculté de pharmacie. Leur objectif : atteindre la couche géologique du dogger située entre 1 700 et 2 000 m sous leurs pieds pour y puiser une eau naturellement chauffée.">
            <text:p>« Les premiers foyers doivent être raccordés dès le début de l’année 2026. » Bien que le derrick domine encore le paysage et que les travaux de forage du puits de chaleur et de sa station de pompage battent encore leur plein, le maire de Châtenay-Malabry (Hauts-de-Seine) Carl Segaud (LR) l’assure, les premiers habitants vont pouvoir bénéficier très bientôt de la chaleur issue des entrailles de la terre.Depuis la fin du mois d’août, des dizaines d’ouvriers se relaient jour et nuit, XXXX heures sur XXXX, pour creuser deux puits géothermiques sur le site de l’ancienne faculté de pharmacie. Leur objectif : atteindre la couche géologique du dogger située entre 1 700 et 2 000 m sous leurs pieds pour y puiser une eau naturellement chauffée.</text:p>
          </table:table-cell>
          <table:table-cell office:value-type="string" office:string-value="24">
            <text:p>24</text:p>
          </table:table-cell>
        </table:table-row>
        <table:table-row>
          <table:table-cell office:value-type="string" office:string-value="Donner le nom d’un joueur d’échecs à une rue n’est pas un usage sans risque. La preuve à Asnières où, après la controverse Karpov, rebondit une nouvelle polémique autour d’une star de la discipline si chère au maire Manuel Aeschlimann (LR) : le russe Vladimir Kramnik, champion du monde entre 2000 et 2007. Plusieurs grands maîtres dénoncent l’attitude de ce dernier à l’égard du prodige américain Daniel Naroditsky, décédé le 20 octobre dernier à l’âge de 29 ans.Sans fournir de preuves tangibles, Kramnik, 50 ans, a accusé son cadet de tricherie aux échecs en ligne. Des attaques que le champion russe aurait formulées dès le mois de mars 2024 et qu’il aurait réitérées à plusieurs reprises. ">
            <text:p>Donner le nom d’un joueur d’échecs à une rue n’est pas un usage sans risque. La preuve à Asnières où, après la controverse Karpov, rebondit une nouvelle polémique autour d’une star de la discipline si chère au maire Manuel Aeschlimann (LR) : le russe Vladimir Kramnik, champion du monde entre 2000 et 2007. Plusieurs grands maîtres dénoncent l’attitude de ce dernier à l’égard du prodige américain Daniel Naroditsky, décédé le 20 octobre dernier à l’âge de 29 ans.Sans fournir de preuves tangibles, Kramnik, 50 ans, a accusé son cadet de tricherie aux échecs en ligne. Des attaques que le champion russe aurait formulées dès le mois de mars 2024 et qu’il aurait réitérées à plusieurs reprises. </text:p>
          </table:table-cell>
          <table:table-cell office:value-type="string" office:string-value="Donner le nom d’un joueur d’échecs à une rue n’est pas un usage sans risque. La preuve à Asnières où, après la controverse Karpov, rebondit une nouvelle polémique autour d’une star de la discipline si chère au maire Manuel Aeschlimann (LR) : le russe Vladimir Kramnik, champion du monde entre 2000 et 2007. Plusieurs grands maîtres dénoncent l’attitude de ce dernier à l’égard du prodige américain Daniel Naroditsky, décédé le 20 octobre dernier à l’âge de 29 ans.Sans fournir de preuves tangibles, Kramnik, 50 ans, a accusé son cadet de tricherie aux échecs en ligne. Des attaques que le champion russe aurait formulées dès le mois de mars XXXX et qu’il aurait réitérées à plusieurs reprises. ">
            <text:p>Donner le nom d’un joueur d’échecs à une rue n’est pas un usage sans risque. La preuve à Asnières où, après la controverse Karpov, rebondit une nouvelle polémique autour d’une star de la discipline si chère au maire Manuel Aeschlimann (LR) : le russe Vladimir Kramnik, champion du monde entre 2000 et 2007. Plusieurs grands maîtres dénoncent l’attitude de ce dernier à l’égard du prodige américain Daniel Naroditsky, décédé le 20 octobre dernier à l’âge de 29 ans.Sans fournir de preuves tangibles, Kramnik, 50 ans, a accusé son cadet de tricherie aux échecs en ligne. Des attaques que le champion russe aurait formulées dès le mois de mars XXXX et qu’il aurait réitérées à plusieurs reprises. </text:p>
          </table:table-cell>
          <table:table-cell office:value-type="string" office:string-value="2024">
            <text:p>2024</text:p>
          </table:table-cell>
        </table:table-row>
        <table:table-row>
          <table:table-cell office:value-type="string" office:string-value="Gros incendie dans l’usine Panzani, à Gennevilliers (Hauts-de-Seine), ce mercredi soir. À cause d’un chariot élévateur, qui s’est embrasé en fin de journée. Il était environ 18 heures quand l’incendie s’est déclaré dans cet élévateur à blé, situé au premier étage du sit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
            <text:p>Gros incendie dans l’usine Panzani, à Gennevilliers (Hauts-de-Seine), ce mercredi soir. À cause d’un chariot élévateur, qui s’est embrasé en fin de journée. Il était environ 18 heures quand l’incendie s’est déclaré dans cet élévateur à blé, situé au premier étage du sit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text:p>
          </table:table-cell>
          <table:table-cell office:value-type="string" office:string-value="Gros incendie dans l’usine Panzani, à Gennevilliers (Hauts-de-Seine), ce mercredi soir. À cause d’un chariot élévateur, qui s’est embrasé en fin de journée. Il était environ 18 heures quand l’incendie s’est déclaré dans cet élévateur à blé, situé au premier étage du site.La brigade des sapeurs-pompiers de Paris a dépêché quelque quarante hommes et une quinzaine d’engins pour maîtriser le sinistre. Par précaution, à cause d’un risque d’explosion dans les silos, XXXX personnes se trouvant dans les locaux de l’usine, située avenue Louis-Roche, non loin du Pont de Saint-Ouen, ont été évacuées.">
            <text:p>Gros incendie dans l’usine Panzani, à Gennevilliers (Hauts-de-Seine), ce mercredi soir. À cause d’un chariot élévateur, qui s’est embrasé en fin de journée. Il était environ 18 heures quand l’incendie s’est déclaré dans cet élévateur à blé, situé au premier étage du site.La brigade des sapeurs-pompiers de Paris a dépêché quelque quarante hommes et une quinzaine d’engins pour maîtriser le sinistre. Par précaution, à cause d’un risque d’explosion dans les silos, XXXX personnes se trouvant dans les locaux de l’usine, située avenue Louis-Roche, non loin du Pont de Saint-Ouen, ont été évacuées.</text:p>
          </table:table-cell>
          <table:table-cell office:value-type="string" office:string-value="seize">
            <text:p>seize</text:p>
          </table:table-cell>
        </table:table-row>
        <table:table-row>
          <table:table-cell office:value-type="string" office:string-valu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 Pour venir à bout des flammes et écarter tout danger d’explosion, les soldats du feu ont œuvré pendant près de deux heures. Leur intervention s’est achevée vers 20 heures. Le feu a dégagé une épaisse fumée visible de loin.">
            <text:p>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 Pour venir à bout des flammes et écarter tout danger d’explosion, les soldats du feu ont œuvré pendant près de deux heures. Leur intervention s’est achevée vers 20 heures. Le feu a dégagé une épaisse fumée visible de loin.</text:p>
          </table:table-cell>
          <table:table-cell office:value-type="string" office:string-valu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 Pour venir à bout des flammes et écarter tout danger d’explosion, les soldats du feu ont œuvré pendant près de deux heures. Leur intervention s’est achevée vers XXXX heures. Le feu a dégagé une épaisse fumée visible de loin.">
            <text:p>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 Pour venir à bout des flammes et écarter tout danger d’explosion, les soldats du feu ont œuvré pendant près de deux heures. Leur intervention s’est achevée vers XXXX heures. Le feu a dégagé une épaisse fumée visible de loin.</text:p>
          </table:table-cell>
          <table:table-cell office:value-type="string" office:string-value="20">
            <text:p>20</text:p>
          </table:table-cell>
        </table:table-row>
        <table:table-row>
          <table:table-cell office:value-type="string" office:string-value="Préparez les coupe-vent et autres K-Way ! Ce jeudi, la tempête Benjamin débarque sur la France, en provenance de l’Ouest. Un phénomène particulièrement précoce, qui ne s’arrêtera pas au littoral atlantique, puisqu’il atteindra les terres, dont l’Île-de-France.Tout partira de la Manche et de la façade atlantique, dans la nuit de mercredi à jeudi, avec des rafales très fortes — au-delà des 120 km/h — attendues. Pour Paris et sa région, le vent ne soufflera pas autant, mais les rafales maximales pourraient atteindre les 80, voire 90 km/h par endroits, d’après les données de Météo France. Selon les dernières estimations, le plus fort des rafales aura lieu en début d’après-midi mais le vent commencera de souffler le matin, voire dès ce mercredi soir.">
            <text:p>Préparez les coupe-vent et autres K-Way ! Ce jeudi, la tempête Benjamin débarque sur la France, en provenance de l’Ouest. Un phénomène particulièrement précoce, qui ne s’arrêtera pas au littoral atlantique, puisqu’il atteindra les terres, dont l’Île-de-France.Tout partira de la Manche et de la façade atlantique, dans la nuit de mercredi à jeudi, avec des rafales très fortes — au-delà des 120 km/h — attendues. Pour Paris et sa région, le vent ne soufflera pas autant, mais les rafales maximales pourraient atteindre les 80, voire 90 km/h par endroits, d’après les données de Météo France. Selon les dernières estimations, le plus fort des rafales aura lieu en début d’après-midi mais le vent commencera de souffler le matin, voire dès ce mercredi soir.</text:p>
          </table:table-cell>
          <table:table-cell office:value-type="string" office:string-value="Préparez les coupe-vent et autres K-Way ! Ce jeudi, la tempête Benjamin débarque sur la France, en provenance de l’Ouest. Un phénomène particulièrement précoce, qui ne s’arrêtera pas au littoral atlantique, puisqu’il atteindra les terres, dont l’Île-de-France.Tout partira de la Manche et de la façade atlantique, dans la nuit de mercredi à jeudi, avec des rafales très fortes — au-delà des 120 km/h — attendues. Pour Paris et sa région, le vent ne soufflera pas autant, mais les rafales maximales pourraient atteindre les 80, voire XXXX km/h par endroits, d’après les données de Météo France. Selon les dernières estimations, le plus fort des rafales aura lieu en début d’après-midi mais le vent commencera de souffler le matin, voire dès ce mercredi soir.">
            <text:p>Préparez les coupe-vent et autres K-Way ! Ce jeudi, la tempête Benjamin débarque sur la France, en provenance de l’Ouest. Un phénomène particulièrement précoce, qui ne s’arrêtera pas au littoral atlantique, puisqu’il atteindra les terres, dont l’Île-de-France.Tout partira de la Manche et de la façade atlantique, dans la nuit de mercredi à jeudi, avec des rafales très fortes — au-delà des 120 km/h — attendues. Pour Paris et sa région, le vent ne soufflera pas autant, mais les rafales maximales pourraient atteindre les 80, voire XXXX km/h par endroits, d’après les données de Météo France. Selon les dernières estimations, le plus fort des rafales aura lieu en début d’après-midi mais le vent commencera de souffler le matin, voire dès ce mercredi soir.</text:p>
          </table:table-cell>
          <table:table-cell office:value-type="string" office:string-value="90">
            <text:p>90</text:p>
          </table:table-cell>
        </table:table-row>
        <table:table-row>
          <table:table-cell office:value-type="string" office:string-value="Une vitrine remplie de Playmobil géants, de Mickey et Minnie et autres Snoopy coiffés d’une couronne dorée. Bienvenue dans le showroom à Neuilly-sur-Seine de Leblon-Delienne, qui essaime aux quatre coins du monde ses sculptures inspirées des personnages de notre enfance. De véritables objets de collection pour une entreprise artisanale qui fête cette année ses quarante ans.C’est au début des années 1980 que Marie Leblon et Éric Delienne commencent à concevoir des marionnettes avant de développer des techniques de moulage et de fabrication de résines. En 1985, l’atelier Leblon Delienne est officiellement créé à Neufchâtel-en-Bray (Seine-Maritime). Leur spécialité : donner vie aux personnages de bandes dessinées pour créer des figurines à collectionner.">
            <text:p>Une vitrine remplie de Playmobil géants, de Mickey et Minnie et autres Snoopy coiffés d’une couronne dorée. Bienvenue dans le showroom à Neuilly-sur-Seine de Leblon-Delienne, qui essaime aux quatre coins du monde ses sculptures inspirées des personnages de notre enfance. De véritables objets de collection pour une entreprise artisanale qui fête cette année ses quarante ans.C’est au début des années 1980 que Marie Leblon et Éric Delienne commencent à concevoir des marionnettes avant de développer des techniques de moulage et de fabrication de résines. En 1985, l’atelier Leblon Delienne est officiellement créé à Neufchâtel-en-Bray (Seine-Maritime). Leur spécialité : donner vie aux personnages de bandes dessinées pour créer des figurines à collectionner.</text:p>
          </table:table-cell>
          <table:table-cell office:value-type="string" office:string-value="Une vitrine remplie de Playmobil géants, de Mickey et Minnie et autres Snoopy coiffés d’une couronne dorée. Bienvenue dans le showroom à Neuilly-sur-Seine de Leblon-Delienne, qui essaime aux XXXX coins du monde ses sculptures inspirées des personnages de notre enfance. De véritables objets de collection pour une entreprise artisanale qui fête cette année ses quarante ans.C’est au début des années 1980 que Marie Leblon et Éric Delienne commencent à concevoir des marionnettes avant de développer des techniques de moulage et de fabrication de résines. En 1985, l’atelier Leblon Delienne est officiellement créé à Neufchâtel-en-Bray (Seine-Maritime). Leur spécialité : donner vie aux personnages de bandes dessinées pour créer des figurines à collectionner.">
            <text:p>Une vitrine remplie de Playmobil géants, de Mickey et Minnie et autres Snoopy coiffés d’une couronne dorée. Bienvenue dans le showroom à Neuilly-sur-Seine de Leblon-Delienne, qui essaime aux XXXX coins du monde ses sculptures inspirées des personnages de notre enfance. De véritables objets de collection pour une entreprise artisanale qui fête cette année ses quarante ans.C’est au début des années 1980 que Marie Leblon et Éric Delienne commencent à concevoir des marionnettes avant de développer des techniques de moulage et de fabrication de résines. En 1985, l’atelier Leblon Delienne est officiellement créé à Neufchâtel-en-Bray (Seine-Maritime). Leur spécialité : donner vie aux personnages de bandes dessinées pour créer des figurines à collectionner.</text:p>
          </table:table-cell>
          <table:table-cell office:value-type="string" office:string-value="quatre">
            <text:p>quatre</text:p>
          </table:table-cell>
        </table:table-row>
        <table:table-row>
          <table:table-cell office:value-type="string" office:string-value="« Enfin ! » Patrice Leclerc est soulagé. Le maire (PCF) de Gennevilliers vient d’inaugurer la nouvelle halle des Grésillons. Située entre le marché et le restaurant du théâtre, la halle de 3 000 m² a fermé ses portes en 2004 pour des raisons de sécurité. D’un côté, la place Indira Gandhi, de l’autre l’avenue des Grésillons, mitoyenne de la ville d’Asnières. Résultat, une immense coquille vide de verre, de béton et d’acier au beau milieu du quartier.Il y a quelques années, la ville et l’architecte Patrick Bouchain, spécialiste de « l’urbanisme transitoire » ont alors planché sur la renaissance de la bâtisse. L’idée était d’en faire un lieu mixte pouvant accueillir plusieurs « cellules » occupées par des artisans, des artistes, des associations…">
            <text:p>« Enfin ! » Patrice Leclerc est soulagé. Le maire (PCF) de Gennevilliers vient d’inaugurer la nouvelle halle des Grésillons. Située entre le marché et le restaurant du théâtre, la halle de 3 000 m² a fermé ses portes en 2004 pour des raisons de sécurité. D’un côté, la place Indira Gandhi, de l’autre l’avenue des Grésillons, mitoyenne de la ville d’Asnières. Résultat, une immense coquille vide de verre, de béton et d’acier au beau milieu du quartier.Il y a quelques années, la ville et l’architecte Patrick Bouchain, spécialiste de « l’urbanisme transitoire » ont alors planché sur la renaissance de la bâtisse. L’idée était d’en faire un lieu mixte pouvant accueillir plusieurs « cellules » occupées par des artisans, des artistes, des associations…</text:p>
          </table:table-cell>
          <table:table-cell office:value-type="string" office:string-value="« Enfin ! » Patrice Leclerc est soulagé. Le maire (PCF) de Gennevilliers vient d’inaugurer la nouvelle halle des Grésillons. Située entre le marché et le restaurant du théâtre, la halle de 3 000 m² a fermé ses portes en XXXX pour des raisons de sécurité. D’un côté, la place Indira Gandhi, de l’autre l’avenue des Grésillons, mitoyenne de la ville d’Asnières. Résultat, une immense coquille vide de verre, de béton et d’acier au beau milieu du quartier.Il y a quelques années, la ville et l’architecte Patrick Bouchain, spécialiste de « l’urbanisme transitoire » ont alors planché sur la renaissance de la bâtisse. L’idée était d’en faire un lieu mixte pouvant accueillir plusieurs « cellules » occupées par des artisans, des artistes, des associations…">
            <text:p>« Enfin ! » Patrice Leclerc est soulagé. Le maire (PCF) de Gennevilliers vient d’inaugurer la nouvelle halle des Grésillons. Située entre le marché et le restaurant du théâtre, la halle de 3 000 m² a fermé ses portes en XXXX pour des raisons de sécurité. D’un côté, la place Indira Gandhi, de l’autre l’avenue des Grésillons, mitoyenne de la ville d’Asnières. Résultat, une immense coquille vide de verre, de béton et d’acier au beau milieu du quartier.Il y a quelques années, la ville et l’architecte Patrick Bouchain, spécialiste de « l’urbanisme transitoire » ont alors planché sur la renaissance de la bâtisse. L’idée était d’en faire un lieu mixte pouvant accueillir plusieurs « cellules » occupées par des artisans, des artistes, des associations…</text:p>
          </table:table-cell>
          <table:table-cell office:value-type="string" office:string-value="2004">
            <text:p>2004</text:p>
          </table:table-cell>
        </table:table-row>
        <table:table-row>
          <table:table-cell office:value-type="string" office:string-value="Un mois après la découverte, le 22 septembre, de son corps décomposé, Mohand Alouache, mort dans l’isolement et le dénuement à Montrouge (Hauts-de-Seine), est toujours à l’institut médico-légal de Garches. Au parquet de Nanterre, on indique seulement que les analyses sont « longues ». Il faut ainsi comprendre que, pour le moment, l’enquête ouverte pour recherches des causes de la mort, n’a pas vraiment avancé. Aussi, le corps de ce monsieur décédé vraisemblablement depuis près de trois ans avant qu’on ne le découvre derrière la porte de son modeste habitat, pourrait bien rester de longs mois à la morgue.Après l’autopsie, qui n’a pas révélé « l’intervention d’un tiers », autrement dit, qui écarte à ce stade la piste criminelle, il convient surtout de confirmer l’identité de la victime. ">
            <text:p>Un mois après la découverte, le 22 septembre, de son corps décomposé, Mohand Alouache, mort dans l’isolement et le dénuement à Montrouge (Hauts-de-Seine), est toujours à l’institut médico-légal de Garches. Au parquet de Nanterre, on indique seulement que les analyses sont « longues ». Il faut ainsi comprendre que, pour le moment, l’enquête ouverte pour recherches des causes de la mort, n’a pas vraiment avancé. Aussi, le corps de ce monsieur décédé vraisemblablement depuis près de trois ans avant qu’on ne le découvre derrière la porte de son modeste habitat, pourrait bien rester de longs mois à la morgue.Après l’autopsie, qui n’a pas révélé « l’intervention d’un tiers », autrement dit, qui écarte à ce stade la piste criminelle, il convient surtout de confirmer l’identité de la victime. </text:p>
          </table:table-cell>
          <table:table-cell office:value-type="string" office:string-value="Un mois après la découverte, le 22 septembre, de son corps décomposé, Mohand Alouache, mort dans l’isolement et le dénuement à Montrouge (Hauts-de-Seine), est toujours à l’institut médico-légal de Garches. Au parquet de Nanterre, on indique seulement que les analyses sont « longues ». Il faut ainsi comprendre que, pour le moment, l’enquête ouverte pour recherches des causes de la mort, n’a pas vraiment avancé. Aussi, le corps de ce monsieur décédé vraisemblablement depuis près de XXXX ans avant qu’on ne le découvre derrière la porte de son modeste habitat, pourrait bien rester de longs mois à la morgue.Après l’autopsie, qui n’a pas révélé « l’intervention d’un tiers », autrement dit, qui écarte à ce stade la piste criminelle, il convient surtout de confirmer l’identité de la victime. ">
            <text:p>Un mois après la découverte, le 22 septembre, de son corps décomposé, Mohand Alouache, mort dans l’isolement et le dénuement à Montrouge (Hauts-de-Seine), est toujours à l’institut médico-légal de Garches. Au parquet de Nanterre, on indique seulement que les analyses sont « longues ». Il faut ainsi comprendre que, pour le moment, l’enquête ouverte pour recherches des causes de la mort, n’a pas vraiment avancé. Aussi, le corps de ce monsieur décédé vraisemblablement depuis près de XXXX ans avant qu’on ne le découvre derrière la porte de son modeste habitat, pourrait bien rester de longs mois à la morgue.Après l’autopsie, qui n’a pas révélé « l’intervention d’un tiers », autrement dit, qui écarte à ce stade la piste criminelle, il convient surtout de confirmer l’identité de la victime. </text:p>
          </table:table-cell>
          <table:table-cell office:value-type="string" office:string-value="trois">
            <text:p>trois</text:p>
          </table:table-cell>
        </table:table-row>
        <table:table-row>
          <table:table-cell office:value-type="string" office:string-value="La purée volcan arrosée d’un jus de viande totalement régressif, c’est l’essence même du succès de Rosette, la table de Clichy qui fait traverser le périphérique à tous les critiques gastronomiques depuis le printemps 2023. Le restaurant de quartier estampillé Bib gourmand par le guide Michelin a désormais une petite sœur, Josie. Ce bar à vins (mais pas que) vient d’ouvrir ses portes sur le trottoir d’en face, à l’angle des rues de Paris et Victor-Méric, dans un secteur qui poursuit ainsi sa métamorphose.Ici, la sommelière Camille Aldon et le chef Arthur Auguy, le couple à la ville et en cuisines derrière Rosette, font équipe avec Irène Jaubert. Elle aussi sommelière et meilleure apprentie de France 2019, elle a notamment travaillé chez Halo, un lieu hybride du Marais entre mode, design et gastronomie. ">
            <text:p>La purée volcan arrosée d’un jus de viande totalement régressif, c’est l’essence même du succès de Rosette, la table de Clichy qui fait traverser le périphérique à tous les critiques gastronomiques depuis le printemps 2023. Le restaurant de quartier estampillé Bib gourmand par le guide Michelin a désormais une petite sœur, Josie. Ce bar à vins (mais pas que) vient d’ouvrir ses portes sur le trottoir d’en face, à l’angle des rues de Paris et Victor-Méric, dans un secteur qui poursuit ainsi sa métamorphose.Ici, la sommelière Camille Aldon et le chef Arthur Auguy, le couple à la ville et en cuisines derrière Rosette, font équipe avec Irène Jaubert. Elle aussi sommelière et meilleure apprentie de France 2019, elle a notamment travaillé chez Halo, un lieu hybride du Marais entre mode, design et gastronomie. </text:p>
          </table:table-cell>
          <table:table-cell office:value-type="string" office:string-value="La purée volcan arrosée d’un jus de viande totalement régressif, c’est l’essence même du succès de Rosette, la table de Clichy qui fait traverser le périphérique à tous les critiques gastronomiques depuis le printemps XXXX. Le restaurant de quartier estampillé Bib gourmand par le guide Michelin a désormais une petite sœur, Josie. Ce bar à vins (mais pas que) vient d’ouvrir ses portes sur le trottoir d’en face, à l’angle des rues de Paris et Victor-Méric, dans un secteur qui poursuit ainsi sa métamorphose.Ici, la sommelière Camille Aldon et le chef Arthur Auguy, le couple à la ville et en cuisines derrière Rosette, font équipe avec Irène Jaubert. Elle aussi sommelière et meilleure apprentie de France 2019, elle a notamment travaillé chez Halo, un lieu hybride du Marais entre mode, design et gastronomie. ">
            <text:p>La purée volcan arrosée d’un jus de viande totalement régressif, c’est l’essence même du succès de Rosette, la table de Clichy qui fait traverser le périphérique à tous les critiques gastronomiques depuis le printemps XXXX. Le restaurant de quartier estampillé Bib gourmand par le guide Michelin a désormais une petite sœur, Josie. Ce bar à vins (mais pas que) vient d’ouvrir ses portes sur le trottoir d’en face, à l’angle des rues de Paris et Victor-Méric, dans un secteur qui poursuit ainsi sa métamorphose.Ici, la sommelière Camille Aldon et le chef Arthur Auguy, le couple à la ville et en cuisines derrière Rosette, font équipe avec Irène Jaubert. Elle aussi sommelière et meilleure apprentie de France 2019, elle a notamment travaillé chez Halo, un lieu hybride du Marais entre mode, design et gastronomie. </text:p>
          </table:table-cell>
          <table:table-cell office:value-type="string" office:string-value="2023">
            <text:p>2023</text:p>
          </table:table-cell>
        </table:table-row>
        <table:table-row>
          <table:table-cell office:value-type="string" office:string-value="A, B, C ou D ? Les candidats au Code de la route que présentait régulièrement ce traducteur assermenté ne se trompaient jamais. En tout cas, pas assez. C’est d’ailleurs ce qui a attiré l’attention des fonctionnaires du Bureau de l’éducation routière de la préfecture de la Seine-et-Marne. Ils ont fait remonter leurs doutes au préfet qui a saisi, début août, le procureur de la République de Melun de ses soupçons de fraude à l’épreuve théorique de l’examen du permis de conduire.Depuis début septembre, des policiers de la brigade de police administrative et des enquêtes générales (BPAEG) du commissariat de police de Melun-Val de Seine enquêtent donc sur les agissements d’un Français d’origine syrienne, âgé de 41 ans, inscrit comme expert traducteur auprès des tribunaux et intervenant régulièrement comme interprète en langue arabe lors d’épreuves du Code de la route.">
            <text:p>A, B, C ou D ? Les candidats au Code de la route que présentait régulièrement ce traducteur assermenté ne se trompaient jamais. En tout cas, pas assez. C’est d’ailleurs ce qui a attiré l’attention des fonctionnaires du Bureau de l’éducation routière de la préfecture de la Seine-et-Marne. Ils ont fait remonter leurs doutes au préfet qui a saisi, début août, le procureur de la République de Melun de ses soupçons de fraude à l’épreuve théorique de l’examen du permis de conduire.Depuis début septembre, des policiers de la brigade de police administrative et des enquêtes générales (BPAEG) du commissariat de police de Melun-Val de Seine enquêtent donc sur les agissements d’un Français d’origine syrienne, âgé de 41 ans, inscrit comme expert traducteur auprès des tribunaux et intervenant régulièrement comme interprète en langue arabe lors d’épreuves du Code de la route.</text:p>
          </table:table-cell>
          <table:table-cell office:value-type="string" office:string-value="A, B, C ou D ? Les candidats au Code de la route que présentait régulièrement ce traducteur assermenté ne se trompaient jamais. En tout cas, pas assez. C’est d’ailleurs ce qui a attiré l’attention des fonctionnaires du Bureau de l’éducation routière de la préfecture de la Seine-et-Marne. Ils ont fait remonter leurs doutes au préfet qui a saisi, début août, le procureur de la République de Melun de ses soupçons de fraude à l’épreuve théorique de l’examen du permis de conduire.Depuis début septembre, des policiers de la brigade de police administrative et des enquêtes générales (BPAEG) du commissariat de police de Melun-Val de Seine enquêtent donc sur les agissements d’un Français d’origine syrienne, âgé de XXXX ans, inscrit comme expert traducteur auprès des tribunaux et intervenant régulièrement comme interprète en langue arabe lors d’épreuves du Code de la route.">
            <text:p>A, B, C ou D ? Les candidats au Code de la route que présentait régulièrement ce traducteur assermenté ne se trompaient jamais. En tout cas, pas assez. C’est d’ailleurs ce qui a attiré l’attention des fonctionnaires du Bureau de l’éducation routière de la préfecture de la Seine-et-Marne. Ils ont fait remonter leurs doutes au préfet qui a saisi, début août, le procureur de la République de Melun de ses soupçons de fraude à l’épreuve théorique de l’examen du permis de conduire.Depuis début septembre, des policiers de la brigade de police administrative et des enquêtes générales (BPAEG) du commissariat de police de Melun-Val de Seine enquêtent donc sur les agissements d’un Français d’origine syrienne, âgé de XXXX ans, inscrit comme expert traducteur auprès des tribunaux et intervenant régulièrement comme interprète en langue arabe lors d’épreuves du Code de la route.</text:p>
          </table:table-cell>
          <table:table-cell office:value-type="string" office:string-value="41">
            <text:p>41</text:p>
          </table:table-cell>
        </table:table-row>
        <table:table-row>
          <table:table-cell office:value-type="string" office:string-value="« Nous sommes en train de stopper l’hémorragie. C’est le résultat de quatre années de travail collectif mené, dans le cadre du Pacte Santé 77, par le département de Seine-et-Marne avec l’Agence régionale de santé (ARS) et la Caisse primaire d’assurance maladie (CPAM) qui a permis de stabiliser la présence de généralistes », souligne Anne Gbiorczyk, vice-présidente (LR) déléguée à la présence médicale. Elle n’hésite pas à parler d’un « écosystème propre au département dont le caractère unique est reconnu par l’ARS et la CPAM ».Mais le malade est loin d’être guéri. Dans le 99e département de France, l’atlas de la démographie médicale, publié par le Conseil national de l’ordre des médecins, recense seulement 89 généralistes pour 100 000 habitants en 2025, alors qu’ils étaient encore de 112 en 2012. ">
            <text:p>« Nous sommes en train de stopper l’hémorragie. C’est le résultat de quatre années de travail collectif mené, dans le cadre du Pacte Santé 77, par le département de Seine-et-Marne avec l’Agence régionale de santé (ARS) et la Caisse primaire d’assurance maladie (CPAM) qui a permis de stabiliser la présence de généralistes », souligne Anne Gbiorczyk, vice-présidente (LR) déléguée à la présence médicale. Elle n’hésite pas à parler d’un « écosystème propre au département dont le caractère unique est reconnu par l’ARS et la CPAM ».Mais le malade est loin d’être guéri. Dans le 99e département de France, l’atlas de la démographie médicale, publié par le Conseil national de l’ordre des médecins, recense seulement 89 généralistes pour 100 000 habitants en 2025, alors qu’ils étaient encore de 112 en 2012. </text:p>
          </table:table-cell>
          <table:table-cell office:value-type="string" office:string-value="« Nous sommes en train de stopper l’hémorragie. C’est le résultat de quatre années de travail collectif mené, dans le cadre du Pacte Santé 77, par le département de Seine-et-Marne avec l’Agence régionale de santé (ARS) et la Caisse primaire d’assurance maladie (CPAM) qui a permis de stabiliser la présence de généralistes », souligne Anne Gbiorczyk, vice-présidente (LR) déléguée à la présence médicale. Elle n’hésite pas à parler d’un « écosystème propre au département dont le caractère unique est reconnu par l’ARS et la CPAM ».Mais le malade est loin d’être guéri. Dans le 99e département de France, l’atlas de la démographie médicale, publié par le Conseil national de l’ordre des médecins, recense seulement XXXX généralistes pour 100 000 habitants en 2025, alors qu’ils étaient encore de 112 en 2012. ">
            <text:p>« Nous sommes en train de stopper l’hémorragie. C’est le résultat de quatre années de travail collectif mené, dans le cadre du Pacte Santé 77, par le département de Seine-et-Marne avec l’Agence régionale de santé (ARS) et la Caisse primaire d’assurance maladie (CPAM) qui a permis de stabiliser la présence de généralistes », souligne Anne Gbiorczyk, vice-présidente (LR) déléguée à la présence médicale. Elle n’hésite pas à parler d’un « écosystème propre au département dont le caractère unique est reconnu par l’ARS et la CPAM ».Mais le malade est loin d’être guéri. Dans le 99e département de France, l’atlas de la démographie médicale, publié par le Conseil national de l’ordre des médecins, recense seulement XXXX généralistes pour 100 000 habitants en 2025, alors qu’ils étaient encore de 112 en 2012. </text:p>
          </table:table-cell>
          <table:table-cell office:value-type="string" office:string-value="89">
            <text:p>89</text:p>
          </table:table-cell>
        </table:table-row>
        <table:table-row>
          <table:table-cell office:value-type="string" office:string-value="« Malgré la densité urbaine et hospitalière, la région Île-de-France est le premier désert médical métropolitain. » Ce bilan, dressé début novembre par l’Association des maires franciliens et l’Agence régionale de santé (ARS), place une nouvelle fois la question du manque de professionnels soignants au cœur des préoccupations.« Un défi territorial majeur », constatent les élus, avec 62,4 % du territoire classé en zone d’intervention prioritaire (ZIP) permettant des aides d’État à l’installation de nouveaux praticiens. Si la Seine-Saint-Denis, la Seine-et-Marne et le Val-d’Oise sont les trois départements les plus concernés, aucun n’y échappe.">
            <text:p>« Malgré la densité urbaine et hospitalière, la région Île-de-France est le premier désert médical métropolitain. » Ce bilan, dressé début novembre par l’Association des maires franciliens et l’Agence régionale de santé (ARS), place une nouvelle fois la question du manque de professionnels soignants au cœur des préoccupations.« Un défi territorial majeur », constatent les élus, avec 62,4 % du territoire classé en zone d’intervention prioritaire (ZIP) permettant des aides d’État à l’installation de nouveaux praticiens. Si la Seine-Saint-Denis, la Seine-et-Marne et le Val-d’Oise sont les trois départements les plus concernés, aucun n’y échappe.</text:p>
          </table:table-cell>
          <table:table-cell office:value-type="string" office:string-value="« Malgré la densité urbaine et hospitalière, la région Île-de-France est le premier désert médical métropolitain. » Ce bilan, dressé début novembre par l’Association des maires franciliens et l’Agence régionale de santé (ARS), place une nouvelle fois la question du manque de professionnels soignants au cœur des préoccupations.« Un défi territorial majeur », constatent les élus, avec XXXX % du territoire classé en zone d’intervention prioritaire (ZIP) permettant des aides d’État à l’installation de nouveaux praticiens. Si la Seine-Saint-Denis, la Seine-et-Marne et le Val-d’Oise sont les trois départements les plus concernés, aucun n’y échappe.">
            <text:p>« Malgré la densité urbaine et hospitalière, la région Île-de-France est le premier désert médical métropolitain. » Ce bilan, dressé début novembre par l’Association des maires franciliens et l’Agence régionale de santé (ARS), place une nouvelle fois la question du manque de professionnels soignants au cœur des préoccupations.« Un défi territorial majeur », constatent les élus, avec XXXX % du territoire classé en zone d’intervention prioritaire (ZIP) permettant des aides d’État à l’installation de nouveaux praticiens. Si la Seine-Saint-Denis, la Seine-et-Marne et le Val-d’Oise sont les trois départements les plus concernés, aucun n’y échappe.</text:p>
          </table:table-cell>
          <table:table-cell office:value-type="string" office:string-value="62,4">
            <text:p>62,4</text:p>
          </table:table-cell>
        </table:table-row>
      </table:table>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ns42="urn:org:documentfoundation:names:experimental:calc:xmlns:calcext:1.0" xmlns:svg="urn:oasis:names:tc:opendocument:xmlns:svg-compatible:1.0" xmlns:draw="urn:oasis:names:tc:opendocument:xmlns:drawing:1.0" xmlns:loext="urn:org:documentfoundation:names:experimental:office:xmlns:loext:1.0" xmlns:number="urn:oasis:names:tc:opendocument:xmlns:datastyle:1.0" xmlns:manifest="urn:oasis:names:tc:opendocument:xmlns:manifest:1.0" xmlns:chart="urn:oasis:names:tc:opendocument:xmlns:chart: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ns42="urn:org:documentfoundation:names:experimental:calc:xmlns:calcext:1.0" xmlns:svg="urn:oasis:names:tc:opendocument:xmlns:svg-compatible:1.0" xmlns:draw="urn:oasis:names:tc:opendocument:xmlns:drawing:1.0" xmlns:loext="urn:org:documentfoundation:names:experimental:office:xmlns:loext:1.0" xmlns:number="urn:oasis:names:tc:opendocument:xmlns:datastyle:1.0" xmlns:manifest="urn:oasis:names:tc:opendocument:xmlns:manifest:1.0" xmlns:chart="urn:oasis:names:tc:opendocument:xmlns:chart:1.0" xmlns:presentation="urn:oasis:names:tc:opendocument:xmlns:presentation:1.0" office:version="1.2">
  <office:meta>
    <meta:generator>ODFPY/1.4.1</meta:generator>
  </office:meta>
</office:document-meta>
</file>